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text-properties fo:color="#0000ff"/>
    </style:style>
    <style:style style:name="P7" style:family="paragraph" style:parent-style-name="Standard">
      <style:text-properties fo:color="#0000ff" fo:font-weight="bold" style:font-weight-asian="bold" style:font-weight-complex="bold"/>
    </style:style>
    <style:style style:name="P8" style:family="paragraph" style:parent-style-name="Standard">
      <style:paragraph-properties fo:text-align="justify" style:justify-single-word="false"/>
      <style:text-properties fo:color="#0000ff" fo:font-weight="bold" style:font-weight-asian="bold" style:font-weight-complex="bold"/>
    </style:style>
    <style:style style:name="P9" style:family="paragraph" style:parent-style-name="Standard">
      <style:text-properties fo:color="#0000ff" fo:font-style="italic" fo:font-weight="bold" style:font-style-asian="italic" style:font-weight-asian="bold" style:font-style-complex="italic"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style:font-name="Liberation Serif" fo:font-size="12pt" style:font-size-asian="12pt" style:font-size-complex="12pt"/>
    </style:style>
    <style:style style:name="P13" style:family="paragraph" style:parent-style-name="Standard">
      <style:paragraph-properties fo:text-align="justify" style:justify-single-word="false"/>
      <style:text-properties style:font-name="Liberation Serif" fo:font-size="12pt" style:font-size-asian="12pt" style:font-size-complex="12pt"/>
    </style:style>
    <style:style style:name="P14" style:family="paragraph" style:parent-style-name="Standard">
      <style:text-properties style:font-name="Liberation Serif"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style>
    <style:style style:name="P17" style:family="paragraph" style:parent-style-name="Standard">
      <style:text-properties fo:background-color="transparent"/>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style:use-window-font-color="true" fo:font-weight="normal" style:font-weight-asian="normal" style:font-weight-complex="normal"/>
    </style:style>
    <style:style style:name="P20" style:family="paragraph" style:parent-style-name="Standard">
      <style:paragraph-properties fo:text-align="justify" style:justify-single-word="false"/>
      <style:text-properties style:use-window-font-color="true" fo:font-weight="normal" style:font-weight-asian="normal" style:font-weight-complex="normal"/>
    </style:style>
    <style:style style:name="P21" style:family="paragraph" style:parent-style-name="Standard">
      <style:paragraph-properties fo:text-align="justify" style:justify-single-word="false"/>
      <style:text-properties style:use-window-font-color="true" fo:font-weight="bold" style:font-weight-asian="bold" style:font-weight-complex="bold"/>
    </style:style>
    <style:style style:name="P2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3"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24" style:family="paragraph" style:parent-style-name="Standard">
      <style:text-properties fo:color="#993366" fo:font-weight="bold" style:font-weight-asian="bold" style:font-weight-complex="bold"/>
    </style:style>
    <style:style style:name="P25" style:family="paragraph" style:parent-style-name="Standard">
      <style:text-properties fo:color="#993366" fo:font-size="14pt" fo:font-weight="bold" style:font-size-asian="14pt" style:font-weight-asian="bold" style:font-size-complex="14pt" style:font-weight-complex="bold"/>
    </style:style>
    <style:style style:name="P26" style:family="paragraph" style:parent-style-name="Preformatted_20_Text">
      <style:text-properties style:font-name="Liberation Serif" fo:font-size="12pt" style:font-size-asian="12pt" style:font-size-complex="12pt"/>
    </style:style>
    <style:style style:name="P27"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28" style:family="paragraph" style:parent-style-name="Preformatted_20_Text">
      <style:text-properties style:font-name="Liberation Serif" fo:font-size="12pt" fo:font-weight="bold" style:font-size-asian="12pt" style:font-weight-asian="bold" style:font-size-complex="12pt" style:font-weight-complex="bold"/>
    </style:style>
    <style:style style:name="P29" style:family="paragraph" style:parent-style-name="Preformatted_20_Text">
      <style:text-properties style:font-name="Liberation Serif" fo:font-size="12pt" fo:font-weight="normal" style:font-size-asian="12pt" style:font-weight-asian="normal" style:font-size-complex="12pt" style:font-weight-complex="normal"/>
    </style:style>
    <style:style style:name="P30" style:family="paragraph" style:parent-style-name="Preformatted_20_Text">
      <style:text-properties fo:color="#0000ff" style:font-name="Liberation Serif" fo:font-size="12pt" fo:font-weight="bold" style:font-size-asian="12pt" style:font-weight-asian="bold" style:font-size-complex="12pt" style:font-weight-complex="bold"/>
    </style:style>
    <style:style style:name="P31" style:family="paragraph" style:parent-style-name="Standard">
      <style:paragraph-properties fo:margin-top="0in" fo:margin-bottom="0.1965in"/>
    </style:style>
    <style:style style:name="P32" style:family="paragraph" style:parent-style-name="Text_20_body">
      <style:paragraph-properties fo:margin-top="0in" fo:margin-bottom="0in"/>
    </style:style>
    <style:style style:name="P33" style:family="paragraph" style:parent-style-name="Text_20_body">
      <style:paragraph-properties fo:margin-top="0in" fo:margin-bottom="0in"/>
      <style:text-properties fo:font-weight="normal" style:font-weight-asian="normal" style:font-weight-complex="normal"/>
    </style:style>
    <style:style style:name="P34" style:family="paragraph" style:parent-style-name="Text_20_body">
      <style:paragraph-properties fo:margin-top="0in" fo:margin-bottom="0in"/>
      <style:text-properties style:use-window-font-color="true" fo:font-weight="normal" style:font-weight-asian="normal" style:font-weight-complex="normal"/>
    </style:style>
    <style:style style:name="P35" style:family="paragraph" style:parent-style-name="Text_20_body">
      <style:paragraph-properties fo:margin-top="0in" fo:margin-bottom="0in"/>
      <style:text-properties fo:font-weight="bold" style:font-weight-asian="bold" style:font-weight-complex="bold"/>
    </style:style>
    <style:style style:name="P36" style:family="paragraph" style:parent-style-name="Text_20_body">
      <style:paragraph-properties fo:margin-top="0in" fo:margin-bottom="0in"/>
      <style:text-properties fo:color="#0000ff" fo:font-weight="bold" style:font-weight-asian="bold" style:font-weight-complex="bold"/>
    </style:style>
    <style:style style:name="P37" style:family="paragraph" style:parent-style-name="Text_20_body">
      <style:paragraph-properties fo:margin-top="0in" fo:margin-bottom="0in"/>
      <style:text-properties fo:font-style="italic" fo:font-weight="normal" style:font-style-asian="italic" style:font-weight-asian="normal" style:font-style-complex="italic" style:font-weight-complex="normal"/>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language="en" fo:country="none" fo:font-style="italic"/>
    </style:style>
    <style:style style:name="T9" style:family="text">
      <style:text-properties fo:language="en" fo:country="none" fo:font-style="italic" fo:font-weight="bold" style:font-weight-asian="bold" style:font-weight-complex="bold"/>
    </style:style>
    <style:style style:name="T10" style:family="text">
      <style:text-properties fo:color="#0000ff"/>
    </style:style>
    <style:style style:name="T11" style:family="text">
      <style:text-properties fo:color="#0000ff" fo:font-style="italic" fo:font-weight="bold" style:font-style-asian="italic" style:font-weight-asian="bold" style:font-style-complex="italic" style:font-weight-complex="bold"/>
    </style:style>
    <style:style style:name="T12" style:family="text">
      <style:text-properties fo:color="#0000ff" fo:font-weight="bold" style:font-weight-asian="bold" style:font-weight-complex="bold"/>
    </style:style>
    <style:style style:name="T13" style:family="text">
      <style:text-properties fo:language="en" fo:country="US" fo:font-weight="bold" style:font-weight-asian="bold"/>
    </style:style>
    <style:style style:name="T14" style:family="text">
      <style:text-properties fo:font-weight="normal" style:font-weight-asian="normal" style:font-weight-complex="normal"/>
    </style:style>
    <style:style style:name="T15" style:family="text">
      <style:text-properties fo:background-color="transparent"/>
    </style:style>
    <style:style style:name="T16" style:family="text">
      <style:text-properties style:font-name="Liberation Serif" fo:font-weight="normal" style:font-weight-asian="normal" style:font-weight-complex="normal"/>
    </style:style>
    <style:style style:name="T17" style:family="text">
      <style:text-properties fo:color="#000000" fo:font-weight="normal" style:font-weight-asian="normal" style:font-weight-complex="normal"/>
    </style:style>
    <style:style style:name="T18" style:family="text">
      <style:text-properties fo:color="#000000" fo:font-weight="bold" style:font-weight-asian="bold" style:font-weight-complex="bold"/>
    </style:style>
    <style:style style:name="T19" style:family="text">
      <style:text-properties style:use-window-font-color="tru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0">PB156:</text:p>
      <text:p text:style-name="P22">Pocitacove site</text:p>
      <text:p text:style-name="P22"/>
      <text:p text:style-name="P23">aneb Vse co jste nikdy nechteli vedet o sitich</text:p>
      <text:p text:style-name="P23">ale museli jste si to zjistit</text:p>
      <text:p text:style-name="P2"/>
      <text:p text:style-name="P2"/>
      <text:p text:style-name="P2"/>
      <text:p text:style-name="P2"/>
      <text:p text:style-name="P2">1. Kde se pouziva nezajistene UDP, prestoze je k dispozici TCP/IP. Pro ktere aplikace je TCP/IP nevhodne? </text:p>
      <text:p text:style-name="P2"/>
      <text:p text:style-name="Standard">Pouziva se predevsim pro streaming (internetove vysilani audia a videa) </text:p>
      <text:p text:style-name="Standard">UDP narozdil od TCP nema potvrzeni o odruceni, ale zato posila data stale. U videa nam nevadi, kdyz se ztrati jeden ramec, ale spis kdyz jede pomalu, takze pouzijeme UDP, kdy sem tam nejaka informace neprijde, ale ostatni chodi plynule. </text:p>
      <text:p text:style-name="Standard"/>
      <text:p text:style-name="P2">2. Bude v siti s dvoubodovymi spoji beze ztrat rozdil mezi TCP a UDP? </text:p>
      <text:p text:style-name="P2"/>
      <text:p text:style-name="Standard">Ano, UDP by bylo rychlejsi, protoze v pripade TCP by se posilaly navic i potvrzovaci pakety, ktere by zpomalovaly samotny prenos. </text:p>
      <text:p text:style-name="Standard"/>
      <text:p text:style-name="P2">3. Zakladni vlastnosti ocekavane u smerovacich protokolu, proc se v Internetu nepouziva staticke smerovani? </text:p>
      <text:p text:style-name="Standard"/>
      <text:p text:style-name="Standard"><text:span text:style-name="T12">Spravnost</text:span>, <text:span text:style-name="T12">jednoduchost</text:span>,<text:span text:style-name="T12">robustnost</text:span>, <text:span text:style-name="T12">stabilita</text:span>, <text:span text:style-name="T12">spravedlnost</text:span>, <text:span text:style-name="T12">efektivnost</text:span>, <text:span text:style-name="T12">optimalnost</text:span>. </text:p>
      <text:p text:style-name="Standard"/>
      <text:p text:style-name="Standard">Vybere cestu s nejlepsi propustnosti (nejrychlejsi) a s co nejmensim zpozdenim. Protoze zadny jednotlivy prvek internetu nezna celou strukturu site, a navic se samotna struktura sama trvale meni (vypadky proudu, poskozeny HW,...). </text:p>
      <text:p text:style-name="Standard"/>
      <text:p text:style-name="P2">4. Rozdily mezi CBR (Constant Bit Rate), VBR (Variable Bit Rate) a ABR (Available Bit Rate) v siti ATM. </text:p>
      <text:p text:style-name="Standard"/>
      <text:p text:style-name="Standard">Tridy provozu. Rozdil je v rychlosti prenosu dat. </text:p>
      <text:p text:style-name="Standard"/>
      <text:p text:style-name="Standard"><text:span text:style-name="T10">CBR</text:span> - pevna sirka pasma, ktere je vyzadovano po celou dobu spojeni. V podstate <text:span text:style-name="T3">emulace</text:span> <text:span text:style-name="T3">pevne</text:span> linky (Video, Audio...). </text:p>
      <text:p text:style-name="Standard"/>
      <text:p text:style-name="Standard"><text:soft-page-break/>(doslova: konstantní bitová rychlost). Jde o třídu, ve které ATM garantuje takovou konstantní přenosovou kapacitu, o kterou si daný přenos dopředu “řekne“. </text:p>
      <text:p text:style-name="Standard"/>
      <text:p text:style-name="Standard">Dělá to přitom tak, že v rámci pomyslného vláčku rezervuje pro daný přenos vždy každý n-tý vagónek (kde ono „n“ je spočítané právě podle požadované přenosové kapacity). Díky této rezervaci pak má příslušný přenos vždy jistotu, že pro jeho data bude k dispozici ATM buňka, do které půjdou tato data „naložit“ a okamžitě odeslat. A to v takovém objemu (kapacitě), o jaký si daný přenos na začátku řekl a jaký byl pro něj vyhrazen. </text:p>
      <text:p text:style-name="Standard"/>
      <text:p text:style-name="Standard">Používá se například pro již zmiňované propojování digitálních telefonních ústředen, které potřebují pro každý hlasový hovor pevně danou přenosovou kapacitu, odpovídající 64 000 bitů za sekundu. </text:p>
      <text:p text:style-name="Standard"/>
      <text:p text:style-name="Standard"><text:span text:style-name="T10">VBR</text:span> - sirka pasma takova, jakou zrovna <text:span text:style-name="T3">aplikace</text:span> <text:span text:style-name="T3">pozaduje</text:span> (komprimovane video, vzdalena sprava,...). </text:p>
      <text:p text:style-name="Standard"/>
      <text:p text:style-name="Text_20_body">V doslovném překladu to znamená „proměnná bitová rychlost“. Je to šito na míru takovým provozům, které negenerují konstantní datový tok, ale naopak proměnlivý datový tok. Jinými slovy: v různých časových okamžicích potřebují odeslat různě velké objemy dat. Takto se chovají například multimediální přenosy obrazu či zvuku, využívající technik komprese ke zmenšení objemu přenášených dat. Ten se pak liší v závislosti na tom, jak moc se přenášená scéna či zvuková kulisa mění.  </text:p>
      <text:p text:style-name="Text_20_body">I takovéto komprimované přenosy ale musí dopředu říci, v jakém rozsahu se jimi generované objemy dat budou měnit. Konkrétně jaké bude jejich maximum (MAX), a eventuelně i minimum (MIN). Technologie ATM jim pak vyhradí tolik buněk, kolik odpovídá zadanému maximu. Tedy vlastně stejně <text:span text:style-name="T3">jako</text:span> u režimu <text:span text:style-name="T3">CBR</text:span> - ovšem s tím podstatným <text:span text:style-name="T3">rozdílem,</text:span> že pokud kterákoli z vyhrazených buněk <text:span text:style-name="T3">nebude</text:span> <text:span text:style-name="T3">využita,</text:span> <text:span text:style-name="T3">může</text:span> být <text:span text:style-name="T3">přenechána</text:span> jinému přenosu, který ji může využít. </text:p>
      <text:p text:style-name="Standard"/>
      <text:p text:style-name="Standard"/>
      <text:p text:style-name="Standard"/>
      <text:p text:style-name="Standard"><text:span text:style-name="T10">ABR</text:span> - sirka pasma dle <text:span text:style-name="T3">aktualnich</text:span> <text:span text:style-name="T3">moznosti</text:span> site (nevhodne pro realtime aplikace, ci video-streaming).</text:p>
      <text:p text:style-name="Standard"/>
      <text:p text:style-name="Text_20_body">Doslova: dostupná bitová rychlost. Takovéto přenosy pak při počátečním navazování spojení specifikují jak maximum (MAX), tak i minimum (MIN) zátěže, kterou budou generovat, a ATM síť jim také rezervuje příslušný počet svých buněk – ale podle zadaného minima (MIN). </text:p>
      <text:p text:style-name="Text_20_body">Tím mají tyto přenosy garantovánu pouze minimální požadovanou přenosovou kapacitu. A pokud budou potřebovat větší kapacitu – a ATM síť bude mít k dispozici potřebné buňky – mohou je tyto přenosy dostat také, až do výše zadaného maxima. Nemohou se na to ale spolehnout, protože ATM síť jim takovéto „<text:span text:style-name="T3">přídavky</text:span>“ skutečně <text:span text:style-name="T3">negarantuje</text:span>. </text:p>
      <text:p text:style-name="Standard"><text:s/></text:p>
      <text:p text:style-name="Standard"/>
      <text:p text:style-name="Standard"><text:span text:style-name="T10">UBR</text:span> (Unspecified Bit Rate)- Jde o třídu, v rámci které přenosy dopředu neříkají nic o tom, kolik dat budou potřebovat přenést – a ATM síť jim také vůbec nic negarantuje. Tedy ani <text:span text:style-name="T3">žádnou</text:span> <text:span text:style-name="T3">minimální</text:span> <text:span text:style-name="T3">přenosovou</text:span> <text:span text:style-name="T3">kapacitu</text:span>. Vždy jim <text:span text:style-name="T3">poskytne</text:span> jen tolik, <text:span text:style-name="T3">kolik</text:span> jí <text:span text:style-name="T3">zbude</text:span> po uspokojení všech požadavků ve všech <text:span text:style-name="T3">předchozích</text:span> <text:span text:style-name="T3">třídách</text:span> <text:span text:style-name="T3">provozu</text:span>. </text:p>
      <text:p text:style-name="Standard"/>
      <text:p text:style-name="Standard"><text:soft-page-break/></text:p>
      <text:p text:style-name="Standard"/>
      <text:p text:style-name="P2">5. Zakladni vlastnosti CRC (Cyclic Redundancy Check) , jaka je jejich uloha. </text:p>
      <text:p text:style-name="P2"/>
      <text:p text:style-name="Standard">Detekuje chyby prenosu. Dokaze odhalit chyby, ne vsak podvrzeni dat treti stranou. </text:p>
      <text:p text:style-name="Standard"/>
      <text:p text:style-name="Standard">Cílem takového kontrolního součtu je, <text:s/>detekování chyb v datech. Celý princip kontrolních součtů je celkem zřejmý. K datům samotným se připojí výsledek určité funkce, která ze vstupních dat vypočítá určité číslo, to může příjemce přepočítat, a zkontrolovat tak správnost dat. </text:p>
      <text:p text:style-name="Standard"/>
      <text:p text:style-name="P2">6. Zakladni vlastnosti IPv6, proc se zavadi. </text:p>
      <text:p text:style-name="P2"/>
      <text:p text:style-name="Standard">Rozsah adres <text:span text:style-name="T12">2^128</text:span>, na rozdil od IPv4 (<text:span text:style-name="T3">2^32</text:span>),</text:p>
      <text:p text:style-name="P6"/>
      <text:p text:style-name="Standard"><text:span text:style-name="T12">Automaticka konfigurace adresy</text:span> (klient zjisti prefixy sve site a prida svou cast podle MAC), tj neni potreba DHCP<text:span text:style-name="T14">(Dynamic Host Configuration Protocol, neni tedy treba, aby IP prideloval DHCP server jako u IPv4), </text:span></text:p>
      <text:p text:style-name="Standard"/>
      <text:p text:style-name="Standard"><text:span text:style-name="T12">Implementovane zabezpecen</text:span>i (sifrovani paketu, autentifikace odesilatele paketu,...)</text:p>
      <text:p text:style-name="Standard"/>
      <text:p text:style-name="Standard"><text:span text:style-name="T12">Mobilita</text:span> (pomoci domaciho agenta informujeme odesilajici stanici o zmene IP prijemce). </text:p>
      <text:p text:style-name="P17"/>
      <text:p text:style-name="P17">Problém se zdá být nasnadě – jak zajistit efektivní směrování a komunikaci mezi dvěma zařízeními, z nichž alespoň jedno se pohybuje a svojí adresu, vinou přecházení ze sítě do sítě, mění.</text:p>
      <text:p text:style-name="P17"/>
      <text:p text:style-name="P17">Každý uzel má nějaké místo, kde je doma. Může to být domácí router, směrovač ve firmě či jakýkoli jiný uzel. Je nepohyblivy a udržuje komunikaci s pohybujícím se uzlem. Ten hlásí domácímu směrovači svoji aktuální adresu, kdykoli je potřeba nebo když ji změní. Pokud chce někdo s mobilním uzlem komunikovat, jednoduše se obrátí na domovský směrovač. </text:p>
      <text:p text:style-name="P17"/>
      <text:p text:style-name="P17">Zde pak mohou nastat dvě možnosti. Domovský bod předá paket mobilnímu uzlu a ten se může pokusit ustanovit přímé spojení mezi odesilatelem a příjemcem. Pokud se to podaří, je v tuto chvíli domovské zařízení mimo hru. Pravdou ale je, že toto funguje jen, když mobilní uzel momentálně nemění svoji pozici. </text:p>
      <text:p text:style-name="P17"/>
      <text:p text:style-name="Standard"><text:span text:style-name="T15">Pokud ji ale mění, nastupuje druhá varianta komunikace. Vše běží přes domovský směrovač, který má aktuální informace o síti mobilního uzlu a může tak efektivně </text:span><text:span text:style-name="T4">směrovat</text:span><text:span text:style-name="T15">. Varianta, kdy jsou oba komunikující uzly mobilní, je triviálně symetrická. Podobný koncept komunikace známe například z mobilních telefonních sítí, kde </text:span><text:span text:style-name="T4">komunikace</text:span><text:span text:style-name="T15"> probíhá </text:span><text:span text:style-name="T4">mezi</text:span><text:span text:style-name="T15"> dvěma </text:span><text:span text:style-name="T4">vysílači</text:span><text:span text:style-name="T15"> a ty pak jen </text:span><text:span text:style-name="T4">předávají</text:span><text:span text:style-name="T15"> informace oběma </text:span><text:span text:style-name="T4">pohybujícím</text:span><text:span text:style-name="T15"> se telefonům. </text:span></text:p>
      <text:p text:style-name="Standard"/>
      <text:p text:style-name="P2">Dalsi vlastnosti:</text:p>
      <text:p text:style-name="Standard"/>
      <text:p text:style-name="Standard"><text:span text:style-name="T3">Jednodussi hlavicka,</text:span> smerovace <text:span text:style-name="T3">nefragmentuji</text:span> <text:span text:style-name="T3">pakety</text:span> (odesilajici strana zjisti <text:span text:style-name="T3">nejmensi maximalni </text:span><text:span text:style-name="T3">velikost paketu</text:span>, podle toho upravi i velikost odesilaneho paketu) </text:p>
      <text:p text:style-name="Standard"/>
      <text:p text:style-name="Standard">Slidy:</text:p>
      <text:p text:style-name="Standard"><text:soft-page-break/></text:p>
      <text:p text:style-name="Standard">IP protokol verze 6 (IPv6) – <text:span text:style-name="T3">Proč</text:span> nový protokol? </text:p>
      <text:p text:style-name="Standard"/>
      <text:p text:style-name="Standard">hlavní impulz pro návrh nového IP protokolu: relativně <text:span text:style-name="T3">rychlé</text:span> </text:p>
      <text:p text:style-name="Standard"><text:span text:style-name="T3">vyčerpávání</text:span> adresního prostoru <text:span text:style-name="T3">IPv4</text:span> protokolu </text:p>
      <text:p text:style-name="Standard">další důvody: problémy IPv4, které vyvstaly s rozvojem Internetu, </text:p>
      <text:p text:style-name="Standard">zejména:</text:p>
      <text:p text:style-name="Standard">- slabá podpora přenosů aplikací reálného času </text:p>
      <text:p text:style-name="Standard">- žádná podpora zabezpečené komunikace na úrovni IP </text:p>
      <text:p text:style-name="Standard">- žádná podpora autokonfigurace zařízení </text:p>
      <text:p text:style-name="Standard">- žádná podpora mobility </text:p>
      <text:p text:style-name="Standard">atp. (mnoho vlastností do IPv4 zpětně doimplementováno) </text:p>
      <text:p text:style-name="Standard"/>
      <text:p text:style-name="Standard"/>
      <text:p text:style-name="Standard">P protokol verze 6 (IPv6) – <text:span text:style-name="T3">vlastnosti</text:span></text:p>
      <text:p text:style-name="Standard"/>
      <text:p text:style-name="Standard"><text:span text:style-name="T12">rozšířený</text:span> adresní prostor – 128-bitová IPv6 adresa, 2128 jedinečných adres </text:p>
      <text:p text:style-name="Standard"/>
      <text:p text:style-name="Standard"><text:span text:style-name="T12">jednodušší</text:span> formát <text:span text:style-name="T12">hlavičky</text:span> – základní 40B hlavička obsahující pouze nejnutnější informace </text:p>
      <text:p text:style-name="Standard"/>
      <text:p text:style-name="Standard"><text:span text:style-name="T12">možnosti</text:span> dalšího <text:span text:style-name="T12">rozšíření</text:span> – skrze tzv. <text:span text:style-name="T3">rozšiřující</text:span> <text:span text:style-name="T3">hlavičky</text:span> </text:p>
      <text:p text:style-name="Standard"/>
      <text:p text:style-name="Standard">podpora <text:span text:style-name="T12">přenosů</text:span> <text:span text:style-name="T12">reálného</text:span> času – <text:span text:style-name="T3">značkování</text:span> toků, <text:span text:style-name="T3">prioritizace</text:span> provozu </text:p>
      <text:p text:style-name="Standard"/>
      <text:p text:style-name="Standard">podpora <text:span text:style-name="T12">zabezpečení</text:span> přenosu – podpora <text:span text:style-name="T3">autentizace</text:span>, <text:span text:style-name="T3">šifrování</text:span> a <text:span text:style-name="T18">verifikace</text:span><text:span text:style-name="T17"> </text:span><text:span text:style-name="T18">integrity</text:span> přenášených dat </text:p>
      <text:p text:style-name="Standard"/>
      <text:p text:style-name="Standard"/>
      <text:p text:style-name="Standard">Implementace <text:span text:style-name="T12">zabezpečené komunikace</text:span> na síťové vrstvě - označováno jako <text:span text:style-name="T12">IPSec</text:span> .</text:p>
      <text:p text:style-name="Standard">Původní IPv4 zcela ignoruje (doimplementováno dodatečně) , v IPv6 povinná .</text:p>
      <text:p text:style-name="Standard"/>
      <text:p text:style-name="Standard"><text:span text:style-name="T3">poskytované služby:</text:span> </text:p>
      <text:p text:style-name="Standard"/>
      <text:p text:style-name="Standard"><text:span text:style-name="T3">autentizace</text:span> dat – cílem je <text:span text:style-name="T3">ověřit</text:span>, že data odeslal skutečně ten, kdo to o </text:p>
      <text:p text:style-name="Standard">sobě tvrdí. Navíc zaručuje, že obsah datagramu je původní a nebyl </text:p>
      <text:p text:style-name="Standard">během průchodu sítí změněn. </text:p>
      <text:p text:style-name="Standard"/>
      <text:p text:style-name="Standard"><text:span text:style-name="T3">šifrování</text:span> dat – umožňuje <text:span text:style-name="T3">utajit</text:span> <text:span text:style-name="T3">obsah </text:span>korespondence (data nesená v zašifrovaných datagramech dokáže rozluštit jen jejich příjemce) </text:p>
      <text:p text:style-name="Standard"/>
      <text:p text:style-name="Standard">dvě rozšiřující hlavičky: </text:p>
      <text:p text:style-name="Standard"/>
      <text:p text:style-name="Standard"><text:span text:style-name="T3"><text:s text:c="8"/>AH</text:span> (Authentication Header) – autentizace datagramu (ověření pravosti jeho adres a obsahu) . <text:s text:c="51"/>- ověření totožnosti odesílatele </text:p>
      <text:p text:style-name="Standard">- možnost ochrany před opakovaným vysíláním téhož (aby vetřelec nemohl jednoduše odeslat ještě <text:s/>jednou sekvenci paketů, které se mu podařilo zachytit )</text:p>
      <text:p text:style-name="Standard"/>
      <text:p text:style-name="Standard"><text:s text:c="8"/><text:span text:style-name="T3">ESP</text:span> (Encapsulating Security Payload) – autentizace datagramu + možnost šifrování obsahu </text:p>
      <text:p text:style-name="Standard"><text:soft-page-break/>- širší služby než AH </text:p>
      <text:p text:style-name="Standard">- umožňuje buď řešit šifrování paketu nebo ověřování totožnosti odesílatele, avšak ne současně </text:p>
      <text:p text:style-name="Standard"/>
      <text:p text:style-name="Standard"/>
      <text:p text:style-name="Standard"/>
      <text:p text:style-name="Standard"/>
      <text:p text:style-name="Standard">2 režimy ochrany: </text:p>
      <text:p text:style-name="Standard"><text:span text:style-name="T3">transportní</text:span> režim – bezpečnostní hlavičky se vkládají přímo jako součást datagramu mezi jeho rozšiřující hlavičky </text:p>
      <text:p text:style-name="Standard"/>
      <text:p text:style-name="Standard"><text:span text:style-name="T3">tunelující</text:span> režim – celý stávající datagram se zabalí jako data do nového </text:p>
      <text:p text:style-name="Standard">datagramu, který je opatřen novými hlavičkami, včetně bezpečnostních </text:p>
      <text:p text:style-name="Standard"/>
      <text:p text:style-name="Standard"><text:span text:style-name="T3">Bezpečnostní asociace</text:span> (Security Association, SA) - virtuální spojení dvou počítačů, které zajišťuje zabezpečený přenos dat . Součástí jsou všechny potřebné informace . Použitý bezpečnostní protokol (AH nebo ESP, nikoli oba) a jeho režim, šifrovací algoritmus a klíče platné pro toto spojení, čítače, doba životnosti, ochranné prvky proti opakování, atp. Jsou jednosměrné </text:p>
      <text:p text:style-name="Standard"/>
      <text:p text:style-name="Standard">podpora <text:span text:style-name="T12">mobility</text:span> – skrze tzv. domácí agenty </text:p>
      <text:p text:style-name="Standard"/>
      <text:p text:style-name="Standard">podpora <text:span text:style-name="T12">autokonfigurace</text:span> zařízení – stavová a bezstavová konfigurace </text:p>
      <text:p text:style-name="Standard"/>
      <text:p text:style-name="Standard"><text:span text:style-name="T3">stavová</text:span> konfigurace – základem server spravující konfigurační parametry, které pak na požádání sděluje klientům . Mechanismus ala RARP → BOOTP → DHCP </text:p>
      <text:p text:style-name="Standard">navrženo DHCPv6 </text:p>
      <text:p text:style-name="Standard"/>
      <text:p text:style-name="Standard"><text:span text:style-name="T3">bezstavová</text:span> konfigurace – zcela nový způsob konfigurace IPv6 klientů . Předpokládá se, že v síti sídlí „ctnostní mudrcové (směrovače), kteří vědí vše potřebné čas od času sdělí, jaká je situace v sítí – tzv. ohlášení směrovače (Router Advertisements) . Ohlášení informují o všem potřebném (informace o síti – prefix, implicitní směrovač, atp.) </text:p>
      <text:p text:style-name="Standard"/>
      <text:p text:style-name="Standard">-&gt; Nově příchozí klient čeká na ohlášení nebo si ohlášení aktivně vyžádá a na základě ohlášení si vypočte vlastní IPv6 adresu (prefix site od routeru + vlastni L2 MAC adresa) . Nezbytné doplnit mechanismem pro oznamy lokálních DNS serverů (např. skrze DHCPv6) </text:p>
      <text:p text:style-name="Standard"/>
      <text:p text:style-name="Standard"/>
      <text:p text:style-name="Standard">IPv6 – <text:span text:style-name="T3">fragmentace</text:span> datagramů </text:p>
      <text:p text:style-name="Standard"/>
      <text:p text:style-name="Standard">podobný mechanismus jako v IPv4 . <text:span text:style-name="T3">Rozdíl</text:span>: <text:span text:style-name="T3">vnitřní</text:span> uzly (směrovače) <text:span text:style-name="T3">nesmí</text:span> <text:span text:style-name="T3">fragmentovat</text:span><text:span text:style-name="T14">, tedy</text:span><text:span text:style-name="T3"> </text:span>fragmentovat smí pouze zdrojový uzel .</text:p>
      <text:p text:style-name="Standard"/>
      <text:p text:style-name="Standard">Cílem je snížení zátěže vnitřních uzlů ⇒ nutnost zjištění maximální velikosti paketů (Maximum Transmission Unit) skrze celou cestu k cíli -&gt; </text:p>
      <text:p text:style-name="Standard"/>
      <text:p text:style-name="Standard">Mechanismus <text:span text:style-name="T6">Path MTU Discovery</text:span> = zjištění minimálního MTU využitelného pro přenos dat mezi dvěma uzly . Provedeno před vlastní komunikací . Využití <text:span text:style-name="T6">Packet too big</text:span> chybových zpráv protokolu ICMP (ICMPv6) – obsahují informaci o vyžadovaném MTU . </text:p>
      <text:p text:style-name="Standard"><text:soft-page-break/></text:p>
      <text:p text:style-name="Standard">Problém s dynamickými cestami - při déletrvajících přenosech nutnost pravidelného opakování <text:span text:style-name="T6">Path MTU Discovery </text:span></text:p>
      <text:p text:style-name="P4"/>
      <text:p text:style-name="P4"/>
      <text:p text:style-name="P4"/>
      <text:p text:style-name="P18">IPv6 – <text:span text:style-name="T3">podpůrné protokoly</text:span></text:p>
      <text:p text:style-name="P18"/>
      <text:p text:style-name="P18">ICMP protokol verze 6 (<text:span text:style-name="T3">ICMPv6</text:span>) - založen na stejných principech/mechanismech jako ICMPv4 , navíc zahrnuje funkcionalitu protokolů ARP a IGMP s využitím Neighbour Discovery protokolu operujícím nad ICMPv6 .</text:p>
      <text:p text:style-name="Standard"/>
      <text:p text:style-name="P2">7. Co je to rozptyl v kontextu s poskytovanim kvality sluzeb v sitich? </text:p>
      <text:p text:style-name="P2"/>
      <text:p text:style-name="Standard">(tzv. <text:span text:style-name="T12">jitter</text:span>) Rozdil mezi nejvetsi a nejmensi odezvou na pozadavek, snaha o co nejmensi jitter. </text:p>
      <text:p text:style-name="Standard"/>
      <text:p text:style-name="Standard">vs. </text:p>
      <text:p text:style-name="P7"/>
      <text:p text:style-name="Standard"><text:span text:style-name="T12">Zpoždění přenosu</text:span><text:span text:style-name="T10"> (</text:span><text:span text:style-name="T12">delay, latency</text:span><text:span text:style-name="T10">)</text:span> – <text:span text:style-name="T3">čas</text:span>, který uplyne od <text:span text:style-name="T3">odeslání</text:span> zprávy <text:span text:style-name="T3">zdrojovým</text:span> uzlem po její <text:span text:style-name="T3">přijetí</text:span> na uzlu <text:span text:style-name="T3">cílovém</text:span> (nejčastěji uvedený v ms) zahrnuje zpoždění v přenosové trase a na zařízeních, které jsou její součástí někdy se také uvádí tzv. </text:p>
      <text:p text:style-name="Standard"/>
      <text:p text:style-name="P2">RTT delay (Round-Trip-Time delay) </text:p>
      <text:p text:style-name="Standard">= zpoždění <text:span text:style-name="T3">obousměrného</text:span> přenosu tj. čas, který uplyne od odeslání zprávy zdrojovým uzlem, jejím přijetím na uzlu cílovém, zpětným odesláním na zdrojový uzel až po její přijetí na zdrojovém uzlu</text:p>
      <text:p text:style-name="Standard"/>
      <text:p text:style-name="P2">8. Fragmentace paketu, jak se lisi v IPv4 a v IPv6? </text:p>
      <text:p text:style-name="Standard"/>
      <text:p text:style-name="Standard"><text:span text:style-name="T12">IPv4</text:span><text:span text:style-name="T3"> </text:span>posle vysilaci stanice paket dle svych moznosti, smerovace pak <text:span text:style-name="T3">po</text:span> <text:span text:style-name="T3">ceste</text:span> <text:span text:style-name="T3">rozdeluji</text:span>, pripadne slucuji pakety do ramcu dle sebe. Rozdelovani jednoho vetsiho paketu na vice mensich ramcu, dle <text:span text:style-name="T3">moznosti zarizeni</text:span>.</text:p>
      <text:p text:style-name="Standard"/>
      <text:p text:style-name="Standard">V <text:span text:style-name="T12">IPv6</text:span> vysilaci stanice zjisti <text:span text:style-name="T3">nejmensi maximalni velikost ramce</text:span> na cele trase a pakety rozdeli na tuto velikost. Zarizeni pak cestou ramce neslucuji ani nedeli. </text:p>
      <text:p text:style-name="Standard"/>
      <text:p text:style-name="P2">9. Backward Learning algoritmus pro prepinani paketu. </text:p>
      <text:p text:style-name="P2"/>
      <text:p text:style-name="Standard">Smerovac se <text:span text:style-name="T3">uci</text:span> umisteni ostatnich prvku <text:span text:style-name="T3">naslouchanim</text:span> - sleduje zdrojove adresy paketu. Pokud dojde pozadavek o doruceni paketu na adresu, kterou nema ulozenu, <text:span text:style-name="T3">posle</text:span> paket <text:span text:style-name="T3">do</text:span> <text:span text:style-name="T3">vsech</text:span> mist a podle odpovedi si ulozi umisteni. Pri <text:span text:style-name="T3">dalsim</text:span> pozadavku uz <text:span text:style-name="T3">posila</text:span> paket <text:span text:style-name="T3">primo</text:span> na dane umisteni. Pokud z nektereho zarizeni <text:span text:style-name="T3">neprichazi</text:span> zadna data, informace o umisteni starne a po nejake dobe (desitky vterin) umisteni <text:span text:style-name="T3">zapomene.</text:span> </text:p>
      <text:p text:style-name="Standard"/>
      <text:p text:style-name="P2">10. Jakou roli ma TTL (Time To Live), jakou nejvetsi hodnotu muze mit? </text:p>
      <text:p text:style-name="P2"/>
      <text:p text:style-name="Standard">Ciselna hodnota v hlavicce paketu, urcuje kolika smerovaci (kolika hopy) muze paket projit, kazdy smerovac snizi hodnotu o 1, pokud dojde na hodnotu 0, paket se zahodi a vysilajici dostane oznameni o <text:soft-page-break/>nedoruceni. Maximalni hodnota je 255. </text:p>
      <text:p text:style-name="Standard"/>
      <text:p text:style-name="P2">11. Zakladni vlastnosti protokolu Source Based Tree pro smerovani multicastu. </text:p>
      <text:p text:style-name="P2"/>
      <text:p text:style-name="Standard">Aktivita shora - vysilajici informuje zajemce. Omezeni sirky odberatelu pomoci TTL. Vhodne pro periodicky broadcast, pro uzce lokalizovane skupiny. Ma vysoke rezie a zaplavuje celou sit broadcasty. </text:p>
      <text:p text:style-name="Standard"/>
      <text:p text:style-name="P2">12. Jaky je rozdil mezi Expedited Forwarding (EF PHB) a Assured Forwarding (AF PHB)? </text:p>
      <text:p text:style-name="P2"/>
      <text:p text:style-name="Standard"><text:span text:style-name="T12">EF</text:span> zajistuje nizke zpozdeni, jitter a ztratovost paketu -&gt; prioritni zpracovani paketu na smerovacich. Pakety nad dohodnuty limit striktne zahazovany. Emulace virtualniho okruhu. </text:p>
      <text:p text:style-name="Standard"/>
      <text:p text:style-name="Standard"><text:span text:style-name="T12">AF</text:span> zajistuje propustnost za cenu vetsiho jitter a zpozdeni. Obsahuje 4 tridy se specifikovanym objemem prostredku, 3 dulezitosti paketu v ramci kazde tridy. Pozvolna indikace zahlceni. </text:p>
      <text:p text:style-name="Standard"/>
      <text:p text:style-name="P2">13. Vlastnosti kodovani 4B/5B a jeho ucel. </text:p>
      <text:p text:style-name="P2"/>
      <text:p text:style-name="Standard">4 bity dat se koduji do 5 bitu, ktere jsou prenaseny. Nejvyse jedna 0 na zacatku, dve na konci a tri v tele. Pro prenos pouziva NRZI (Non-return to zero inverted) tj. pocet 1 neni dulezity (max 8). </text:p>
      <text:p text:style-name="Standard"/>
      <text:p text:style-name="P2">14. Zaklady protokolu, jimz v bezdratovych siti klient vybira pristupovy bod (Access Point, AP). </text:p>
      <text:p text:style-name="P2"/>
      <text:p text:style-name="Standard">Radiove vlny kolem 2,4 GHz. 1,2,5.5 a 11 Mb/s. Klient posle tzv Probe, vsechny AP v "doslechu" poslou Probe Response, Uzel si jeden vybere a posle Association Reguest, prislusny AP odpovi Association Response. </text:p>
      <text:p text:style-name="Standard"/>
      <text:p text:style-name="P2">15. Mezidomenove smerovani, kde se pouziva. Pouzivaji se i ruzne nebo jen stejne protokoly smerovani uvnitr domeny a mezi nimi? </text:p>
      <text:p text:style-name="P2"/>
      <text:p text:style-name="Standard">Pouziva se na hranicnich smerovacich (tj. tech, ktere spojuji dve ruzne site). V mezidomenovem smerovani se pouzivaji protokoly EGP a BGP. </text:p>
      <text:p text:style-name="Standard"/>
      <text:p text:style-name="Standard">EGP je pre-BGP, ustavuje/zamita spojeni. Vice komplexni problemy resi BGP.</text:p>
      <text:p text:style-name="Standard"/>
      <text:p text:style-name="Standard"><text:span text:style-name="T12">EGP</text:span> - cilem byla <text:span text:style-name="T3">dosazitelnost</text:span>, nikoli efektivita. Pro vzájemnou komunikaci mezi autonomními systémy byl navržen potřebný protokol EGP (<text:span text:style-name="T3">Exterior Gateway Protocol</text:span>). </text:p>
      <text:p text:style-name="Standard"/>
      <text:p text:style-name="Standard">Ten vychází z představy, že v rámci každého autonomního systému je jedna brána pověřena předáváním směrovacích informací navenek. Tato brána, jejíž výběr je plně v moci správce příslušného autonomního systému, je pak označována jako externí brána (<text:span text:style-name="T3">exterior</text:span> <text:span text:style-name="T3">gateway</text:span>). Prostřednictvím protokolu EGP pak tato <text:span text:style-name="T3">brána</text:span> <text:span text:style-name="T3">komunikuje</text:span> s <text:span text:style-name="T3">externími</text:span> bránami jiných <text:span text:style-name="T3">autonomních</text:span> <text:span text:style-name="T3">systémů</text:span>.</text:p>
      <text:p text:style-name="Standard"/>
      <text:p text:style-name="Standard"><text:span text:style-name="T3">Protokol</text:span> EGP <text:span text:style-name="T3">umožňuje</text:span>, aby se jeden autonomní systém <text:span text:style-name="T3">nejprve</text:span> <text:span text:style-name="T3">dohodl</text:span> s <text:span text:style-name="T3">jiným</text:span>, že si směrovací informace vůbec budou <text:span text:style-name="T3">vyměňovat</text:span> (nebo si je také mohou <text:span text:style-name="T3">odmítnout</text:span> předávat). Dále umožňuje, aby jednotlivé autonomní <text:span text:style-name="T3">systémy</text:span> pravidelně <text:span text:style-name="T3">testovaly</text:span> <text:span text:style-name="T3">dostupnost</text:span> druhých autonomních systémů (tj. testovaly, zda spojení s nimi je průchodné). <text:span text:style-name="T3">Hlavním úkolem</text:span> protokolu EGP však je <text:span text:style-name="T3">pravidelný přenos směrovacích údajů a informací o průběžných změnách. </text:span></text:p>
      <text:p text:style-name="Standard"><text:soft-page-break/></text:p>
      <text:p text:style-name="Standard"/>
      <text:p text:style-name="Standard"/>
      <text:p text:style-name="Standard"/>
      <text:p text:style-name="Standard"/>
      <text:p text:style-name="P7">BGP</text:p>
      <text:p text:style-name="Standard"/>
      <text:p text:style-name="Standard">(BGP - <text:span text:style-name="Emphasis"><text:span text:style-name="T3">Border Gateway Protocol</text:span></text:span> ) je dynamický směrovací protokol používaný pro směrování mezi autonomními systémy (AS). Je základem propojení sítí různých ISP v peeringových uzlech. </text:p>
      <text:p text:style-name="Standard"/>
      <text:p text:style-name="Standard">Směrování mezi autonomními systémy má charakteristické požadavky, které se nevyskytují v interním směrování. Směrovací tabulky obsahují stovky tisíc záznamů, <text:span text:style-name="T3">nejdůležitějším</text:span> kritériem <text:span text:style-name="T3">nebývá</text:span> <text:span text:style-name="T3">vzdálenost</text:span>, ale posuzují se <text:span text:style-name="T3">nastavitelné</text:span> <text:span text:style-name="T3">parametry</text:span> zohledňující například <text:span text:style-name="T3">cenu</text:span> a dodatečná <text:span text:style-name="T3">pravidla</text:span> aplikovaná v závislosti na zdroji, cíli, <text:span text:style-name="T3">seznamu</text:span> tranzitních <text:span text:style-name="T3">autonomních</text:span> <text:span text:style-name="T3">systémů</text:span> a dalších atributech. </text:p>
      <text:p text:style-name="Standard"/>
      <text:p text:style-name="Standard">Vzhledem k velkému počtu záznamů se <text:span text:style-name="T3">v případě změn</text:span> v topologii <text:span text:style-name="T3">vyměňují</text:span> pouze <text:span text:style-name="T3">informace o změnách</text:span>, <text:span text:style-name="T3">nikoliv</text:span> <text:span text:style-name="T3">celé</text:span> směrovací <text:span text:style-name="T3">tabulky</text:span> jako je tomu v případě protokolu RIP.</text:p>
      <text:p text:style-name="Standard"/>
      <text:p text:style-name="Standard">Pracuje nad TCP, umoznuje definici pravidel,</text:p>
      <text:p text:style-name="Standard"/>
      <text:p text:style-name="Standard"><text:span text:style-name="T3">path vector</text:span> smerovani -&gt; podobne jako distance vektor, <text:span text:style-name="T3">posila</text:span> vsak <text:span text:style-name="T3">cele cesty</text:span> a ne koncove uzly. Umoznuje definici pravidel, hleda se nejkratsi cesta, nepouziva metriku, pouze dostupnost. Mezi routery se neposílají celé routovací tabulky </text:p>
      <text:p text:style-name="Standard"/>
      <text:p text:style-name="P2">Dalsi definice</text:p>
      <text:p text:style-name="Standard"/>
      <text:p text:style-name="P31">Vnitřní směrovací <text:span text:style-name="T3">protokoly</text:span> se tradičně rozdělují na <text:span text:style-name="T3">distance-vector</text:span> a l<text:span text:style-name="T3">ink-state.</text:span> Z pohledu úrovně znalosti topologie sítě, způsobu předávání i obsahu směrovací informace se protokol <text:span text:style-name="T3">BGP</text:span> řadí na jejich <text:span text:style-name="T3">pomezí</text:span>. Někdy bývá označován jako <text:span text:style-name="T3">protokol speciální třídy</text:span>, nazývané <text:span text:style-name="T1">path-vector</text:span>. Path vector je potom posloupnost <text:span text:style-name="T3">čísel</text:span> <text:span text:style-name="T3">autonomních</text:span> <text:span text:style-name="T3">systémů</text:span>, přes které vede <text:span text:style-name="T3">cesta</text:span> <text:span text:style-name="T3">k</text:span> <text:span text:style-name="T14">nějaké</text:span> <text:span text:style-name="T3">síti</text:span>. Spolu s každou cestou je <text:span text:style-name="T3">šířen</text:span> i její <text:span text:style-name="T3">path</text:span> <text:span text:style-name="T3">vector</text:span>, který se postupně prodlužuje, jak se cesta šíří do stále vzdálenějších autonomních systémů. Protože cesta nesmí obsahovat smyčku, může se <text:span text:style-name="T3">číslo</text:span> autonomního <text:span text:style-name="T3">systému</text:span> v path vector objevit <text:span text:style-name="T3">nejvýše</text:span> <text:span text:style-name="T3">jednou.</text:span> Smyčky se automaticky odstraňují tak, že <text:span text:style-name="T3">AS</text:span> <text:span text:style-name="T3">zahazuje</text:span> cesty, které již v path vectoru <text:span text:style-name="T3">obsahují</text:span> jeho <text:span text:style-name="T3">vlastní</text:span> <text:span text:style-name="T3">číslo</text:span> autonomního systému. </text:p>
      <text:p text:style-name="Text_20_body">Path vector také slouží k výběru <text:span text:style-name="T3">nejkratší</text:span> <text:span text:style-name="T3">cesty</text:span> do jednotlivých sítí. Nejkratší cesta zde bude ta, která <text:span text:style-name="T3">prochází</text:span> co <text:span text:style-name="T3">nejmenším</text:span> <text:span text:style-name="T3">počtem</text:span> <text:span text:style-name="T3">autonomních</text:span> <text:span text:style-name="T3">systémů</text:span>. Při výběru tedy budou <text:span text:style-name="T3">preferovány</text:span> ty <text:span text:style-name="T3">cesty,</text:span> jejichž path <text:span text:style-name="T3">vector</text:span> je <text:span text:style-name="T3">kratší</text:span>. </text:p>
      <text:p text:style-name="Text_20_body">Směrovací informace (routing updates) se v BGP vyměňuje <text:span text:style-name="T3">vždy</text:span> mezi <text:span text:style-name="T3">sousedními</text:span>, tzv. <text:span text:style-name="T1">peer </text:span>směrovači. <text:span text:style-name="T3">BGP</text:span> <text:span text:style-name="T3">směrovače</text:span> jsou vždy na <text:span text:style-name="T3">hranicích</text:span> autonomního <text:span text:style-name="T3">systému</text:span>. Každému BGP směrovači jsou při konfiguraci <text:span text:style-name="T3">manuálně</text:span> <text:span text:style-name="T3">přiřazeni</text:span> <text:span text:style-name="T3">sousedé</text:span> (peer routers), se kterými si bude směrovací informaci vyměňovat. Aby výměna této informace byla spolehlivá, probíhá <text:span text:style-name="T3">s</text:span> <text:span text:style-name="T3">použitím</text:span> protokolu <text:span text:style-name="T3">TCP</text:span> (port <text:span text:style-name="T3">179</text:span>). </text:p>
      <text:p text:style-name="Text_20_body">Po <text:span text:style-name="T3">navázání</text:span> <text:span text:style-name="T3">spojení</text:span> mezi sousedy se mezi těmito sousedy <text:span text:style-name="T3">vymění</text:span> <text:span text:style-name="T3">kompletní</text:span> <text:span text:style-name="T3">směrovací</text:span> <text:span text:style-name="T3">informace</text:span>, která je oběma známa. <text:span text:style-name="T3">Dále</text:span> pak již probíhá pouze <text:span text:style-name="T3">inkrementální</text:span> <text:span text:style-name="T3">výměna</text:span>. </text:p>
      <text:p text:style-name="Text_20_body"><text:soft-page-break/>Každý směrovač si <text:span text:style-name="T3">periodicky</text:span> (obvykle 1x za minutu) <text:span text:style-name="T3">testuje</text:span> <text:span text:style-name="T3">dostupnost</text:span> každého svého <text:span text:style-name="T3">souseda</text:span> pomocí tzv. keepalive zpráv. <text:span text:style-name="T3">Pokud</text:span> soused <text:span text:style-name="T3">přestane</text:span> být <text:span text:style-name="T3">dostupný,</text:span> musí směrovač <text:span text:style-name="T3">odstranit</text:span> všechny <text:span text:style-name="T3">cesty</text:span> vedoucí <text:span text:style-name="T3">přes</text:span> tohoto <text:span text:style-name="T3">souseda</text:span> a <text:span text:style-name="T3">informovat</text:span> o změně <text:span text:style-name="T3">všechny</text:span> své ostatní <text:span text:style-name="T3">sousedy</text:span>. </text:p>
      <text:p text:style-name="Standard"/>
      <text:p text:style-name="P2">16. Vlastnosti DNS a jeho role v Internetu. </text:p>
      <text:p text:style-name="P2"/>
      <text:p text:style-name="Standard">Preklada IP adresy na jmena a vice versa. Hierarchicke usporadani DNS serveru. Umoznuje adresy pocitacu adavat v jmennem tvaru, lepe zapamatovatelnem pro lidi. </text:p>
      <text:p text:style-name="P24"/>
      <text:p text:style-name="P25">17. Osi model + aplikace ke kazde vrstve. </text:p>
      <text:p text:style-name="Standard"/>
      <text:p text:style-name="Standard"><text:span text:style-name="T11">Fyzicka vrstva</text:span><text:span text:style-name="T10"> </text:span>- (<text:span text:style-name="T8">physical layer)</text:span>kabely, bity, zadna adresace. Priklady: <text:span text:style-name="T3">100BaseT, RS-232, 802.11g</text:span></text:p>
      <text:p text:style-name="Standard"/>
      <text:p text:style-name="Standard">Specifikuje fyzickou komunikaci. Aktivuje, udržuje a deaktivuje fyzické spoje (např. komutovaný spoj) mezi koncovými systémy. Fyzické spojení může být <text:span text:style-name="T3">dvoubodové</text:span> (<text:span text:style-name="T3">sériová linka</text:span>) nebo <text:span text:style-name="T3">mnohobodové</text:span> (<text:span text:style-name="T3">Ethernet</text:span>). </text:p>
      <text:p text:style-name="Standard"/>
      <text:p text:style-name="Standard">Fyzická vrstva <text:span text:style-name="T3">definuje</text:span> všechny elektrické a <text:span text:style-name="T3">fyzikální</text:span> <text:span text:style-name="T3">vlastnosti</text:span> zařízení. Obsahuje rozložení pinů, napěťové úrovně a specifikuje vlastnosti kabelů; stanovuje způsob přenosu "jedniček a nul". <text:span text:style-name="T3">Huby</text:span>, <text:span text:style-name="T3">opakovače</text:span>, <text:span text:style-name="T3">síťové</text:span> <text:span text:style-name="T3">adaptéry</text:span> a <text:span text:style-name="T3">hostitelské</text:span> <text:span text:style-name="T3">adaptéry</text:span> (Host Bus Adapters používané v síťových úložištích SAN) jsou právě zařízení pracující na této vrstvě. </text:p>
      <text:p text:style-name="Standard"/>
      <text:p text:style-name="Standard"><text:span text:style-name="T3">Hlavní</text:span> <text:span text:style-name="T3">funkce</text:span> poskytované fyzickou vrstvou jsou: </text:p>
      <text:p text:style-name="Standard"/>
      <text:p text:style-name="Standard"><text:span text:style-name="T3">Navazování a ukončování spojení</text:span> s komunikačním médiem. </text:p>
      <text:p text:style-name="Standard"/>
      <text:p text:style-name="Standard"><text:span text:style-name="T3">Spolupráce na efektivním rozložení všech zdrojů</text:span> mezi všechny uživatele. </text:p>
      <text:p text:style-name="Standard"/>
      <text:p text:style-name="Standard"><text:span text:style-name="T3">Modulace neboli konverze digitálních dat na signály</text:span> používané přenosovým médiem (a zpět) <text:s text:c="4"/>(A/D, D/A převodníky). </text:p>
      <text:p text:style-name="Standard"/>
      <text:p text:style-name="Standard"><text:span text:style-name="T11">Vrstva datoveho</text:span><text:span text:style-name="T10"> </text:span><text:span text:style-name="T11">spoje</text:span> - Kontrola pristupu k mediu, MAC (Media Access Control) a LLC (logical link control )– fyzicka adresace, pracuje s ramci. Priklady: <text:span text:style-name="T3">Ethernet</text:span>, <text:span text:style-name="T3">FDDI</text:span>, <text:span text:style-name="T3">Token</text:span> <text:span text:style-name="T3">Ring</text:span>, <text:span text:style-name="T3">PPP</text:span>, <text:span text:style-name="T3">SLIP</text:span></text:p>
      <text:p text:style-name="Standard"/>
      <text:p text:style-name="Text_20_body">Vrstva č. 2, linková(spojová) vrstva <text:a xlink:type="simple" xlink:href="http://cs.wikipedia.org/wiki/Angličtina">anglicky</text:a> <text:span text:style-name="T9">data link layer</text:span>. Poskytuje spojení mezi <text:span text:style-name="T3">dvěma sousedními systémy.</text:span> Uspořádává data z fyzické vrstvy do logických celků známých jako <text:span text:style-name="T3">rámce</text:span> (frames). <text:span text:style-name="T3">Seřazuje</text:span> přenášené <text:span text:style-name="T3">rámce</text:span>, stará se o nastavení <text:span text:style-name="T3">parametrů</text:span> <text:span text:style-name="T3">přenosu</text:span> linky, <text:span text:style-name="T3">oznamuje</text:span> neopravitelné <text:span text:style-name="T3">chyby</text:span>. Formátuje fyzické rámce, <text:span text:style-name="T3">opatřuje</text:span> je fyzickou <text:span text:style-name="T3">adresou</text:span> a poskytuje synchronizaci pro fyzickou vrstvu.</text:p>
      <text:p text:style-name="Text_20_body">Datová vrstva poskytuje funkce k přenosu dat mezi jednotlivými síťovými jednotkami a <text:span text:style-name="T3">detekuje</text:span> případně <text:span text:style-name="T3">opravuje</text:span> <text:span text:style-name="T3">chyby</text:span> vzniklé na <text:span text:style-name="T3">fyzické</text:span> vrstvě. Nejlepším příkladem je <text:span text:style-name="T3">Ethernet</text:span>. Na lokálních sítích založených na IEEE 802 a některých na IEEE 802 sítích jako je FDDI, by tato vrstva měla být rozdělena na vrstvu řízení přístupu k médiu (Medium Access Control, <text:span text:style-name="T3">MAC</text:span>) a vrstvu IEEE 802.2 logické řízení linek (Logical Link Control, <text:span text:style-name="T3">LLC</text:span>).</text:p>
      <text:p text:style-name="Text_20_body">Na této vrstvě pracují veškeré <text:span text:style-name="T3">mosty</text:span> a <text:span text:style-name="T3">přepínače</text:span>. Poskytuje propojení pouze mezi místně připojenými <text:soft-page-break/>zařízeními a tak vytváří doménu na druhé vrstvě pro směrové a všesměrové vysílání.</text:p>
      <text:p text:style-name="P9"/>
      <text:p text:style-name="Standard"><text:span text:style-name="T11">Sitova vrstva</text:span> – (network layer)sitove (logicke) adresovani / smerovani, <text:s/>pracuje s pakety. Priklady: <text:span text:style-name="T3">IP</text:span>, <text:span text:style-name="T3">ICMP</text:span>, <text:span text:style-name="T3">ARP</text:span>, <text:span text:style-name="T3">RIP (Routing Internet Protocol)</text:span></text:p>
      <text:p text:style-name="Standard"/>
      <text:p text:style-name="Standard">Tato vrstva se stará o <text:span text:style-name="T3">směrování</text:span> v síti a síťové adresování. Poskytuje spojení mezi systémy, které spolu přímo nesousedí. Obsahuje funkce, které umožňují překlenout rozdílné vlastnosti technologií v přenosových sítích. </text:p>
      <text:p text:style-name="Standard"/>
      <text:p text:style-name="Standard">Síťová vrstva poskytuje funkce k zajištění <text:span text:style-name="T3">přenosu dat různé délky</text:span> od zdroje k příjemci <text:span text:style-name="T3">skrze jednu případně několik vzájemně propojených sítí při zachování kvality služby</text:span>, kterou požaduje přenosová vrstva. Síťová vrstva poskytuje směrovací funkce a také reportuje o problémech při doručování dat. Veškeré směrovače pracují na této vrstvě a posílají data do jiných sítí. Zde se již pracuje s <text:span text:style-name="T3">hierarchickou strukturou adres</text:span>. Nejznámější protokol pracující na 3. vrstvě je </text:p>
      <text:p text:style-name="P2"/>
      <text:p text:style-name="Standard"><text:span text:style-name="T3">Internetový Protokol (IP)</text:span>. Jednotkou informace je <text:span text:style-name="T3">paket(datagram)</text:span></text:p>
      <text:p text:style-name="P2"/>
      <text:p text:style-name="Standard">Nejrozšířenější protokol síťové vrstvy . Doprava dat (datagramů) na místo jejich určení, a to i přes mezilehlé uzly (směrovače) – host-to-host delivery .</text:p>
      <text:p text:style-name="Standard">Uzly/rozhraní v rámci IP protokolu jednoznačně identifikovány IP <text:s/>adresami . Využívá datagramový přístup k přepínání paketů, <text:span text:style-name="T3">komunikace</text:span> je <text:span text:style-name="T3">nespojovaná</text:span> ⇒ směrování </text:p>
      <text:p text:style-name="Standard"/>
      <text:p text:style-name="Standard">poskytuje nespolehlivou (tzv. best-effort) službu </text:p>
      <text:p text:style-name="Standard"/>
      <text:p text:style-name="Standard">doplněn dalšími podpůrnými protokoly (ICMP, ARP, RARP, IGMP) - ošetření nestandardních situací, šíření informací potřebných ke korektnímu směrování, identifikace rozhraní na LAN atd. </text:p>
      <text:p text:style-name="Standard"/>
      <text:p text:style-name="Standard">navržen a standardizován ve dvou verzích: </text:p>
      <text:p text:style-name="Standard">Internet Protocol verze 4 (IPv4) – 1981, RFC 791 </text:p>
      <text:p text:style-name="Standard">Internet Protocol verze 6 (IPv6) – 1998, RFC 2460 </text:p>
      <text:p text:style-name="Standard"/>
      <text:p text:style-name="Standard"/>
      <text:p text:style-name="Standard"/>
      <text:p text:style-name="Standard"><text:span text:style-name="T11">Transportni vrstva</text:span><text:span text:style-name="T5"> – (transport layer)</text:span><text:span text:style-name="T7">process-process komunikace, prenos dat mezi koncovymi uzly, resi spolehlivost</text:span>, <text:s/>pracuje se segmenty a datagramy.</text:p>
      <text:p text:style-name="Standard"/>
      <text:p text:style-name="Standard">Vrstva nabízí spojově (TCP - segmenty) a nespojově orientované (UDP - datagramy) protokoly. </text:p>
      <text:p text:style-name="Standard"/>
      <text:p text:style-name="Standard"><text:s text:c="4"/><text:span text:style-name="T3">TCP</text:span> – Zajišťuje přenos dat se <text:span text:style-name="T3">zárukami</text:span>, který vyžadují aplikace, kde <text:span text:style-name="T3">nesmí „chybět ani paket</text:span>“. Jedná se o přenosy <text:span text:style-name="T3">souborů, e-mailů, WWW stránek atd</text:span>. Záruka se vztahuje na řešení ztrát přenášených paketů, zachování jejich pořadí a odstranění duplikace. Jednotkou posílané informace je na této vrstvě TCP segment. </text:p>
      <text:p text:style-name="Standard"/>
      <text:p text:style-name="Standard"><text:s text:c="4"/><text:span text:style-name="T3">UDP</text:span> – Zajišťuje <text:span text:style-name="T3">přenos dat bez záruk</text:span>, který využívají aplikace, u kterých by bylo <text:span text:style-name="T3">na obtíž zdržení</text:span> (delay) v síti způsobené čekáním na přenos všech paketů a ztráty se dají řešit jiným způsobem (např. <text:span text:style-name="T5">snížení kvality, opakování dotazu</text:span>). Využívá se pro <text:span text:style-name="T3">DNS, VoIP, streamované video, internetová </text:span><text:soft-page-break/><text:span text:style-name="T3">rádia, vyhledávání sdílených souborů v rámci sítě DC++, on-line hry</text:span> atp. </text:p>
      <text:p text:style-name="Standard"/>
      <text:p text:style-name="Standard"><text:span text:style-name="T11">Relacni vrstva</text:span> – (session layer) Sprava relaci(=spojeni), pracuje s <text:s/>daty.</text:p>
      <text:p text:style-name="Standard"/>
      <text:p text:style-name="Standard">relace (též dialog): </text:p>
      <text:p text:style-name="Standard">Spojení mezi dvěma koncovými účastníky na úrovni bezprostředně vyšší, než je vrstva transportní .</text:p>
      <text:p text:style-name="Standard">analogie telefonního hovoru </text:p>
      <text:p text:style-name="Standard">1 je potřeba jej vytočit = analogie transportního spojení </text:p>
      <text:p text:style-name="Standard">2 pak je možné jeho prostřednictvím vést hovor (= relaci) dvou účastníků </text:p>
      <text:p text:style-name="Standard"/>
      <text:p text:style-name="Standard"/>
      <text:p text:style-name="Standard">Každé spojení obvykle zajišťováno prostřednictvím jednoho transportního spojení , ale ne nutně - jedno transportní spojení může zajišťovat dvě nebo více po sobě jdoucích relací případně více transportních spojení může zajišťovat jednu relaci </text:p>
      <text:p text:style-name="Standard"/>
      <text:p text:style-name="Standard"/>
      <text:p text:style-name="Standard">Smyslem vrstvy je organizovat a <text:span text:style-name="T3">synchronizovat</text:span> <text:span text:style-name="T3">dialog</text:span> mezi spolupracujícími relačními vrstvami obou systémů a <text:span text:style-name="T3">řídit</text:span> <text:span text:style-name="T3">výměnu</text:span> <text:span text:style-name="T3">dat</text:span> mezi nimi. Umožňuje <text:span text:style-name="T3">vytvoření</text:span> a <text:span text:style-name="T3">ukončení</text:span> <text:span text:style-name="T3">relačního</text:span> <text:span text:style-name="T3">spojení</text:span>, <text:span text:style-name="T3">synchronizaci</text:span> a <text:span text:style-name="T3">obnovení</text:span> spojení, <text:span text:style-name="T3">oznamovaní</text:span> <text:span text:style-name="T3">výjimečných</text:span> <text:span text:style-name="T3">stavů.</text:span> Do této vrstvy se řadí: <text:span text:style-name="T3">NetBIOS, AppleTalk, RPC, SSL</text:span>. K paketům přiřazuje synchronizační značky, které využije v případě vrácení paket ( např. z důvodu, že se během přenosu dat poškodí síť) k poskládání původního pořadí.</text:p>
      <text:p text:style-name="Standard"/>
      <text:p text:style-name="Standard"/>
      <text:p text:style-name="Standard">SLUŽBY RELAČNÍ VRSTVY</text:p>
      <text:p text:style-name="Standard"/>
      <text:p text:style-name="Standard"/>
      <text:p text:style-name="P7">Řízení dialogu</text:p>
      <text:p text:style-name="P7"/>
      <text:p text:style-name="Standard">– řízení dialogu mezi oběma koncovými účastníky (= která aplikace smí vysílat) </text:p>
      <text:p text:style-name="Standard"/>
      <text:p text:style-name="Standard">obecně 3 možnosti vedení dialogu :</text:p>
      <text:p text:style-name="Standard"/>
      <text:p text:style-name="Standard"><text:span text:style-name="T3">plně duplexní</text:span> (v terminologii RM ISO/OSI: TWS resp. Two-Way-Simultaneous) </text:p>
      <text:p text:style-name="Standard"/>
      <text:p text:style-name="Standard"><text:span text:style-name="T3">poloduplexní</text:span> (TWA resp. Two-Way-Alternate) - řízen prostřednictvím mechanismu předávání </text:p>
      <text:p text:style-name="Standard">pověření k přenosu dat (data token) </text:p>
      <text:p text:style-name="Standard"/>
      <text:p text:style-name="Standard"><text:span text:style-name="T3">simplexní</text:span> (One-Way) </text:p>
      <text:p text:style-name="Standard"/>
      <text:p text:style-name="Standard"/>
      <text:p text:style-name="Standard"><text:span text:style-name="T12">Synchronizace</text:span> (<text:span text:style-name="T3">checkpointing</text:span>) </text:p>
      <text:p text:style-name="Standard"/>
      <text:p text:style-name="Standard">situace: </text:p>
      <text:p text:style-name="Standard"/>
      <text:p text:style-name="Standard">příjemcem dat je počítač, který přijatá data tiskne na tiskárně -&gt; dojde k dočasné poruše tiskárny (např. zaseklý papír) -&gt; příjemce může přijít o určitý objem dat, které jinak v pořádku přijal (tj. které byly transportní vrstvou bezchybně doručeny)</text:p>
      <text:p text:style-name="Standard"><text:soft-page-break/></text:p>
      <text:p text:style-name="Standard">-&gt; je potřeba vrátit se „o kousek zpět” a ztracená data přenést znovu </text:p>
      <text:p text:style-name="Standard"/>
      <text:p text:style-name="Standard">- řešeno mechanismem kontrolních bodů (synchronization points, checkpoints) </text:p>
      <text:p text:style-name="Standard">příjemci umožňují, aby si na vysílajícím vyžádal návrat k zadanému <text:span text:style-name="T3">kontrolnímu</text:span> <text:span text:style-name="T3">bodu</text:span> (nové vyslání dat) </text:p>
      <text:p text:style-name="Standard">zavedeny dva druhy kontrolních bodů – hlavní (major) a vedlejší (minor) </text:p>
      <text:p text:style-name="Standard"/>
      <text:p text:style-name="Standard">Relační vrstva ISO/OSI není v TCP/IP modelu uplatněna - TCP/IP nabízí pouze přenosové služby na úrovni transportní vrstvy a potřebuje-li některá aplikace služby obecnějšího charakteru (ala relační </text:p>
      <text:p text:style-name="Standard">vrstva), musí si je realizovat sama </text:p>
      <text:p text:style-name="Standard"/>
      <text:p text:style-name="Standard">Příklady „protokolů relační vrstvy : </text:p>
      <text:p text:style-name="Standard"/>
      <text:p text:style-name="Standard"><text:span text:style-name="T3">SSL</text:span>, Secure Sockets Layer </text:p>
      <text:p text:style-name="Standard"><text:span text:style-name="T3">SDP</text:span>, Sockets Direct Protocol </text:p>
      <text:p text:style-name="Standard"><text:span text:style-name="T3">RPC</text:span>, Remote Procedure Call Protocol </text:p>
      <text:p text:style-name="Standard"><text:span text:style-name="T3">NetBIOS</text:span>, Network Basic Input Output System </text:p>
      <text:p text:style-name="Standard"><text:span text:style-name="T3">H.245</text:span>, Call Control Protocol for Multimedia Communication </text:p>
      <text:p text:style-name="Standard"><text:span text:style-name="T3">ASP</text:span>, <text:span text:style-name="T14">AppleTalk</text:span> Session Protocol </text:p>
      <text:p text:style-name="Standard"/>
      <text:p text:style-name="Standard"/>
      <text:p text:style-name="Standard"><text:span text:style-name="T11">Prezentacni vrstva</text:span> - (presentation layer.), datove reprezentace, pracuje s daty.</text:p>
      <text:p text:style-name="Standard"/>
      <text:p text:style-name="Standard">Funkcí vrstvy je <text:span text:style-name="T3">transformovat</text:span> <text:span text:style-name="T3">data</text:span> do tvaru, který <text:span text:style-name="T3">používají</text:span> <text:span text:style-name="T3">aplikace</text:span> (<text:span text:style-name="T3">šifrování</text:span>, <text:span text:style-name="T3">konvertování</text:span>, <text:span text:style-name="T3">komprimace</text:span>). </text:p>
      <text:p text:style-name="Standard"/>
      <text:p text:style-name="Standard">Formát dat (datové struktury) se může lišit na obou komunikujících systémech, navíc dochází k transformaci pro účel přenosu dat nižšími vrstvami. </text:p>
      <text:p text:style-name="Standard"/>
      <text:p text:style-name="Standard">Mezi funkce patří např. <text:span text:style-name="T3">převod</text:span> <text:span text:style-name="T3">kódů</text:span> a abeced, <text:span text:style-name="T3">modifikace</text:span> <text:span text:style-name="T3">grafického</text:span> <text:span text:style-name="T3">uspořádání</text:span>, <text:span text:style-name="T3">přizpůsobení</text:span> <text:span text:style-name="T3">pořadí</text:span> <text:span text:style-name="T3">bajtů</text:span> a pod. </text:p>
      <text:p text:style-name="Standard"/>
      <text:p text:style-name="Standard">Vrstva se zabývá jen <text:span text:style-name="T3">strukturou</text:span> <text:span text:style-name="T3">dat</text:span>, ale <text:span text:style-name="T3">ne</text:span> jejich <text:span text:style-name="T3">významem,</text:span> který je znám jen vrstvě aplikační. Příklady protokolů: SMB (Samba).</text:p>
      <text:p text:style-name="Standard"/>
      <text:p text:style-name="P10">SLIDY:</text:p>
      <text:p text:style-name="Standard"/>
      <text:p text:style-name="Standard">Na různých architekturách odlišnosti ve vnitřní/interní reprezentaci dat (kódování znaků, čísel, atp.) </text:p>
      <text:p text:style-name="Standard"/>
      <text:p text:style-name="Standard">např:</text:p>
      <text:p text:style-name="Standard"><text:span text:style-name="T3">EBCDIC</text:span> kód (střediskové počítače firmy IBM) vs. <text:span text:style-name="T3">ASCII</text:span> kód pro kódování znaků </text:p>
      <text:p text:style-name="Standard"/>
      <text:p text:style-name="Standard"><text:span text:style-name="T3">jedničkový</text:span> <text:span text:style-name="T3">doplňkový</text:span> kód (CBC Cyber) vs. <text:span text:style-name="T3">dvojkový</text:span> <text:span text:style-name="T3">doplňkový</text:span> kód (většina ostatních PC) pro reprezentaci celých čísel </text:p>
      <text:p text:style-name="Standard"/>
      <text:p text:style-name="Standard"><text:span text:style-name="T3">Little Endian</text:span> (mikropočítače Intel, PDP-11) vs. <text:span text:style-name="T3">Big Endian</text:span> (počítače řady IBM 360/370, <text:soft-page-break/>mikroprocesory firmy Motorola) </text:p>
      <text:p text:style-name="Standard"/>
      <text:p text:style-name="Standard">nutnost <text:span text:style-name="T3">jednotné</text:span> <text:span text:style-name="T3">interpretace</text:span> <text:span text:style-name="T3">dat</text:span> na <text:span text:style-name="T3">obou</text:span> komunikujících <text:span text:style-name="T3">stranách</text:span> = <text:s/>úkol Prezentační vrstvy </text:p>
      <text:p text:style-name="Standard"/>
      <text:p text:style-name="Standard"/>
      <text:p text:style-name="Standard">2 základní možnosti jejího dosažení: </text:p>
      <text:p text:style-name="Standard"/>
      <text:p text:style-name="Standard">vzájemné přímé přizpůsobení stylu „<text:span text:style-name="T3">každý s každým”</text:span> (v závislosti na komunikujícím partnerovi) </text:p>
      <text:p text:style-name="Standard"/>
      <text:p text:style-name="Standard">převod do společného „<text:span text:style-name="T3">mezitvaru”</text:span></text:p>
      <text:p text:style-name="P2"/>
      <text:p text:style-name="P10"><text:span text:style-name="T3">Prezentační</text:span> vrstva <text:span text:style-name="T3">předpokládá</text:span> alternativu/řešení se společným <text:span text:style-name="T3">mezitvarem.</text:span> </text:p>
      <text:p text:style-name="P10"/>
      <text:p text:style-name="P10">Pro popis přenášených dat využit jazyk <text:span text:style-name="T3">ASN</text:span>.1 (<text:span text:style-name="T3">Abstract Syntax Notation</text:span> version 1) :</text:p>
      <text:p text:style-name="P10">aplikace prezentační vrstvě předává data + jejich popis v jazyce ASN.1 </text:p>
      <text:p text:style-name="P10"/>
      <text:p text:style-name="Standard"><text:span text:style-name="T14">Nutnost domluvy na vzájemném kontextu . Definuje, jaké struktury budou přenášeny a jaká bude jejich přenosová syntaxe </text:span>.</text:p>
      <text:p text:style-name="Standard"/>
      <text:p text:style-name="Standard">Další možné služby prezentační vrstvy: <text:span text:style-name="T3">šifrování</text:span> a <text:span text:style-name="T3">komprese</text:span> dat .</text:p>
      <text:p text:style-name="Standard"/>
      <text:p text:style-name="Standard">V TCP/IP modelu se předpokládá, že úkoly prezentační vrstvy si zajistí sama aplikace .</text:p>
      <text:p text:style-name="Standard"/>
      <text:p text:style-name="Standard">Příklady „protokolů prezentační vrstvy : </text:p>
      <text:p text:style-name="Standard"/>
      <text:p text:style-name="Standard"><text:span text:style-name="T3">AFP</text:span>, Apple Filing Protocol </text:p>
      <text:p text:style-name="Standard"><text:span text:style-name="T3">ASCII</text:span>, American Standard Code for Information Interchange </text:p>
      <text:p text:style-name="Standard"><text:span text:style-name="T3">EBCDIC</text:span>, Extended Binary Coded Decimal Interchange Code </text:p>
      <text:p text:style-name="Standard"><text:span text:style-name="T3">LPP</text:span>, Lightweight Presentation Protocol </text:p>
      <text:p text:style-name="Standard"><text:span text:style-name="T3">NDR</text:span>, Network Data Representation </text:p>
      <text:p text:style-name="Standard"><text:span text:style-name="T3">XDR</text:span>, eXternal Data Representation </text:p>
      <text:p text:style-name="Standard"><text:span text:style-name="T3">X</text:span><text:span text:style-name="T14">.</text:span><text:span text:style-name="T3">25</text:span> <text:span text:style-name="T3">PAD</text:span>, Packet Assembler/Disassembler Protocol </text:p>
      <text:p text:style-name="Standard"/>
      <text:p text:style-name="Standard"/>
      <text:p text:style-name="Standard"/>
      <text:p text:style-name="Standard"/>
      <text:p text:style-name="Standard"><text:span text:style-name="T11">Aplikacni vrstva</text:span> – (application layer) sitove aplikace, pracuje s daty.</text:p>
      <text:p text:style-name="Standard"/>
      <text:p text:style-name="Standard">Účelem vrstvy je poskytnout aplikacím přístup ke komunikačnímu systému a umožnit tak jejich spolupráci. Do této vrstvy se řadí například tyto služby a protokoly: <text:span text:style-name="T3">FTP, DNS, DHCP, POP3, SMTP, SSH, Telnet, TFTP</text:span>.</text:p>
      <text:p text:style-name="Standard"/>
      <text:p text:style-name="Standard"/>
      <text:p text:style-name="Standard"/>
      <text:p text:style-name="P2">18. Telepresence - aplikace + pozadavky na sit. </text:p>
      <text:p text:style-name="Standard"/>
      <text:p text:style-name="Standard">Telekonference, videokonference,... Pozadovana velka rychlost spojeni ale predevsim <text:span text:style-name="T3">co nejmensi </text:span><text:soft-page-break/><text:span text:style-name="T3">jitter</text:span> <text:span text:style-name="T3">a zpozdeni</text:span> za cenu ztraty nekterych paketu. Skype?</text:p>
      <text:p text:style-name="Standard"/>
      <text:p text:style-name="Standard"/>
      <text:p text:style-name="Standard"/>
      <text:p text:style-name="P2">19. MAC protokoly nerizeneho pristupu vs Rizeneho pristupiu (spojova/linkova/datova vrstva L2)</text:p>
      <text:p text:style-name="P2"/>
      <text:p text:style-name="P2">Nerizeny pristup:</text:p>
      <text:p text:style-name="P2"/>
      <text:p text:style-name="P7">Aloha</text:p>
      <text:p text:style-name="P2"/>
      <text:p text:style-name="P10">Stanice vysílá kdykoliv má připravený rámec . Kolize detekovány nepřijetím potvrzení o přijetí v definovaném časovém intervalu . Po kolizi náhodnou dobu vyčká a zkusí vysílat znovu .</text:p>
      <text:p text:style-name="P10">Neefektivní </text:p>
      <text:p text:style-name="P10"/>
      <text:p text:style-name="P10"><text:span text:style-name="T3">CSMA</text:span> protokoly - Jejich charakteristikou je, že před začátkem vysílání paketu stanice určitý čas poslouchá, zda je přenosové médium volné. Pokud ano, může zahájit vysílání. V opačném případě čeká na konec právě probíhajícího vysílání.</text:p>
      <text:p text:style-name="P2"/>
      <text:p text:style-name="P7">CSMA/CD (Carrier Sense Multiple Access/Collision Detection)</text:p>
      <text:p text:style-name="Standard"/>
      <text:p text:style-name="Standard">Vsesmerove datove vysilani. Upravena Aloha.</text:p>
      <text:p text:style-name="Standard">Pri vysilani zaroven posloucha na mediu, pokud zjisti kolizi, prerusi vysilani a posle rusici signal.</text:p>
      <text:p text:style-name="Standard"/>
      <text:p text:style-name="Standard">Nepouzitelne u bezdratu - nemuze najednou vysilat i prijimat. </text:p>
      <text:p text:style-name="Standard"/>
      <text:p text:style-name="Standard">Pouziva se u sbernicove (BUS) topology - klasicky Ethernet.</text:p>
      <text:p text:style-name="Standard"/>
      <text:p text:style-name="Standard">Při svém vysílání současně kontroluje přenosové médium, zda nezachytí jiné vysílání, které koliduje s jejím. Z této vlastnosti je odvozena přípona „s detekcí kolizí“ (with Collision Detection) v názvu metody. Pokud stanice zjistí <text:span text:style-name="T3">kolizi</text:span>, zastaví vysílání, <text:span text:style-name="T3">počká</text:span> <text:span text:style-name="T3">náhodnou</text:span> <text:span text:style-name="T3">dobu</text:span> a <text:span text:style-name="T3">opakuje</text:span> svůj pokus znovu. CSMA/CD je proto efektivnější než samotné CSMA či CSMA/CA − v nich se kolize nezjišťují a dojde-li k nim, zbytečně se odvysílá celý datový rámec, který bude beztak nutno opakovat.</text:p>
      <text:p text:style-name="Standard"/>
      <text:p text:style-name="Standard">Stanice, která chce odeslat datový rámec, se podle jeho pravidel chová následovně: </text:p>
      <text:p text:style-name="Standard"/>
      <text:p text:style-name="Standard"><text:span text:style-name="T3">a)</text:span> Naslouchá, zda je médium volné. Dokud není, čeká na jeho uvolnění. </text:p>
      <text:p text:style-name="Standard"/>
      <text:p text:style-name="Standard"><text:span text:style-name="T3">b) </text:span>Zahájí vysílání. Současně s odesíláním rámce naslouchá, zda nepřichází signál od jiné stanice. Pokud ano, došlo ke kolizi. Stanice ukončí vysílání, odešle signál umožňující rozpoznat kolizi také ostatním (jam signal) a přejde k opakování pokusu podle bodu 3. </text:p>
      <text:p text:style-name="Standard"/>
      <text:p text:style-name="Standard"><text:span text:style-name="T3">c)</text:span> Stanice vybere náhodné číslo z intervalu od 0 do 2k - 1, kde k je pořadové číslo pokusu (od 10. pokusu se interval již nezvětšuje a horní hranice zůstává 210 - 1, tedy 1023). Náhodné číslo určuje délku čekací doby, po jejímž uplynutí stanice opakuje pokus o odeslání od bodu 1. Maximální počet pokusů je 16, poté je pokus o odeslání považován za neúspěšný. </text:p>
      <text:p text:style-name="Standard"/>
      <text:p text:style-name="P7"><text:soft-page-break/>CSMA/CA ( Carrier Sense Multiple Access/Collision Avoidance)</text:p>
      <text:p text:style-name="Standard"/>
      <text:p text:style-name="Standard">Když je volno, oznámí vysílání, nedojde ke kolizi dat, ale ke kolizi vysílací sekvence. Pomalá metoda.</text:p>
      <text:p text:style-name="Standard"/>
      <text:p text:style-name="Standard">Protokoly skupiny CSMA/CA na rozdíl od CSMA/CD nezjišťují výskyt kolizí (současného vysílání více stanic). Jednotlivé varianty se od sebe mírně odlišují. V CSMA/CA protokolu použitém v síti LocalTalk stanice při volném médiu nejprve ohlásí ostatním, že bude vysílat a médium si tak „zamluví“. Následně odvysílá datový rámec. Bezdrátové sítě standardu 802.11 používají jiný přístup − zde stanice při volném médiu počká náhodně zvolenou dobu a pokud do té doby neobsadí médium někdo jiný, odvysílá datový rámec a následně čeká na jeho potvrzení.</text:p>
      <text:p text:style-name="Standard"/>
      <text:p text:style-name="Standard">CSMA/CA je jednou z modifikací čistého CSMA. Předcházení kolizím slouží ke zvýšení přenosového výkonu, stanice díky němu nejsou tak „hladové“ při přístupu k přenosovému médiu. Pokud před vysíláním zjistí, že je obsazeno, počkají náhodnou dobu a snižují tak pravděpodobnost kolize. </text:p>
      <text:p text:style-name="Standard"/>
      <text:p text:style-name="Standard">CSMA/CA se používá tam, kde vzhledem k vlastnostem komunikačního kanálu nelze použít CSMA/CD. Uplatnil se například v <text:span text:style-name="T3">bezdrátových</text:span> sítích standardu 802.11 (a, b, g, n), pro nějž je charakteristický <text:span text:style-name="T3">poloduplexní</text:span> <text:span text:style-name="T3">režim</text:span> práce − stanice <text:span text:style-name="T3">buď</text:span> <text:span text:style-name="T3">naslouchá</text:span> <text:span text:style-name="T3">nebo</text:span> <text:span text:style-name="T3">vysílá</text:span> a to na <text:span text:style-name="T3">tomtéž</text:span> <text:span text:style-name="T3">kanálu</text:span>, nikoliv obojí naráz -&gt; <text:span text:style-name="T3">detekce</text:span> kolizí zde proto <text:span text:style-name="T3">není</text:span> <text:span text:style-name="T3">možná</text:span>. </text:p>
      <text:p text:style-name="Standard"/>
      <text:p text:style-name="Standard">Standard 802.11 předepisuje následující (zjednodušené) chování stanice při vysílání datového rámce: </text:p>
      <text:p text:style-name="Standard"/>
      <text:p text:style-name="Standard">a) Je-li médium volné po určenou dobu, může stanice zahájit vysílání. Pokud je vysílání neúspěšné (druhá strana nepotrvdí příjem), zahájí exponenciální čekání. </text:p>
      <text:p text:style-name="Standard"/>
      <text:p text:style-name="Standard">b) Pokud je médium obsazeno, počká na jeho uvolnění a následně zahájí exponenciální čekání, stejně jako při neúspěšném odvysílání. </text:p>
      <text:p text:style-name="Standard"/>
      <text:p text:style-name="Standard">b) Exponenciální čekání znamená odložený pokus o vysílání. Stanice si náhodně vybere dobu z intervalu, jehož velikost se během opakovaných pokusů zdvojnásobuje. Tuto náhodnou dobu čeká a zároveň sleduje, zda nezačal vysílat někdo jiný. Pokud ano, vrátí se ke kroku 2. Zůstalo-li médium volné, odvysílá rámec. Jestliže vysílání neuspěje, opakuje exponenciální čekání. Náhodný výběr čekací doby z rychle rostoucího intervalu má za cíl snížit pravděpodobnost, že kolidující stanice spolu budou při dalším pokusu kolidovat znovu. </text:p>
      <text:p text:style-name="Standard"/>
      <text:p text:style-name="Standard"/>
      <text:p text:style-name="P2">Rizeny pristup:</text:p>
      <text:p text:style-name="Standard"/>
      <text:p text:style-name="Standard">1. stanice smí vysílat jen tehdy, když k tomu získá <text:span text:style-name="T3">právo</text:span> od <text:span text:style-name="T3">řídící</text:span>/jiné <text:span text:style-name="T3">stanice</text:span> </text:p>
      <text:p text:style-name="Standard"/>
      <text:p text:style-name="Standard"><text:span text:style-name="T14">2.</text:span><text:span text:style-name="T3"> rezervace</text:span> - vysílání v předem domluvených vyhrazených intervalech </text:p>
      <text:p text:style-name="Standard"/>
      <text:p text:style-name="Standard">3. <text:span text:style-name="T3">vyzývání</text:span> - centrální stanice vyzývá (a vybírá) stanici, která bude vysílat </text:p>
      <text:p text:style-name="Standard"/>
      <text:p text:style-name="Standard">4. <text:span text:style-name="T3">předávání</text:span> <text:span text:style-name="T3">příznaku</text:span> - předávání „peška indikujícího právo k vysílání (token ring)</text:p>
      <text:p text:style-name="Standard"/>
      <text:p text:style-name="Standard"/>
      <text:p text:style-name="Standard"><text:soft-page-break/><text:span text:style-name="T3">20. Forward Error Correction</text:span>. </text:p>
      <text:p text:style-name="Standard"/>
      <text:p text:style-name="Standard">Je to automaticka korekce chyb. Samoopravne kódy. Pouziti v hodne chybovych sitich. Hodne chybove site jsou napriklad bezdratove. U beznych - linkovych siti, kde je nizka chybovost postaci pouze detekce chyby. </text:p>
      <text:p text:style-name="Standard"/>
      <text:p text:style-name="P2">21. Vlastnosti ATM (L2 vrstva)</text:p>
      <text:p text:style-name="Standard"/>
      <text:p text:style-name="Standard">Asynchronous Transfer Mode, zkráceně ATM, byl v osmdesátých a devadesátých letech standard pro vysokorychlostní (155 Mbps až 622 Mbps) síťovou architekturu. Zabezpečuje Quality of Service (QoS) pro přenos hlasu a videa. Dříve byl označován jako telefonie „další generace“ (technické kořeny v telefonním světě). Umožňuje přenos IP datagramů. Pracuje s přepojováním paketů (pakety pevné délky, zvané buňky, anglicky cell) užitím virtuálních okruhů. </text:p>
      <text:p text:style-name="Standard"/>
      <text:p text:style-name="Standard">Je to síťový protokol přenosu dat po buňkách, který rozděluje přenos dat na malé kousky (buňky) s pevnou délkou (53 bytů; 48 bytů dat a 5 bytů záhlaví) místo paketů, které se délkou liší (užívané v LAN). Je to technologie orientovaná na spojení, ve které spojení je vytvořeno mezi dvěma koncovými body ještě předtím, než začne výměna dat</text:p>
      <text:p text:style-name="Standard"/>
      <text:p text:style-name="Standard">Snaha vybrat nejlepsi vlastnosti telefonnich a datovych siti. Rozdeluje data na bunky (ATM cells) 48B data, 53B celkem. Nemozny multicast. </text:p>
      <text:p text:style-name="Standard"/>
      <text:p text:style-name="Standard">Mnoho lidí, zejména v komunitě tvůrců IP protokolu, považovalo vizi ATM za mylnou. Jejich postoj zněl přibližně takto: Víme, že vždycky budou jak zcela nové, tak zastaralé technologie spojové vrstvy, zejména v oblasti počítačových sítí, a je správné předpokládat, že ne všechny z nich ladně zapadnou do SDH (SONET) modelu, pro který bylo vytvořeno ATM. A proto je potřeba nějaký protokol, který by poskytoval jednotnou vrstvu pro ATM i ne-ATM spojové vrstvy, a samotné ATM tuto roli nemůže splnit. Naštěstí tady máme protokol IP, který toto svede. Nevidíme důvod pro implementaci ATM na síťové vrstvě. </text:p>
      <text:p text:style-name="Standard"/>
      <text:p text:style-name="Standard">Navíc, potřeba „buněk“ pro snížení zkreslení datového signálu zmizela ve chvíli, kdy se zvýšila rychlost přenosu (viz níže) a další rozšíření v technologii Voice over IP způsobilo, že integrace hlasu a dat byla možná na vrstvě IP, čímž se opět odstranila nutnost všude zavádět ATM. Většina telekomunikačních společností nyní plánuje převést jejich aktivity v oblasti hlasových sítí do IP sítí spíše než převádět IP sítě do hlasových sítí. </text:p>
      <text:p text:style-name="Standard"/>
      <text:p text:style-name="Standard">Spousta technicky dobrých nápadů ATM bylo adoptováno protokolem MPLS. ATM zůstává široce používanou technologií a je používáno pro služby multiplexingu v sítích DSL tam, kde se to hodí. A obráceně, sítě DSL podporují IP (a služby IP jako např. VoIP přes protokol PPP (PPP over ATM). </text:p>
      <text:p text:style-name="Standard"/>
      <text:p text:style-name="Standard">ATM bude dále využíváno u některých vysokorychlostních spojení, kde se poskytovatelé navzájem dohodli na použití existujících ATM sítí.</text:p>
      <text:p text:style-name="Standard"/>
      <text:p text:style-name="P2">22. Prenos hlasu, pouziji TCP nebo UDP proc? </text:p>
      <text:p text:style-name="Standard"/>
      <text:p text:style-name="Standard">Pouziva se UDP. Neni potreba dorucit vsechny pakety, ale je potreba aby byly doruceny rychle. Tj neni dulezita spolehlivost, ale rychlost. Lidsky mozek vypadek nekolika paketu nepostrehne.</text:p>
      <text:p text:style-name="Standard"><text:soft-page-break/></text:p>
      <text:p text:style-name="Standard"><text:span text:style-name="T3">23. Autokonfigurace adresy v IPv6.</text:span> </text:p>
      <text:p text:style-name="Standard"/>
      <text:p text:style-name="Standard">Router pravidelne generuje tzv. <text:span text:style-name="T3">ohlaseni smerovace</text:span>. Podle toho klient pozna, jake <text:span text:style-name="T3">prefixy</text:span> jsou v dane siti, za tento prefix <text:span text:style-name="T3">pripoji</text:span> <text:span text:style-name="T3">64-bitovou cast</text:span> slozene ze sve <text:span text:style-name="T3">MAC</text:span> <text:span text:style-name="T3">adresy</text:span> a <text:span text:style-name="T3">informace</text:span> pro <text:span text:style-name="T3">routovani</text:span>. Pocitac se pripoji do site a IPv6 si zjisti vsechny informace o siti. </text:p>
      <text:p text:style-name="Standard"/>
      <text:p text:style-name="P2">24. Zahlceni site - co to je + reseni. </text:p>
      <text:p text:style-name="Standard"/>
      <text:p text:style-name="Standard">Stav, kdy je na siti prilis mnoho vysilajicich stanic a dat. <text:span text:style-name="T3">Stanice</text:span> pri vysilani <text:span text:style-name="T3">detekuji</text:span> stav predpokladane trasy dat a nasledne <text:span text:style-name="T3">prizpusobuje rychlost</text:span> vysilani namerene <text:span text:style-name="T3">propustnosti</text:span>. </text:p>
      <text:p text:style-name="Standard"/>
      <text:p text:style-name="Standard">Reseni – congestion avoidance.</text:p>
      <text:p text:style-name="Standard"/>
      <text:p text:style-name="P2">25. TTL v IP -fce, max. Hodnota.</text:p>
      <text:p text:style-name="P2"/>
      <text:p text:style-name="Standard">Je to cislo v hlavicce paketu, ktere udava maximalni pocet hopu, ktere muze paket provest. Tj. maximalni pocet smerovacu, pres ktere muze projit. Kazdy smerovac toto cislo snizi o 1, jakmile dosahne hodnota nuly, je paket zahozen a vysilaci je poslana zprava o nedorucitelnosti. Maximalni hodnota je 8b, tj. 255. Zabranuje nekonecnym cyklum. </text:p>
      <text:p text:style-name="Standard"/>
      <text:p text:style-name="P2">26. Distance Vector - principy. </text:p>
      <text:p text:style-name="Standard"/>
      <text:p text:style-name="Standard">Kazdy smerovac se snazi ziskat cenu (pocet hopu) ke kazdemu cili, na zacatku zna jen sousedy, pozdej tabulku doplnuje. Vzdalenejsi cile maji vzdalenost nastavenu na nekonecno (=16). DV je dvojice &lt;Cil, Cena&gt;. Pokud je cesta, zvetsena o cenu k sousedovi lepsi nez soucasna znalost, aktualizuj DV a smerovaci tabulku. Reakce na zmenu topologie - pri vypadku hrany cena vzroste na nekonecno. </text:p>
      <text:p text:style-name="Standard"/>
      <text:p text:style-name="P2">27. Co dela portmapper? </text:p>
      <text:p text:style-name="Standard"/>
      <text:p text:style-name="Standard">Kontroluje vsechny porty na zarizeni. Pokud prijde na nektery port pozadavek, zkontroluje, jestli ma pro dany port prirazenu aplikaci, pokud ano, tak ji "probudi" a preda ji ovladani tohoto portu, pokud ne, tak spojeni odmitne. </text:p>
      <text:p text:style-name="Standard"/>
      <text:p text:style-name="P2">28. Uvedte priklady telepresencnich aplikaci. Odhadnete pozadavky na sit jmenovanych aplikaci. </text:p>
      <text:p text:style-name="Standard"/>
      <text:p text:style-name="Standard"><text:span text:style-name="T3">Telekonference</text:span>, <text:span text:style-name="T3">televideokonference</text:span>, <text:span text:style-name="T3">teleimerse</text:span>. </text:p>
      <text:p text:style-name="Standard"/>
      <text:p text:style-name="Standard">Mnohonasobne ruznorode proudy dat. Jde to pres <text:span text:style-name="T3">UDP</text:span>. Nesmi pres TCP, je <text:span text:style-name="T3">nezadouci potvrzovani</text:span>. Video musi byt v realnem case, aby byla mozna hadka. <text:span text:style-name="T3">Velke naroky</text:span> na sit - <text:span text:style-name="T3">velka propustnost</text:span> radove v MB/s. Peer-to-peer, symetricnost prenosu, spojita granualita prenosu, koncova synchronizace - realny cas. </text:p>
      <text:p text:style-name="Standard"/>
      <text:p text:style-name="Standard"><text:span text:style-name="T3">29. Srovnejte kvality sluzeb u spojovanych a nespojovanych siti.</text:span> </text:p>
      <text:p text:style-name="Standard"/>
      <text:p text:style-name="Standard"><text:span text:style-name="T12">Spojovane:</text:span> <text:span text:style-name="T3">vyhodou</text:span> je, ze vime, ze jsme spojeni. <text:span text:style-name="T3">Nevyhodou</text:span> je plytvani, problem pri vypadku prvku drahy, rezervace zdroju. </text:p>
      <text:p text:style-name="Standard"><text:soft-page-break/></text:p>
      <text:p text:style-name="Standard"><text:span text:style-name="T12">Nespojovane:</text:span> <text:span text:style-name="T3">plytvani je mensi</text:span> nez u spojovanych, pri vypadku prvku se jde jinama, bez rezervace zdroju <text:span text:style-name="T3">nevyhodou</text:span> je, ze se zpravy mohou ztratit a nepozname to bez kontroly. </text:p>
      <text:p text:style-name="Standard"/>
      <text:p text:style-name="P2">30. Shared Tree. </text:p>
      <text:p text:style-name="Standard"/>
      <text:p text:style-name="Standard">Ustanoveno jadro - body setkani, zajemce kontaktuje bod setkani (<text:span text:style-name="T3">Meeting Point</text:span>), redukce broadcastu, <text:span text:style-name="T3">nevyhodou</text:span> je <text:span text:style-name="T3">zavislost</text:span> na dostupnosti jadra. </text:p>
      <text:p text:style-name="Standard"/>
      <text:p text:style-name="P2">31. Rozdil mezi "dense" a "sparse" modem pri sireni multicastu. </text:p>
      <text:p text:style-name="Standard"/>
      <text:p text:style-name="Standard">V <text:span text:style-name="T3">Dense</text:span> modu router posila data dal na vsechny porty (tj. na zacatku vsem, postupne se pocet odberatelu snizuje), </text:p>
      <text:p text:style-name="Standard"/>
      <text:p text:style-name="Standard"><text:span text:style-name="T3">Sparse</text:span> modu posila data jen tomu, kdo se prihlasi (tj. na zacatku nikomu, postupne se pocet odberatelu zvysuje). </text:p>
      <text:p text:style-name="Standard"/>
      <text:p text:style-name="P2">32. Srovnejte princip prenosu paketu v IP sitich s prenosem bunek v ATM sitich. </text:p>
      <text:p text:style-name="Standard"/>
      <text:p text:style-name="Standard">Pakety jdou nejlepsi cestou maximalni rychlosti. V ATM je stanovena max rychlost <text:span text:style-name="T3">PCR</text:span> (peak cell rate), stredni rychlost <text:span text:style-name="T3">SCR</text:span> (sustained cell rate) a min rychlost <text:span text:style-name="T3">MCR</text:span> (minimal cell rate) a <text:span text:style-name="T3">MSB</text:span> <text:span text:style-name="T16">(maximum burst size) coz je maximalni pocet bunek poslanych PCR tedy nejvyssi rychlosti </text:span></text:p>
      <text:p text:style-name="P10"/>
      <text:p text:style-name="Standard"/>
      <text:p text:style-name="P2">32. Co je multiplexing, ake pozname typy</text:p>
      <text:p text:style-name="P2"/>
      <text:p text:style-name="Standard"><text:span text:style-name="T3">Multiplexování</text:span> je v elektronice, telekomunikacích a počítačových sítích termín popisující <text:span text:style-name="T3">proces</text:span>, ve kterém je <text:span text:style-name="T3">více</text:span> analogových <text:span text:style-name="T3">signálů</text:span> nebo digitálních <text:span text:style-name="T3">datových</text:span> <text:span text:style-name="T3">toků</text:span> <text:span text:style-name="T3">kombinováno</text:span> do <text:span text:style-name="T3">jednoho</text:span> signálu. Cílem je co možná <text:span text:style-name="T3">nejefektivnější</text:span> <text:span text:style-name="T3">využití</text:span> daného <text:span text:style-name="T3">přenosového</text:span> <text:span text:style-name="T3">média</text:span>. Zařízení provádějící multiplexování se nazývá se multiplexor (MUX) a zařízení provádějící převod signálu zpět na jednotlivé signály se nazývá demultiplexor (DEMUX). </text:p>
      <text:p text:style-name="Standard"/>
      <text:p text:style-name="P4">Metody multiplexování </text:p>
      <text:p text:style-name="Standard"/>
      <text:p text:style-name="Standard"><text:span text:style-name="T3">časový multiplex</text:span> (<text:span text:style-name="T3">TDM</text:span> – Time Division Multiplexing), který se používá pro <text:span text:style-name="T3">digitální</text:span> signály.</text:p>
      <text:p text:style-name="Standard"/>
      <text:p text:style-name="Standard"><text:span text:style-name="T3">frekvenční multiplex</text:span> (<text:span text:style-name="T3">FDM</text:span> – Frequency Division Multiplexing) pro <text:span text:style-name="T3">analogové</text:span>. V telekomunikačních aplikacích, využívajících jako médium optické vlákno, se FDM označuje jako:</text:p>
      <text:p text:style-name="Standard"/>
      <text:p text:style-name="Standard"><text:span text:style-name="T3">WDM (</text:span><text:span text:style-name="T14">Wavelength Division Multiplexing</text:span>), tedy <text:span text:style-name="T3">vlnový</text:span> multiplex pro <text:span text:style-name="T3">analogový</text:span> signál.. </text:p>
      <text:p text:style-name="Standard"/>
      <text:p text:style-name="Standard">Pro zpracování datových toků o <text:span text:style-name="T3">nestejné</text:span> přenosové <text:span text:style-name="T3">rychlosti</text:span> je výhodné použít „<text:span text:style-name="T3">statistické multiplexování</text:span>“. Příkladem jsou <text:span text:style-name="T3">paketové sítě</text:span>. Data jsou rozdělena do mnoha fragmentů, paketů, které obsahují kromě užitečných dat také informace o odesílateli a příjemci, na základě kterých jsou směrovány napříč přenosovou sítí, aniž by byly vázány na konkrétní přenosovou cestu. </text:p>
      <text:p text:style-name="Standard"/>
      <text:p text:style-name="Standard">U <text:span text:style-name="T3">bezdrátové</text:span> komunikace lze také využít multiplexování různými <text:span text:style-name="T3">polarizacemi</text:span> <text:span text:style-name="T3">signálu</text:span>. </text:p>
      <text:p text:style-name="Standard"><text:soft-page-break/></text:p>
      <text:p text:style-name="Standard">U <text:span text:style-name="T3">digitálního</text:span> zpracování signálu přichází v úvahu také <text:span text:style-name="T3">kódový multiplex</text:span> (CDMA – Code Division Multiple Access), kde různé signály používají odlišné kódy přenášených informací. Lze také využít <text:span text:style-name="T3">ortogonální</text:span> multiplex s <text:span text:style-name="T3">kmitočtovým</text:span> <text:span text:style-name="T3">dělením</text:span> (OFDM – Orthogonal frequency-division multiplexing).</text:p>
      <text:p text:style-name="Standard"/>
      <text:p text:style-name="P2">33. Spojované vs. Nespojované sítě</text:p>
      <text:p text:style-name="Standard"/>
      <text:p text:style-name="P7">Spojované sítě (= přepínání okruhů) </text:p>
      <text:p text:style-name="Standard"/>
      <text:p text:style-name="Standard">Mezi komunikujícími uzly je před začátkem přenosu ustaveno spojení (nazýváno též okruh), které je udržováno během celé komunikace . Spojováno operátorkami či automatizovaně s využitím relé .</text:p>
      <text:p text:style-name="Standard"/>
      <text:p text:style-name="Standard">Informace o spojení jsou udržovány sítí – síť musí uchovávat stav . Okruh může být buď pevný (předvytvořený) nebo vytvářen na žádost . Jednoduchá (víceméně automatická) implementace kvality služby .</text:p>
      <text:p text:style-name="Standard"/>
      <text:p text:style-name="Standard">např. analogové <text:span text:style-name="T3">telefonní sítě </text:span></text:p>
      <text:p text:style-name="P2"/>
      <text:p text:style-name="P7">Nespojované sítě (= přepínání paketů) </text:p>
      <text:p text:style-name="Standard"/>
      <text:p text:style-name="Standard">Pro přenos dat není využita definovaná cesta – data jsou rozdělena do malých částí (nazývány pakety), které jsou odeslány do sítě .</text:p>
      <text:p text:style-name="Standard">Pakety mohou být v síti směrovány libovolnými/různými cestami, slučovány či </text:p>
      <text:p text:style-name="Standard">fragmentovány .</text:p>
      <text:p text:style-name="Standard"/>
      <text:p text:style-name="Standard">Na přijímající straně jsou z paketů extrahovány příslušné části dat, které jsou </text:p>
      <text:p text:style-name="Standard">následně znovusloženy do původní podoby .</text:p>
      <text:p text:style-name="Standard"/>
      <text:p text:style-name="Standard">Není potřeba uchovávat stav v síti . Velmi problematická implementace QoS (tzv. best-effort služba, - metoda největší snahy, která má QoS nastaven na nulu a snaží se každý paket co nejrychleji a nejefektněji přenést k cíli.) </text:p>
      <text:p text:style-name="Standard"/>
      <text:p text:style-name="Standard">např. <text:span text:style-name="T3">Internet</text:span> </text:p>
      <text:p text:style-name="Standard"/>
      <text:p text:style-name="P2"/>
      <text:p text:style-name="P2"/>
      <text:p text:style-name="P2">34. Classless a Classful adresovanie</text:p>
      <text:p text:style-name="Standard"/>
      <text:p text:style-name="Standard"><text:span text:style-name="T12">Classless Inter-Domain Routing</text:span> (CIDR) je aktuální adresní schéma a mechanismus pro přidělování adres sítě Internet. Před zavedením CIDR byly adresy rozděleny do tříd (viz IP adresa) a koncovým sítím připojeným k Internetu se v závislosti na jejich velikosti přidělovala adresa sítě třídy A, B nebo C. To způsobovalo dva problémy, jejichž závažnost postupně narůstala: </text:p>
      <text:p text:style-name="Standard"/>
      <text:p text:style-name="Standard">Špatnou efektivitu využití adresního prostoru a v jejím důsledku rychle ubývající zásobu volných adres. Jako první začaly docházet adresy třídy B, protože sítí příliš velkých pro třídu C (256 místních adres) bylo mnoho a adres třídy B jen 16 tisíc (16384). </text:p>
      <text:p text:style-name="Standard"><text:soft-page-break/></text:p>
      <text:p text:style-name="Standard">Velké směrovací tabulky, protože adresy sítí se přidělovaly náhodně. To znamenalo, že v páteřních částech Internetu musely směrovače uchovávat ve svých směrovacích tabulkách po jednom záznamu pro každou koncovou síť. Hrozilo, že velikost směrovacích tabulek přesáhne dostupnou velikost jejich operační paměti. </text:p>
      <text:p text:style-name="Standard"/>
      <text:p text:style-name="Standard">Jako řešení těchto problémů byl vyvinut a v roce 1993 zaveden CIDR. Jeho definici najdete v RFC 1517, RFC 1518, RFC 1519 a RFC 1520.</text:p>
      <text:p text:style-name="Standard"/>
      <text:p text:style-name="Standard">Nahrazuje původní „třídní charakter IP adres (třídy A, B a C) </text:p>
      <text:p text:style-name="Standard"/>
      <text:p text:style-name="Standard">IP adresy přidělovány po tzv. CIDR blocích . Velikost CIDR bloku je dána příslušnou maskou. Možno velmi pružně přizpůsobovat <text:s/>⇒ snížení tempa vyčerpávání adresového prostoru </text:p>
      <text:p text:style-name="Standard"/>
      <text:p text:style-name="Standard">Důsledek CIDRu: adresy závislé na poskytovateli -&gt; původně IP adresy nezávislé na způsobu jejich připojení .</text:p>
      <text:p text:style-name="Standard"/>
      <text:p text:style-name="Standard">Zavedení závislosti = poskytovatel získává CIDR blok, který si rozděluje dle svého uvážení . Vnější směrovače směrují jen na základě CIDR bloku . Při změně poskytovatele je potřeba síť přeadresovat (přečíslovat) .</text:p>
      <text:p text:style-name="Standard"/>
      <text:p text:style-name="P7">Classful: </text:p>
      <text:p text:style-name="Standard">RIP (routing internet protocol) verze 1 </text:p>
      <text:p text:style-name="Standard"/>
      <text:p text:style-name="Standard">Originální specifikace RIPu dle RFC 1058[1] používá směrování podle původních tříd IPv4 adres A, B nebo C. Periodické aktualizace směrování nezahrnují informace o masce sítě, protože podle původního systému je maska dána příslušností IP adresy do jedné ze tříd. <text:span text:style-name="T3">Chybí tak podpora pro CIDR</text:span> (Classless Inter-Domain Routing), což <text:span text:style-name="T3">znemožňuje existenci různě velkých podsítí</text:span> uvnitř jedné třídy IP adres. Všechny podsítě musí být stejně velké (tj. se stejnou maskou). <text:span text:style-name="T3">Neexistuje zde podpora pro vzájemnou autentizaci routerů</text:span>, a proto je protokol RIPv1 napadnutelný nejrůznějšími útoky.</text:p>
      <text:p text:style-name="Standard"/>
      <text:p text:style-name="Standard">Zcela první metoda přidělování adres </text:p>
      <text:p text:style-name="Standard">adresní prostor rozdělen do 5 tříd: </text:p>
      <text:p text:style-name="Standard"/>
      <text:p text:style-name="Standard">A: 2^7 sítí, každá z nich 2^24 uzlů </text:p>
      <text:p text:style-name="Standard">B: 2^14 sítí, každá z nich 2^16 uzlů </text:p>
      <text:p text:style-name="Standard">C: 2^21 sítí, každá z nich 2^8 uzlů </text:p>
      <text:p text:style-name="Standard">D: multicastové adresy </text:p>
      <text:p text:style-name="Standard">E: rezervovaný prostor </text:p>
      <text:p text:style-name="Standard"/>
      <text:p text:style-name="Standard">Adresovani:</text:p>
      <text:p text:style-name="Standard"/>
      <text:p text:style-name="Standard">Adresa sítě (NetID): identifikuje danou síť (nemůže být přidělena uzlu/rozhraní) .</text:p>
      <text:p text:style-name="Standard">Tuto identifikaci lze využít pro směrování (viz později) .</text:p>
      <text:p text:style-name="Standard"/>
      <text:p text:style-name="Standard">Adresa uzlu/rozhraní (HostID): identifikuje jedinečný uzel v síti NetID </text:p>
      <text:p text:style-name="Standard"/>
      <text:p text:style-name="Standard"><text:soft-page-break/>Příklad: HostID = 147.251.48.1 ⇒ třída B ⇒ NetID = 147.251.0.0 </text:p>
      <text:p text:style-name="Standard"/>
      <text:p text:style-name="Standard">Problémy Classful adresování </text:p>
      <text:p text:style-name="Standard"/>
      <text:p text:style-name="Standard">nedostatečná granularita – každá třída rozdělena na pevný počet sítí s pevnou maximální velikostí = plýtvání adresním rozsahem </text:p>
      <text:p text:style-name="Standard"/>
      <text:p text:style-name="Standard">organizace chce využít 10 IP adres? Dostane C třídu (256 adres) </text:p>
      <text:p text:style-name="Standard">organizace chce využít 270 IP adres? Dostane B třídu (65536 adres) </text:p>
      <text:p text:style-name="Standard">organizace chce využít 70000 IP adres? Dostane A třídu (2097152 </text:p>
      <text:p text:style-name="Standard">adres) </text:p>
      <text:p text:style-name="Standard">možné řešení: přidělování více síťových adres menší třídy </text:p>
      <text:p text:style-name="Standard"/>
      <text:p text:style-name="Standard">popsané řešení generuje nárůst směrovacích tabulek </text:p>
      <text:p text:style-name="Standard">-&gt;roste objem směrovacích informací, které musí být zpracovávány při rozhodování o volbě dalšího směru procházejícího paketu </text:p>
      <text:p text:style-name="Standard"/>
      <text:p text:style-name="Standard">-&gt;nutnost prohledávání tabulek (lineární složitost) </text:p>
      <text:p text:style-name="Standard"/>
      <text:p text:style-name="Standard">Ilustrace problému: organizace s 1500 uzly </text:p>
      <text:p text:style-name="Standard">1 přidělena adresa třídy B ⇒ zabráno 65536 adres ⇒ 1 záznam ve sm.tabulce </text:p>
      <text:p text:style-name="Standard">2 přiděleno 8 adres třídy C ⇒ zabráno 2048 adres ⇒ 8 záznamů ve sm.tabulce </text:p>
      <text:p text:style-name="Standard"/>
      <text:p text:style-name="Standard">Problémy Classful adresování – řešení (Subnetting, Supernetting )</text:p>
      <text:p text:style-name="Standard"/>
      <text:p text:style-name="Standard">Lze přidělenou adresu sítě dále dělit do menších podsítí - např. rozdělení sítě dle organizačních složek v rámci jedné organizace. Cili lze rozdělit jednu síťovou IP adresu na několik menších síťových adres = Subnetting </text:p>
      <text:p text:style-name="Standard"/>
      <text:p text:style-name="Standard">Lze využít skutečnosti, že organizace má přidělen souvislý blok adres </text:p>
      <text:p text:style-name="Standard">určité třídy. Cili lze spojit několik "sousedních" síťových adres do jedné síťové adresy -&gt; snížení velikosti směrovacích tabulek = Supernetting </text:p>
      <text:p text:style-name="Standard"/>
      <text:p text:style-name="Standard"/>
      <text:p text:style-name="P2">Classful adresování – Subnetting </text:p>
      <text:p text:style-name="P2"/>
      <text:p text:style-name="Standard">standardní IP adresa poskytuje dvouúrovňovou hierarchii adresa sítě a adresa uzlu </text:p>
      <text:p text:style-name="Standard">Subnetting zavádí možnost tříúrovňové hierarchie -&gt; adresa sítě, adresa podsítě a adresa uzlu </text:p>
      <text:p text:style-name="Standard"/>
      <text:p text:style-name="Standard">Využitelné v nějaké geograficky omezené oblasti (velké organizace, univerzity, ISPs) </text:p>
      <text:p text:style-name="Standard">síť rozdělena na menší podsítě (subnetworks (subnets)) </text:p>
      <text:p text:style-name="Standard"/>
      <text:p text:style-name="Standard">důležitý princip uzavřenosti: </text:p>
      <text:p text:style-name="Standard">„zvenčí” (z pohledu Internetu) se jeví jako 1 síť (1 záznam ve sm. tabulkách), podsítě se rozlišují až na hraničním směrovači -&gt; má pouze lokální platnost, nikoli platnost globální </text:p>
      <text:p text:style-name="Standard"/>
      <text:p text:style-name="P2">Classful adresování – Supernetting </text:p>
      <text:p text:style-name="Standard"><text:soft-page-break/></text:p>
      <text:p text:style-name="Standard">Supernetting je pravým opakem subnettingu v tom, že posouvá pomyslnou dělící čáru mezi oběma složkami IP adresy směrem k vyšším bitům (na obrázcích doleva). Tím vlastně spojuje (agreguje) několik původně samostatných síťových IP adres v jednu výslednou. Nemohou to ale být zcela libovolné síťové adresy, nýbrž jen takové, které se shodují v určitém počtu vyšších bitů své síťové části, a vyčerpávají všechny bitové kombinace v příslušném počtu nižších bitů své síťové části (viz obrázek). S jistou dávkou zjednodušení by šlo říci, že musí jít o "sousední" síťové adresy. </text:p>
      <text:p text:style-name="Standard"/>
      <text:p text:style-name="P2">35) Distribuované směrování – základní přístupy </text:p>
      <text:p text:style-name="P2"/>
      <text:p text:style-name="Text_20_body">Dělí se do dvou tříd distribuovaných protokolů</text:p>
      <text:p text:style-name="Text_20_body"/>
      <text:p text:style-name="P36">Distance Vector </text:p>
      <text:p text:style-name="P36"/>
      <text:p text:style-name="P32">Sousední směrovače si v pravidelných intervalech či při topologické změně (např. výpadek zařízení) vyměňují kompletní kopie svých směrovacích tabulek .</text:p>
      <text:p text:style-name="P32"/>
      <text:p text:style-name="P32">Na základe obsahu přijatých updatů si pak doplňují nové informace a inkrementují své distance vektor číslo (metrika udávající počet hopů k dané síti )</text:p>
      <text:p text:style-name="P32"/>
      <text:p text:style-name="P32">=&gt; čili „<text:span text:style-name="T3">všechny informace jen svým sousedům</text:span> ”</text:p>
      <text:p text:style-name="P32"/>
      <text:p text:style-name="P32">Nevýhoda: periodické vysílání, možnost zacyklení </text:p>
      <text:p text:style-name="P32"/>
      <text:p text:style-name="P32">Řešení: dělení horizontu -&gt; směrovač nesděluje cestu zpět uzlu, od kterého se o ní dozvěděl .</text:p>
      <text:p text:style-name="P32">Problém zůstává ve složitějších topologiích (navržena řada rozšíření) </text:p>
      <text:p text:style-name="P32"/>
      <text:p text:style-name="P35">Algoritmus </text:p>
      <text:p text:style-name="P32"/>
      <text:p text:style-name="P32"><text:span text:style-name="T6">Předpoklad</text:span>: </text:p>
      <text:p text:style-name="P32">každý směrovač zná pouze cestu a cenu ke svým sousedům </text:p>
      <text:p text:style-name="P32"/>
      <text:p text:style-name="P32"><text:span text:style-name="T6">Cíl</text:span>: </text:p>
      <text:p text:style-name="P32">v každém směrovači směrovací tabulka pro každý cíl </text:p>
      <text:p text:style-name="P32"/>
      <text:p text:style-name="P32"><text:span text:style-name="T6">Idea</text:span>: </text:p>
      <text:p text:style-name="P32">řekni sousedům svou představu směrovací tabulky </text:p>
      <text:p text:style-name="P32"/>
      <text:p text:style-name="P32"><text:span text:style-name="T6">Inicializace</text:span>: </text:p>
      <text:p text:style-name="P32"><text:span text:style-name="T3">sousedé</text:span>: známá cena . Distance Vector = &lt; cil, cena &gt; </text:p>
      <text:p text:style-name="P32"><text:span text:style-name="T3">ostatní</text:span>: nekonečno,resp. hodnota definovaná jako nekonečno (pro RIP např. 16) </text:p>
      <text:p text:style-name="P32"/>
      <text:p text:style-name="P32"><text:span text:style-name="T6">Aktualizace</text:span>: </text:p>
      <text:p text:style-name="P32"><text:span text:style-name="T3">pokud</text:span> je <text:span text:style-name="T3">cesta</text:span> v získaném DV zvětšená o cenu cesty k danému sousedovi <text:span text:style-name="T3">lepší</text:span> než stávající uložená, <text:span text:style-name="T3">aktualizuj</text:span> tabulku </text:p>
      <text:p text:style-name="P32"/>
      <text:p text:style-name="P32"><text:soft-page-break/></text:p>
      <text:p text:style-name="P32"/>
      <text:p text:style-name="P32"/>
      <text:p text:style-name="P32"/>
      <text:p text:style-name="P35">Protokol RIP </text:p>
      <text:p text:style-name="P35"/>
      <text:p text:style-name="P33">WIKIPEDIE:</text:p>
      <text:p text:style-name="P33">“<text:span text:style-name="T3">Routing Information Protocol</text:span> (RIP) je v informatice směrovací protokol umožňující směrovačům (routerům) komunikovat mezi sebou a reagovat na změny topologie počítačové sítě. Ačkoliv tento protokol patří mezi nejstarší doposud používané směrovací protokoly v sítích IP, má stále své uplatnění v menších sítích a to především pro svoji nenáročnou konfiguraci a jednoduchost.”</text:p>
      <text:p text:style-name="P33"/>
      <text:p text:style-name="P33">SLIDY</text:p>
      <text:p text:style-name="P33"/>
      <text:p text:style-name="P37">Hlavní představitel DV směrování </text:p>
      <text:p text:style-name="P32"/>
      <text:p text:style-name="P32">RIPv1 (RFC 1058) </text:p>
      <text:p text:style-name="P32">RIPv2 (RFC 1723) – přidává např. autentizaci směrovacích informací </text:p>
      <text:p text:style-name="P32"/>
      <text:p text:style-name="P32">Sítě identifikovány s využitím mechanismu CIDR . </text:p>
      <text:p text:style-name="P32"/>
      <text:p text:style-name="P32">Jako <text:span text:style-name="T3">metrika</text:span> se využívá <text:span text:style-name="T3">počet</text:span> <text:span text:style-name="T3">hopů</text:span> :</text:p>
      <text:p text:style-name="P32"/>
      <text:p text:style-name="P32">- <text:span text:style-name="T3">přenos paketu mezi 2 sousedními směrovači</text:span> má délku 1 </text:p>
      <text:p text:style-name="P32">- nekonečno = 16 </text:p>
      <text:p text:style-name="P32">⇒ nelze použít pro sítě s minimálním počtem hopů mezi libovolnými dvěma směrovači &gt; 15 </text:p>
      <text:p text:style-name="P32"/>
      <text:p text:style-name="P32">směrovače zasílají informaci každých 30 sekund </text:p>
      <text:p text:style-name="P32">triggered update při změně stavu hrany </text:p>
      <text:p text:style-name="P32">časový limit 180s (detekce chyb spojení) </text:p>
      <text:p text:style-name="P32"/>
      <text:p text:style-name="P32">použití: </text:p>
      <text:p text:style-name="P32">vhodné pro <text:span text:style-name="T3">malé</text:span> <text:span text:style-name="T3">sítě</text:span> a <text:span text:style-name="T3">stabilní</text:span> <text:span text:style-name="T3">linky</text:span> </text:p>
      <text:p text:style-name="P32"><text:span text:style-name="T3">není</text:span> příliš vhodný pro <text:span text:style-name="T3">redundantní</text:span> sítě </text:p>
      <text:p text:style-name="P32"/>
      <text:p text:style-name="P36">Link State </text:p>
      <text:p text:style-name="P36"/>
      <text:p text:style-name="P34">Jednotlivé směrovače si zasílají pouze <text:span text:style-name="T3">informace o stavu linek</text:span>, na něž jsou bezprostředně připojeny <text:span text:style-name="T3">udržují</text:span> si tak kompletní <text:span text:style-name="T3">informace</text:span> o <text:span text:style-name="T3">topologii</text:span> dané sítě – zařízení jsou si <text:span text:style-name="T3">vědoma</text:span> <text:span text:style-name="T3">všech</text:span> ostatních zařízení <text:span text:style-name="T3">na</text:span> <text:span text:style-name="T3">síti</text:span> . Pak se počítá nejkratší cesta .</text:p>
      <text:p text:style-name="P34"/>
      <text:p text:style-name="P34">=&gt; čili „<text:span text:style-name="T3">informace o svých sousedech všem</text:span> ”</text:p>
      <text:p text:style-name="P32"/>
      <text:p text:style-name="P32">= směrovače si zasílají pouze <text:span text:style-name="T3">informaci</text:span> o <text:span text:style-name="T3">stavu</text:span> <text:span text:style-name="T3">linek</text:span>, na něž jsou <text:span text:style-name="T3">bezprostředně</text:span> <text:span text:style-name="T3">připojeny</text:span> </text:p>
      <text:p text:style-name="P32">-&gt; získají tím kompletní <text:span text:style-name="T3">mapu</text:span> <text:span text:style-name="T3">sítě -&gt;</text:span>pak si počítají nejkratší cesty (např. s využitím Dijkstrova algoritmu) </text:p>
      <text:p text:style-name="P32"/>
      <text:p text:style-name="P32"><text:soft-page-break/>Směrovače <text:span text:style-name="T3">testují</text:span> pouze <text:span text:style-name="T3">dosažitelnost</text:span> svých bezprostředních <text:span text:style-name="T3">sousedů</text:span> </text:p>
      <text:p text:style-name="P32"/>
      <text:p text:style-name="P32"/>
      <text:p text:style-name="P32">Pro výpočet vzdálenosti mezi uzly je použit <text:span text:style-name="T3">Dijkstrův</text:span> algoritmus </text:p>
      <text:p text:style-name="P32"/>
      <text:p text:style-name="P32"><text:span text:style-name="T3">Výhoda</text:span>: konvergují rychleji než DV, vhodné i pro rozsáhlé sítě </text:p>
      <text:p text:style-name="Text_20_body"><text:span text:style-name="T3">Nevýhoda</text:span>: výpočetně složitější. složitější algoritmus ⇒ větší nároky na CPU a paměť směrovače. </text:p>
      <text:p text:style-name="Text_20_body"/>
      <text:p text:style-name="P38">Algoritmus </text:p>
      <text:p text:style-name="P38"/>
      <text:p text:style-name="Text_20_body"><text:span text:style-name="T6">Předpoklad</text:span>: </text:p>
      <text:p text:style-name="Text_20_body">každý směrovač zná pouze cestu a cenu ke svým sousedům </text:p>
      <text:p text:style-name="Text_20_body"/>
      <text:p text:style-name="Text_20_body"><text:span text:style-name="T6">Cíl</text:span>: </text:p>
      <text:p text:style-name="Text_20_body">v každém směrovači směrovací tabulka pro každý cíl </text:p>
      <text:p text:style-name="Text_20_body"/>
      <text:p text:style-name="Text_20_body"><text:span text:style-name="T6">Idea</text:span>: </text:p>
      <text:p text:style-name="Text_20_body">šíří se topologie, cesty si počítají směrovače samy </text:p>
      <text:p text:style-name="Text_20_body">fáze 1: šíření topologie (broadcast) </text:p>
      <text:p text:style-name="Text_20_body">fáze 2: výpočet nejkratší cesty – (Dijkstra) </text:p>
      <text:p text:style-name="Text_20_body"/>
      <text:p text:style-name="Text_20_body">směrovače si udržují databázi stavů linek a <text:span text:style-name="T3">periodicky</text:span> posílají LS pakety svým sousedům </text:p>
      <text:p text:style-name="Text_20_body"/>
      <text:p text:style-name="Text_20_body">obsah LS paketu: identifikátor uzlu, cena spojů k sousedům, pořadové , číslo, doba platnosti </text:p>
      <text:p text:style-name="Text_20_body"/>
      <text:p text:style-name="Text_20_body">každý směrovač přeposílá LS pakety dále (kromě toho, od nějž informaci dostal) </text:p>
      <text:p text:style-name="P38"/>
      <text:p text:style-name="Text_20_body"><text:span text:style-name="T3">Open Shortest Path First</text:span> (<text:span text:style-name="T3">OSPF)</text:span> </text:p>
      <text:p text:style-name="Text_20_body">= nejpoužívanější LS protokol současnosti </text:p>
      <text:p text:style-name="Text_20_body">metrika: cena (cost) = číslo (v rozsahu 1 až 65535) přiřazené ke každému rozhraní směrovače .</text:p>
      <text:p text:style-name="Text_20_body"/>
      <text:p text:style-name="Text_20_body">čím menší číslo, tím má cesta lepší metriku (bude tedy preferována) = uzly grafu + hodnota hrany grafu u Dijsktry</text:p>
      <text:p text:style-name="Text_20_body"/>
      <text:p text:style-name="Text_20_body">standardně je ke každému rozhraní přiřazena <text:span text:style-name="T3">cena</text:span> automaticky <text:span text:style-name="T3">odvozená</text:span> z <text:span text:style-name="T3">šířky</text:span> <text:span text:style-name="T3">pásma</text:span> (bandwidth) <text:soft-page-break/>daného rozhraní </text:p>
      <text:p text:style-name="Text_20_body"><text:span text:style-name="T3">cost</text:span> = <text:span text:style-name="T3">100000000/bandwidth</text:span> (bw v bps) </text:p>
      <text:p text:style-name="Text_20_body">možno ručně měnit </text:p>
      <text:p text:style-name="Text_20_body"/>
      <text:p text:style-name="Text_20_body">rozšíření: </text:p>
      <text:p text:style-name="Text_20_body"><text:span text:style-name="T3">autentizace</text:span> zpráv , <text:span text:style-name="T3">směrovací</text:span> oblasti – další úroveň hierarchie , <text:span text:style-name="T3">load-balancing</text:span> – více cest se stejnou cenou </text:p>
      <text:p text:style-name="Text_20_body"/>
      <text:p text:style-name="P2">36) flow vs. congestion control </text:p>
      <text:p text:style-name="P2"/>
      <text:p text:style-name="Standard"><text:span text:style-name="T12">Flow control </text:span>je metoda, která dovoluje řídit tok dat mezi dvěma propojenými zařízeními. </text:p>
      <text:p text:style-name="Standard"/>
      <text:p text:style-name="Standard">Řízení toku (Flow Control) </text:p>
      <text:p text:style-name="Standard">zabraňuje zahlcení příjemce , mechanismy stop-and-wait, sliding-window </text:p>
      <text:p text:style-name="Standard"/>
      <text:p text:style-name="Standard">Flow Control Techniques – End-to-end:</text:p>
      <text:p text:style-name="Standard"/>
      <text:p text:style-name="Standard"><text:s/>Flow control is a technique for assuring that a transmitting entity does not overwhelm a receiving entity with data. A receiving entity typically allocates a data buffer of some maximum length for a transfer. When data is received, the receiver must do some amount of processing before passing the data to the higher level software. In the absense of flow control, the receiver’s buffer may fill up, and overflow while it is processing old data. Basically there are two types of flow control mechanisms. </text:p>
      <text:p text:style-name="Standard"/>
      <text:p text:style-name="P7">Stop-and-Wait Flow Control </text:p>
      <text:p text:style-name="Standard"/>
      <text:p text:style-name="Standard">The simplest form of flow control is stop-and-wait and works as follows. A source entity transmits a frame. After reception, the destination entity indicates its willingness to accept another frame by sending back an acknowledgement to the frame just received. <text:span text:style-name="T3">The source must wait until it receives the acknowledgement before sending the next frame</text:span>. The destination can thus stop flow of data by just withholding the acknowledgement. This method <text:span text:style-name="T3">fails</text:span> if the <text:span text:style-name="T3">message</text:span> transmitted is <text:span text:style-name="T3">very</text:span> <text:span text:style-name="T3">large</text:span>. Care must be taken to split the large frames into smaller ones of size lesser than maximum buffer size. Smaller blocks also provide the following advantages.</text:p>
      <text:p text:style-name="Standard"/>
      <text:p text:style-name="Standard">The longer the transmission, the more likely there will be an error, thus necessitating retransmission of the entire frame. With smaller frames, errors are detected sooner and a smaller amount of data needed to be retransmitted. </text:p>
      <text:p text:style-name="Standard"/>
      <text:p text:style-name="Standard">On a shared medium that is usually desirable not to permit one station to occupy the medium for long and this causes delay at the other pending stations. </text:p>
      <text:p text:style-name="Standard"/>
      <text:p text:style-name="P7">Sliding Window Flow Control </text:p>
      <text:p text:style-name="Standard"><text:s/></text:p>
      <text:p text:style-name="Standard"><text:s/>This flow control comes to the rescue where the<text:span text:style-name="T3"> buffer size is limited</text:span> and pre-established. During a typical communication between a sender and a receiver <text:span text:style-name="T3">the receiver allocates buffer space for n </text:span><text:soft-page-break/><text:span text:style-name="T3">frames, where n is the buffer size in frames</text:span>. Thus, <text:span text:style-name="T3">the receiver can accept n frames and the </text:span><text:span text:style-name="T3">sender can send n frames without waiting for an acknowledgment</text:span>. To keep track of which frames have been acknowledged each is labelled with a sequence number. The receiver acknowledges a frame by sending an acknowledgement that includes the sequence number of the next frame expected. This <text:span text:style-name="T3">acknowledgement</text:span> also explicitly <text:span text:style-name="T3">announces</text:span> that the <text:span text:style-name="T3">receiver</text:span> is <text:span text:style-name="T3">ready</text:span> to <text:span text:style-name="T3">receive</text:span> <text:span text:style-name="T3">n</text:span> <text:span text:style-name="T3">frames,</text:span> begining with the number specified. Both the sender and receiver maintain what is called a <text:span text:style-name="T3">window</text:span>. The <text:span text:style-name="T3">size of </text:span><text:span text:style-name="T3">the window <text:s/>is less than or equal to the buffer size</text:span>. </text:p>
      <text:p text:style-name="Standard"><text:s/></text:p>
      <text:p text:style-name="Standard">As compared to stop-and-wait flow control the <text:span text:style-name="T3">sliding window flow control has a far better <text:s/>performance.</text:span> This is because in a <text:span text:style-name="T3">wireless environment data rates are very low</text:span> and <text:span text:style-name="T3">noise level is very high</text:span>, so waiting for an acknowledge for every packet that is transfered does not seem feasible. Thus,Transferring data as a bulk ( Once the medium is allocated ) would yield a better performance in terms of higher throughput. So the choice is sliding window flow control. </text:p>
      <text:p text:style-name="Standard"/>
      <text:p text:style-name="Standard"/>
      <text:p text:style-name="Standard"><text:span text:style-name="T12">Network congestion control</text:span> <text:s/>(not end to end)</text:p>
      <text:p text:style-name="Standard"/>
      <text:p text:style-name="Standard">In this scheme, end systems throttle back in order to avoid congesting the network. The mechanism is similar to end-to-end flow controls, but the intention is to <text:span text:style-name="T3">reduce</text:span> <text:span text:style-name="T3">congestion</text:span> in the <text:span text:style-name="T3">network</text:span>, <text:span text:style-name="T3">not</text:span> the <text:span text:style-name="T3">receiver</text:span>.</text:p>
      <text:p text:style-name="Standard"/>
      <text:p text:style-name="P2"><text:s/>= Prevence zahlcení (Congestion Avoidance) </text:p>
      <text:p text:style-name="P2"/>
      <text:p text:style-name="Standard">standardní chování front: fronta se plní, žádné pakety nejsou zahazovány jakmile je fronta plná, nově příchozí pakety jsou zahozeny </text:p>
      <text:p text:style-name="Standard"/>
      <text:p text:style-name="P2">nevýhody: </text:p>
      <text:p text:style-name="P2"/>
      <text:p text:style-name="Standard">nemožnost pružné reakce na blížící se zaplnění fronty (odesílatel se o tomto stavu s předstihem nedozví) </text:p>
      <text:p text:style-name="Standard"/>
      <text:p text:style-name="Standard">může dojít k synchronizaci zahlcení mezi více směrovači a vytváření vln, kdy dojde k zahlcení a kdy naopak nejsou cesty využity (důsledek chování TCP protokolu) </text:p>
      <text:p text:style-name="Standard"/>
      <text:p text:style-name="P7">Random Early Detection (RED) </text:p>
      <text:p text:style-name="Standard">přesáhne-li zaplnění fronty určitou mez, začne směrovač zahazovat pakety náhodně vybraných toků </text:p>
      <text:p text:style-name="Standard">⇒ odesílatel daného toku sníží rychlost odesílání (= reakce na ztrátu) </text:p>
      <text:p text:style-name="Standard"/>
      <text:p text:style-name="Standard">pravděpodobnost zahození paketu se zvyšuje se zvyšujícím se zaplněním fronty . Odstraňuje problém globální synchronizace.</text:p>
      <text:p text:style-name="Standard"/>
      <text:p text:style-name="Standard"/>
      <text:p text:style-name="P7">Weighted Random Early Detection (WRED) </text:p>
      <text:p text:style-name="Standard">totéž, co RED, avšak pravděpodobnost zahození paketu závisí také na prioritě paketu (resp. toku, kterému přísluší) </text:p>
      <text:p text:style-name="Standard"/>
      <text:p text:style-name="Standard"/>
      <text:p text:style-name="Standard"><text:soft-page-break/></text:p>
      <text:p text:style-name="Standard"/>
      <text:p text:style-name="P2">37) Dynamicke vs. well-known porty, jeden w-k port (priklad), kdo stanovuje w-k porty </text:p>
      <text:p text:style-name="Standard"/>
      <text:p text:style-name="Standard">Wel-Known porty: <text:s/>– porty v rozsahu 0 až 1023; vyhrazené pro nejběžnější služby</text:p>
      <text:p text:style-name="Standard"/>
      <text:p text:style-name="Standard">20 <text:tab/>tcp <text:tab/>udp <text:tab/>FTP (data) </text:p>
      <text:p text:style-name="Standard">21 <text:tab/>tcp <text:tab/>udp <text:tab/>FTP (příkazy) </text:p>
      <text:p text:style-name="Standard">22 <text:tab/>tcp <text:tab/>udp <text:tab/>SSH </text:p>
      <text:p text:style-name="Standard">23 <text:tab/>tcp <text:tab/>udp <text:tab/>Telnet </text:p>
      <text:p text:style-name="Standard">25 <text:tab/>tcp <text:tab/>udp <text:tab/>SMTP </text:p>
      <text:p text:style-name="Standard">53 <text:tab/>tcp <text:tab/>udp <text:tab/>DNS </text:p>
      <text:p text:style-name="Standard">66 <text:tab/>tcp <text:tab/>udp <text:tab/>Oracle SQL*NET </text:p>
      <text:p text:style-name="Standard">69 <text:tab/>tcp <text:tab/>udp <text:tab/>TFTP </text:p>
      <text:p text:style-name="Standard">79 <text:tab/>tcp <text:tab/>udp <text:tab/>Finger </text:p>
      <text:p text:style-name="Standard">80 <text:tab/>tcp <text:tab/>udp <text:tab/>HTTP </text:p>
      <text:p text:style-name="Standard">88 <text:tab/>tcp <text:tab/>udp <text:tab/>Kerberos</text:p>
      <text:p text:style-name="Standard"/>
      <text:p text:style-name="Standard">dynamické a soukromé porty – v rozsahu 49152 až 65535, vyhrazené pro dynamické přidělování a soukromé využití, nejsou pevně přiděleny žádné aplikaci</text:p>
      <text:p text:style-name="Standard"/>
      <text:p text:style-name="Standard">Porty, které vznikají dynamicky, na základě momentální potřeby, a také dynamicky zanikají (zatímco u dobře známých portů si lze představit, že existují trvale). </text:p>
      <text:p text:style-name="Standard"/>
      <text:p text:style-name="Standard">Takovéto dynamické porty slouží pro dočasnou komunikaci dvou entit (např. aplikací), které již spolu "navázaly" kontakt, typicky přes nějaký dopbře známý port. Například při přenosech souborů pomocí protokolu FTP je požadavek na přenos nejprve adresován FTP serveru na dobře známý port č. 21, ale pro faktický přenos je zřízen dynamický port, skrz který pak proudí příslušná data, a po skončení přenosu tento port zase zaniká. </text:p>
      <text:p text:style-name="Standard"/>
      <text:p text:style-name="Standard"><text:span text:style-name="T13">38. Ak</text:span><text:span text:style-name="T2">ý problém majú riešiť smerovacie protokoly? Ktorej vrstve ISO/OSI modelu to náleží? Popíšte princíp jedného, Vami zvoleného, smerovacieho protokolu</text:span></text:p>
      <text:p text:style-name="P1"/>
      <text:p text:style-name="P11">Směrování (anglicky routing, též routování) označuje v informatice určování cest datagramů v prostředí počítačových sítí. Směrování zajišťují nejen routery, ale i koncové stanice (při vysílání) a jeho <text:span text:style-name="T3">úkolem</text:span> je <text:span text:style-name="T3">doručit</text:span> <text:span text:style-name="T3">datagram</text:span> (resp. <text:span text:style-name="T3">paket</text:span>) <text:span text:style-name="T3">adresátovi</text:span>, pokud možno co <text:span text:style-name="T3">nejefektivnější</text:span> cestou. Směrování zajišťuje <text:span text:style-name="T3">síťová</text:span> <text:span text:style-name="T3">vrstva</text:span> modelu ISO/OSI a je využíváno v <text:span text:style-name="T3">lokálních</text:span> sítích <text:span text:style-name="T3">LAN</text:span> i na Internetu, kde jsou dnes směrovány zejména IP datagramy. Síťová infrastruktura mezi odesílatelem a adresátem paketu může být velmi složitá, a proto se <text:span text:style-name="T3">směrování</text:span> <text:span text:style-name="T3">zpravidla</text:span> <text:span text:style-name="T3">nezabývá</text:span> <text:span text:style-name="T3">celou</text:span> <text:span text:style-name="T3">cestou</text:span> paketu, ale řeší vždy jen jeden krok, tj. <text:span text:style-name="T3">komu</text:span> <text:span text:style-name="T3">datagram</text:span> <text:span text:style-name="T3">předat</text:span> jako dalšímu (Distance-vector).</text:p>
      <text:p text:style-name="P10"/>
      <text:p text:style-name="P10">Směrovací proces lze zhruba přirovnat k cestě autem. Přijedete ke křižovatce, podíváte se na ukazatele a podle nich se rozhodnete, kam se dát. Řekněme, že jedete do Prahy a Praha je značena vpravo. Zabočíte tedy doprava a neřešíte, jak budete postupovat na další křižovatce. Teprve když na ni dojedete, prohlédnete si zdejší sadu ukazatelů a provedete další rozhodnutí (např. pojedete rovně). A tak dále, dokud nedorazíte do cíle. Podobně každé směrující zařízení v sobě má sadu pravidel (ukazatelů směru), která říkají, kam se mají předávat pakety směřující k určeným cílům. Podle nich <text:soft-page-break/>data předá některému ze sousedů a tam se rozhodovací proces bude opakovat podle zdejších pravidel. V každém uzlu sítě není možné z kapacitních důvodů uvádět pravidla pro dosažení všech cílů. Proto jsou pravidla při směrování zobecňována podobně, jako při cestě autem, kdy jsou na křižovatkách <text:span text:style-name="T3">uvedeny</text:span> vždy <text:span text:style-name="T3">jen</text:span> <text:span text:style-name="T3">důležité</text:span> <text:span text:style-name="T3">cíle</text:span> (buď v <text:span text:style-name="T3">bezprostřední</text:span> <text:span text:style-name="T3">blízkosti</text:span> nebo <text:span text:style-name="T3">obecné</text:span> <text:span text:style-name="T3">dálkové</text:span> cíle).</text:p>
      <text:p text:style-name="P10"/>
      <text:p text:style-name="P10">Priklad: <text:span text:style-name="T12">IP protokol verze 4</text:span></text:p>
      <text:p text:style-name="P10"/>
      <text:p text:style-name="P10">Funkce protokolu </text:p>
      <text:p text:style-name="P10"/>
      <text:p text:style-name="P10">Internet Protocol je zodpovědný za <text:span text:style-name="T3">směrování</text:span> datagramů (paketů) ze <text:span text:style-name="T3">zdrojového</text:span> počítače do <text:span text:style-name="T3">cílového</text:span> hostitele přes <text:span text:style-name="T3">jednu</text:span> nebo <text:span text:style-name="T3">více</text:span> <text:span text:style-name="T3">IP</text:span> <text:span text:style-name="T3">sítí</text:span>. Paket se skládá z řídících dat (metadat) a z uživatelských dat (užitečné zatížení, anglicky payload). Řídící data poskytují síti potřebná <text:span text:style-name="T3">data</text:span> k <text:span text:style-name="T3">doručení</text:span> paketu, například <text:span text:style-name="T3">adresu</text:span> <text:span text:style-name="T3">zdroje</text:span> a <text:span text:style-name="T3">cíle</text:span>, kódy pro <text:span text:style-name="T3">detekci</text:span> <text:span text:style-name="T3">chyb</text:span> – <text:span text:style-name="T3">kontrolní</text:span> <text:span text:style-name="T3">součty</text:span> a <text:span text:style-name="T3">informace</text:span> o <text:span text:style-name="T3">pořadí</text:span>. </text:p>
      <text:p text:style-name="P10"/>
      <text:p text:style-name="P10">Data se v IP síti posílají po blocích nazývaných <text:span text:style-name="T3">datagramy</text:span>. Jednotlivé <text:span text:style-name="T3">datagramy</text:span> putují sítí zcela nezávisle, na začátku komunikace není potřeba navazovat spojení či jinak „připravovat cestu“ datům, přestože spolu třeba příslušné stroje nikdy předtím nekomunikovaly. </text:p>
      <text:p text:style-name="P10"/>
      <text:p text:style-name="P10">IP v doručování datagramů poskytuje <text:span text:style-name="T3">nespolehlivou</text:span> <text:span text:style-name="T3">službu</text:span>, označuje se také jako <text:span text:style-name="T3">best</text:span> <text:span text:style-name="T3">effort</text:span> – „nejlepší úsilí“; tj. <text:span text:style-name="T3">všechny</text:span> <text:span text:style-name="T3">stroje</text:span> na trase se datagram <text:span text:style-name="T3">snaží</text:span> podle svých možností <text:span text:style-name="T3">poslat</text:span> <text:span text:style-name="T3">blíže</text:span> <text:span text:style-name="T3">k</text:span> <text:span text:style-name="T3">cíli</text:span>, ale <text:span text:style-name="T3">nezaručují</text:span> prakticky <text:span text:style-name="T3">nic</text:span>. Datagram vůbec nemusí dorazit, může být naopak doručen několikrát a <text:span text:style-name="T3">neručí</text:span> se ani za <text:span text:style-name="T3">pořadí</text:span> doručených paketů. Pokud aplikace potřebuje spolehlivost, je potřeba ji implementovat v jiné vrstvě síťové architektury, typicky protokoly bezprostředně nad IP (viz TCP na L4). </text:p>
      <text:p text:style-name="P10"/>
      <text:p text:style-name="P10">Pokud by síť často ztrácela pakety, měnila jejich pořadí nebo je poškozovala, výkon sítě pozorovaný uživatelem by byl malý. Na druhou stranu příležitostná chyba nemívá pozorovatelný efekt. Navíc se obvykle používá vyšší vrstva, která ji automaticky opraví.</text:p>
      <text:p text:style-name="P10"/>
      <text:p text:style-name="P10">IPv4 – <text:span text:style-name="T3">fragmentace</text:span> datagramů </text:p>
      <text:p text:style-name="P10"/>
      <text:p text:style-name="P10">datagram při cestě k cíli prochází různými sítěmi . Ne všechny sítě (resp. využité L2 protokoly) mohou přenášet data stejné velikosti -&gt; Maximum Transfer Unit (MTU) – maximální velikost dat, které lze </text:p>
      <text:p text:style-name="P10">přenést využitým L2 protokolem .</text:p>
      <text:p text:style-name="P10">Určuje maximální velikost přenositelného IP datagramu (Total size) </text:p>
      <text:p text:style-name="P10"/>
      <text:p text:style-name="P10">situace: </text:p>
      <text:p text:style-name="P10">zdrojový uzel chce odeslat datagram, který je větší než MTU výstupní linky . Směrovač přijme datagram, který je větší než MTU výstupní linky .</text:p>
      <text:p text:style-name="P10"/>
      <text:p text:style-name="P10">řešení: provedení tzv. fragmentace IP datagramu :</text:p>
      <text:p text:style-name="P10"/>
      <text:p text:style-name="P10">původní datagram je rozdělen na několik menších datagramů (tzv. <text:s/>fragmenty) </text:p>
      <text:p text:style-name="P10">-&gt; každý fragment získá svou vlastní IP hlavičku (= stane se z něj nový, <text:s/>plnohodnotný datagram) </text:p>
      <text:p text:style-name="P10">-&gt; fragmenty na <text:span text:style-name="T3">cílovém</text:span> uzlu <text:span text:style-name="T3">složeny</text:span> do původního datagramu (před <text:s/>předáním transportnímu protokolu) </text:p>
      <text:p text:style-name="P10"/>
      <text:p text:style-name="P10"><text:soft-page-break/></text:p>
      <text:p text:style-name="P10"/>
      <text:p text:style-name="P10">složení fragmentů do původního datagramu vyžaduje: </text:p>
      <text:p text:style-name="P10"/>
      <text:p text:style-name="P10">identifikaci datagramu, kterému fragmenty náleží , znalost počtu fragmentů , znalost pozice každého fragmentu v původním datagramu (pozice = offset)</text:p>
      <text:p text:style-name="P10"/>
      <text:p text:style-name="P10">využití polí IP hlavičky: <text:span text:style-name="T3">Identification</text:span>, <text:span text:style-name="T3">Flags</text:span> a <text:span text:style-name="T3">Offset</text:span> </text:p>
      <text:p text:style-name="P10"/>
      <text:p text:style-name="P10"><text:span text:style-name="T3">Identification</text:span> – pole identifikuje původní datagram, kterému </text:p>
      <text:p text:style-name="P10">fragmenty náleží , tj. všechny fragmenty jednoho datagramu mají stejné identifikační číslo </text:p>
      <text:p text:style-name="P10"/>
      <text:p text:style-name="P10"><text:span text:style-name="T3">Flags</text:span> – 3-bitová hodnota: 1 bit rezervovaný , </text:p>
      <text:p text:style-name="P10"/>
      <text:p text:style-name="P10"><text:span text:style-name="T6">do-not-fragment</text:span> bit – hodnota 1 = datagram nesmí být fragmentován (v případě nutnosti generována ICMP zpráva – viz dále) </text:p>
      <text:p text:style-name="P10"/>
      <text:p text:style-name="P10"><text:span text:style-name="T6">more-fragment</text:span> <text:span text:style-name="T6">bit </text:span>– hodnota 1 = fragment není posledním fragmentem (0 určuje poslední fragment daného datagramu) </text:p>
      <text:p text:style-name="P10"/>
      <text:p text:style-name="P10"><text:span text:style-name="T3">Offset</text:span> – relativní pozice fragmentu v původním datagramu .</text:p>
      <text:p text:style-name="P10"/>
      <text:p text:style-name="P10">13 bitů ⇒ offset max. 8191 ⇒ nelze pokrýt větší datagramy </text:p>
      <text:p text:style-name="P10"/>
      <text:p text:style-name="P10">⇒ jednotka offsetu stanovena na 8 B </text:p>
      <text:p text:style-name="P10"/>
      <text:p text:style-name="P10">Kde se fragmentace <text:span text:style-name="T3">provádí</text:span>? - na <text:span text:style-name="T3">zdrojovém</text:span> <text:span text:style-name="T3">uzlu</text:span> , na <text:span text:style-name="T3">směrovači</text:span>/směrovačích </text:p>
      <text:p text:style-name="P10"/>
      <text:p text:style-name="P10">Kde se provádí <text:span text:style-name="T3">skládání</text:span> fragmentů? - <text:span text:style-name="T3">pouze</text:span> na <text:span text:style-name="T3">cílovém</text:span> uzlu </text:p>
      <text:p text:style-name="P10"/>
      <text:p text:style-name="P10">ztráta fragmentu = ztráta datagramu </text:p>
      <text:p text:style-name="P10">na směrovačích nelze skládat ze dvou důvodů: </text:p>
      <text:p text:style-name="P10">- zbytečná zátěž směrovače </text:p>
      <text:p text:style-name="P10">- fragmenty putují sítí nezávisle na sobě (tj. i jinými cestami) </text:p>
      <text:p text:style-name="P10"/>
      <text:p text:style-name="P10">Možno provádět vícenásobnou fragmentaci </text:p>
      <text:p text:style-name="P10">„fragmentaci fragmentu </text:p>
      <text:p text:style-name="P10">otázka: jak bude vypadat hlavička fragmentů fragmentu? </text:p>
      <text:p text:style-name="P10"/>
      <text:p text:style-name="P10"/>
      <text:p text:style-name="P10"/>
      <text:p text:style-name="P2">39) Dynamicke vs. staticke smerovani</text:p>
      <text:p text:style-name="P10"/>
      <text:p text:style-name="P7">Statické směrování </text:p>
      <text:p text:style-name="P2"/>
      <text:p text:style-name="P10">Při statickém (též neadaptivním) směrování nejsou za běhu počítače záznamy ve směrovací tabulce nijak měněny. Může je do ní zapsat správce počítače (typicky podle údajů poskytnutých správcem <text:soft-page-break/>příslušné počítačové sítě) nebo jsou do tabulky zapsány při startu počítače. Záznamy mohou být uchovány v konfiguračním souboru (v Microsoft Windows pak v registrech) nebo poskytovány například pomocí protokolu DHCP. </text:p>
      <text:p text:style-name="P10"/>
      <text:p text:style-name="P10">Statické směrování <text:span text:style-name="T3">typicky</text:span> používají <text:span text:style-name="T3">koncové</text:span> <text:span text:style-name="T3">stanice</text:span> nebo <text:span text:style-name="T3">routery</text:span> v malých počítačových sítích (LAN), protože záznamy není v průběhu činnosti zařízení měnit a nebo proto, že jsou záznamy jednoduché. </text:p>
      <text:p text:style-name="P10"/>
      <text:p text:style-name="P7">Dynamické směrování </text:p>
      <text:p text:style-name="P2"/>
      <text:p text:style-name="P10">Dynamické (adaptivní) směrování průběžně reaguje na změny v počítačové síti (přidávání nebo odebírání podsítí) a přizpůsobuje jim obsah směrovací tabulky. Podle způsobu, jakým si jednotlivá zařízení vyměňují informace o změnách v počítačové síti, lze dynamické směrování rozdělit do několika základních skupin (které se vzájemně prolínají a kombinují). Pro distribuci těchto informací mezi směrovači se používají různé směrovací protokoly (Routing Information Protokol).</text:p>
      <text:p text:style-name="P10"/>
      <text:p text:style-name="P2">Způsoby dynamickeho smerovani:</text:p>
      <text:p text:style-name="P10"/>
      <text:p text:style-name="P7">Centralizované </text:p>
      <text:p text:style-name="P10"/>
      <text:p text:style-name="P10"><text:s text:c="4"/>V centralizovaném směrování posílají všechny směrovače <text:span text:style-name="T3">informace</text:span>, které vědí o <text:span text:style-name="T3">stavu</text:span> <text:span text:style-name="T3">okolní</text:span> sítě do <text:span text:style-name="T3">jednoho</text:span> <text:span text:style-name="T3">centra</text:span>. Řídící centrum sestavuje mapu sítě, vypočítá směrovací tabulky a rozesílá je směrovačům. </text:p>
      <text:p text:style-name="P10"/>
      <text:p text:style-name="P7">Distribuované </text:p>
      <text:p text:style-name="P7"/>
      <text:p text:style-name="P10"><text:s text:c="4"/>Distribuované směrování představuje standardní přístup ke směrování v síti Internet. Informace o změnách se předávají postupně mezi <text:span text:style-name="T3">sousedními</text:span> <text:span text:style-name="T3">směrovači</text:span>, až se <text:span text:style-name="T3">rozšíří</text:span> do celé sítě. Tento přístup je dostatečně pružný a robustní, aby zvládl i dost rozlehlé sítě. Nejvýznamnějšími představiteli distribuovaných protokolů jsou: RIP, BGP. </text:p>
      <text:p text:style-name="P10"/>
      <text:p text:style-name="P10"/>
      <text:p text:style-name="P7">Hierarchické </text:p>
      <text:p text:style-name="P7"/>
      <text:p text:style-name="P10">Řeší problém rozlehlých sítí a neúměrné velikosti směrovacích informací tím, že <text:span text:style-name="T3">sít rozdělují</text:span> do několika relativně <text:span text:style-name="T3">samostatných</text:span> <text:span text:style-name="T3">oblastí</text:span> (<text:span text:style-name="T3">autonomní</text:span> <text:span text:style-name="T3">systémy).</text:span> Záplavové <text:span text:style-name="T3">informace</text:span> o změně v topologii sítě se <text:span text:style-name="T3">šíří</text:span> <text:span text:style-name="T3">pouze</text:span> v rámci <text:span text:style-name="T3">oblasti</text:span>. O výměnu souhrnných informací mezi oblastmi se starají <text:span text:style-name="T3">hraniční</text:span> <text:span text:style-name="T3">směrovače</text:span> (propojující jednotlivé oblasti mezi sebou). Jedna oblast tedy dostává o ostatních oblastech pouze souhrnné informace (s agregovanými prefixy). Tento způsob nabízí např. protokol OSPF (Open Shortest Path First). </text:p>
      <text:p text:style-name="P10"/>
      <text:p text:style-name="P7">Zpětné učení </text:p>
      <text:p text:style-name="P10"/>
      <text:p text:style-name="P10"><text:s text:c="4"/>Zpětné učení funguje podobně jako přehazování paketů na switchi na linkové vrstvě. Pokud router obdrží paket s příjemcem, o kterém <text:span text:style-name="T3">neví</text:span>, kde se nachází, <text:span text:style-name="T3">pošle</text:span> ho <text:span text:style-name="T3">dál</text:span> na <text:span text:style-name="T3">všechna</text:span> <text:span text:style-name="T3">rozhraní</text:span> (s výjimkou toho, odkud paket přišel). Avšak současně s každým procházejícím paketem (= pri dalsim pruchodu stejneho paketu?) si <text:span text:style-name="T3">poznamenává</text:span>, na <text:span text:style-name="T3">jaké</text:span> <text:span text:style-name="T3">rozhraní</text:span> přišel <text:span text:style-name="T3">paket</text:span> s <text:span text:style-name="T3">daným</text:span> odesílatelem (uz <text:soft-page-break/>vi - pozoruje, na ktere rozhrani paket od stejneho odesilatele putuje) Tímto způsobem se <text:span text:style-name="T3">učí</text:span> <text:span text:style-name="T3">topologii</text:span> sítě (<text:span text:style-name="T3">na kterém rozhraní jsou kteří hostitelé</text:span>). </text:p>
      <text:p text:style-name="P10"/>
      <text:p text:style-name="P10"/>
      <text:p text:style-name="P2">40) Jake vlastnosti (staci 3) byste povazovali za zakladni parametry siti? Uvedte rozah techto parametru v dnesnim Internetu. Ktorý z týchto parametrov je podľa Vás najľahšie nastaviť v súčasnom internete?</text:p>
      <text:p text:style-name="Standard"/>
      <text:p text:style-name="Standard">základní vlastnosti počítačové sítě: </text:p>
      <text:p text:style-name="Standard"/>
      <text:p text:style-name="Standard">Vlastní <text:span text:style-name="T3">doručení</text:span> dat (<text:span text:style-name="T3">Delivery</text:span>) – systém musí data doručit správnému příjemci </text:p>
      <text:p text:style-name="Standard"/>
      <text:p text:style-name="Standard"><text:span text:style-name="T3">Správnost</text:span> doručení (<text:span text:style-name="T3">Accuracy</text:span>) – systém musí data doručit nepoškozená </text:p>
      <text:p text:style-name="Standard"/>
      <text:p text:style-name="Standard"><text:span text:style-name="T3">Včasnost</text:span> doručení (<text:span text:style-name="T3">Timeliness</text:span>) – systém musí data doručit včas </text:p>
      <text:p text:style-name="Standard"/>
      <text:p text:style-name="Standard">Komponenty (účastníci sítě)</text:p>
      <text:p text:style-name="Standard"/>
      <text:p text:style-name="Standard"><text:span text:style-name="T3">Odesílatel</text:span> (Sender) – <text:span text:style-name="T3">zařízení</text:span> zasílající datovou zprávu (pracovní stanice, mobilní přístroj, videokamera, atd.) </text:p>
      <text:p text:style-name="Standard"/>
      <text:p text:style-name="Standard"><text:span text:style-name="T3">Příjemce</text:span> (Receiver) – <text:span text:style-name="T3">zařízení</text:span> přijímající datovou zprávu (pracovní stanice, mobilní </text:p>
      <text:p text:style-name="Standard">přístroj, videokamera, atd.) </text:p>
      <text:p text:style-name="Standard"/>
      <text:p text:style-name="Standard"><text:span text:style-name="T3">Zpráva</text:span> (Message) – informace, která je mezi odesílatelem a příjemcem vyměňovaná (text, </text:p>
      <text:p text:style-name="Standard">čísla, obrázky, audio, video, atd.) </text:p>
      <text:p text:style-name="Standard"/>
      <text:p text:style-name="Standard"><text:span text:style-name="T3">Přenosové</text:span> <text:span text:style-name="T3">médium</text:span> (Transmission medium) – fyzické médium, skrze které je zpráva mezi </text:p>
      <text:p text:style-name="Standard">odesílatelem a příjemcem přenesena (kroucená dvoulinka, optický kabel, bezdrátové </text:p>
      <text:p text:style-name="Standard">médium (vzduch), atd.) </text:p>
      <text:p text:style-name="Standard"/>
      <text:p text:style-name="Standard"><text:span text:style-name="T3">Protokol</text:span> (Protocol) – sada pravidel řidících komunikaci mezi zúčastněnými stranami </text:p>
      <text:p text:style-name="Standard">(dohoda mezi stranami, jakým způsobem budou mezi sebou komunikovat) </text:p>
      <text:p text:style-name="Standard"/>
      <text:p text:style-name="P2">Základní parametry síťových toků (3 hlavni)</text:p>
      <text:p text:style-name="P2"/>
      <text:p text:style-name="Standard"><text:span text:style-name="T12">Propustnost</text:span> (<text:span text:style-name="T12">bandwidth</text:span>) – udává <text:span text:style-name="T3">kapacitu</text:span> přenosového <text:span text:style-name="T3">kanálu</text:span> (vyjadřuje <text:span text:style-name="T3">maximální</text:span> <text:span text:style-name="T3">množství</text:span> <text:span text:style-name="T3">informace</text:span> přenesené <text:span text:style-name="T3">za</text:span> <text:span text:style-name="T3">jednotku</text:span> <text:span text:style-name="T3">času</text:span>) </text:p>
      <text:p text:style-name="Standard"/>
      <text:p text:style-name="Standard">jednotky: bps (= bit/sec), kbps (= kbit/sec), <text:span text:style-name="T3">Mbps</text:span> (= Mbit/sec), Gbps </text:p>
      <text:p text:style-name="Standard">(= Gbit/sec), atd. </text:p>
      <text:p text:style-name="Standard"/>
      <text:p text:style-name="Standard"><text:span text:style-name="T12">Zpoždění přenosu</text:span> (<text:span text:style-name="T12">time</text:span> <text:span text:style-name="T12">delay, latency</text:span>) – čas, který uplyne od <text:span text:style-name="T3">odeslání</text:span> zprávy <text:span text:style-name="T3">zdrojovým</text:span> uzlem po její <text:span text:style-name="T3">přijetí</text:span> na uzlu <text:span text:style-name="T3">cílovém</text:span> (nejčastěji uvedený v <text:span text:style-name="T3">ms</text:span>) . </text:p>
      <text:p text:style-name="Standard"/>
      <text:p text:style-name="Standard">Zahrnuje zpoždění v přenosové trase a na zařízeních, které jsou její součástí někdy se také uvádí tzv.</text:p>
      <text:p text:style-name="Standard"/>
      <text:p text:style-name="Standard"><text:soft-page-break/><text:span text:style-name="T3">RTT delay</text:span> (<text:span text:style-name="T3">Round-Trip-Time delay</text:span>) = <text:span text:style-name="T3">zpoždění</text:span> <text:span text:style-name="T3">obousměrného</text:span> přenosu tj. čas, který uplyne od odeslání zprávy zdrojovým uzlem, jejím přijetím na uzlu cílovém, zpětným odesláním na zdrojový uzel až po její přijetí na zdrojovém uzlu .</text:p>
      <text:p text:style-name="Standard"/>
      <text:p text:style-name="Standard"><text:span text:style-name="T12">Rozptyl/Kolísání zpoždění</text:span> (<text:span text:style-name="T12">jitter</text:span>) – představuje variabilitu v doručování paketů cílovému uzlu (tedy ve zpoždění při přenosu) . jednotky: <text:span text:style-name="T3">ms</text:span>, μs, atp.</text:p>
      <text:p text:style-name="Standard"/>
      <text:p text:style-name="P2">(vedlejsi)</text:p>
      <text:p text:style-name="P2"/>
      <text:p text:style-name="Standard"><text:span text:style-name="T12">Ztrátovost</text:span><text:span text:style-name="T10"> </text:span><text:span text:style-name="T12">paketů</text:span> (<text:span text:style-name="T12">packet</text:span> <text:span text:style-name="T12">loss</text:span>) – <text:span text:style-name="T3">průměrný</text:span> <text:span text:style-name="T3">počet</text:span> <text:span text:style-name="T3">ztracených</text:span> paketů za určité období vyjádřený v % vzhledem k celkovému počtu přenesených paketů </text:p>
      <text:p text:style-name="Standard"/>
      <text:p text:style-name="Standard"/>
      <text:p text:style-name="Standard"/>
      <text:p text:style-name="P2">40) E2E argument a jeho komplement, priklady sitovych vlastnosti zajistitelnych jen danym typem (uvest priklad pro E2E i hop-by-hop) </text:p>
      <text:p text:style-name="Standard"/>
      <text:p text:style-name="Standard">Jak lze v počítačových sítích implementovat požadovanou funkcionalitu? </text:p>
      <text:p text:style-name="Standard"/>
      <text:p text:style-name="P7">End-to-End (E2E) přístup – „E2E argument </text:p>
      <text:p text:style-name="P7"/>
      <text:p text:style-name="Standard">aplikací požadovanou funkcionalitu lze zajistit pouze se znalostí a prostřednictvím samotné aplikace </text:p>
      <text:p text:style-name="Standard">⇒ pokud je to možné, měly by být operace komunikačního protokolu .</text:p>
      <text:p text:style-name="Standard"/>
      <text:p text:style-name="Standard">Tyto <text:span text:style-name="T3">operace</text:span> jsou definovány tak, aby byly <text:span text:style-name="T3">prováděny</text:span> buď v <text:span text:style-name="T3">koncových</text:span> <text:span text:style-name="T3">bodech</text:span> komunikačního </text:p>
      <text:p text:style-name="Standard"><text:span text:style-name="T3">systému</text:span>, nebo co nejblíže k nim (aplikace odesilatele i prijemce vi, s kym komunikuji) V nižších vrstvách systému mají být funkce protokolu implementovány pouze tehdy, pokud to zlepšuje výkon .</text:p>
      <text:p text:style-name="Standard"/>
      <text:p text:style-name="Standard">Jehodný pro <text:span text:style-name="T3">aplikace</text:span>, které vyžadují <text:span text:style-name="T3">vysoký</text:span> <text:span text:style-name="T3">stupeň</text:span> <text:span text:style-name="T3">věrnosti</text:span> <text:span text:style-name="T3">přenesených</text:span> <text:span text:style-name="T3">dat</text:span> a současně <text:span text:style-name="T3">tolerují</text:span> <text:span text:style-name="T3">zpoždění (mail).</text:span></text:p>
      <text:p text:style-name="Standard"/>
      <text:p text:style-name="P7">Hop-by-Hop (HbH) přístup </text:p>
      <text:p text:style-name="P7"/>
      <text:p text:style-name="Standard"><text:span text:style-name="T3">Opakováním</text:span> určité <text:span text:style-name="T3">funkcionality</text:span> na úrovni každého <text:span text:style-name="T3">dvoubodového</text:span> přenosu lze dosáhnout výrazného zvýšení výkonu . Vvyžaduje se však <text:span text:style-name="T3">uchovávání</text:span> <text:span text:style-name="T3">stavových</text:span> <text:span text:style-name="T3">informací</text:span> na vnitřních prvcích sítě ⇒ <text:s/>limitovaná škálovatelnost .</text:p>
      <text:p text:style-name="Standard"/>
      <text:p text:style-name="Standard">Vhodný pro aplikace, kde minimalizace zpoždění je důležitější, nežli věrnost přenesených dat (tzv. real-time aplikace, videou,stream.) (predem neznamy prijemce)</text:p>
      <text:p text:style-name="Standard"/>
      <text:p text:style-name="Standard"/>
      <text:p text:style-name="P2">41) Kvalita služby pri spojovaných/nespojovaných sieťach. V ktorom type je ľahšie zabezpečiť kvalitu služby. Akú kvalitu služieb očakávate v dnešnom internete?</text:p>
      <text:p text:style-name="Standard"/>
      <text:p text:style-name="P7">Spojované sítě (= přepínání okruhů) </text:p>
      <text:p text:style-name="P7"/>
      <text:p text:style-name="Standard">Mezi komunikujícími uzly je před začátkem přenosu ustaveno spojení (nazýváno též okruh), které je <text:soft-page-break/>udržováno během celé komunikace , spojováno operátorkami či automatizovaně s využitím relé .</text:p>
      <text:p text:style-name="Standard">Informace o spojení jsou udržovány sítí – síť musí uchovávat stav .</text:p>
      <text:p text:style-name="Standard">Okruh může být buď pevný (předvytvořený) nebo vytvářen na žádost .</text:p>
      <text:p text:style-name="Standard">Jednoduchá (víceméně automatická) implementace kvality služby (pakety se nemaji kam ztratit)</text:p>
      <text:p text:style-name="Standard">Např. analogové telefonní sítě .</text:p>
      <text:p text:style-name="Standard"/>
      <text:p text:style-name="P7">Nespojované sítě (= přepínání paketů) </text:p>
      <text:p text:style-name="P7"/>
      <text:p text:style-name="Standard">Pro přenos dat není využita definovaná cesta – data jsou rozdělena do malých částí (nazývány pakety), které jsou odeslány do sítě .</text:p>
      <text:p text:style-name="Standard">Pakety mohou být v síti směrovány libovolnými/různými cestami, slučovány či fragmentovány . Na přijímající straně jsou z paketů extrahovány příslušné části dat, které jsou následně znovusloženy do původní podoby . </text:p>
      <text:p text:style-name="Standard">Není potřeba uchovávat stav v síti </text:p>
      <text:p text:style-name="Standard">Velmi problematická implementace QoS (tzv. best-effort služba) </text:p>
      <text:p text:style-name="Standard">např. Internet </text:p>
      <text:p text:style-name="Standard"/>
      <text:p text:style-name="P28">42) Kvalita služeb (QoS) </text:p>
      <text:p text:style-name="P26"/>
      <text:p text:style-name="P26">V TCP/IP sítích jsou všechny toky standardně obhospodařovány <text:span text:style-name="T12">ekvivalentně</text:span> - tzv. best-effort service </text:p>
      <text:p text:style-name="P26"/>
      <text:p text:style-name="P26"><text:span text:style-name="T19">Prioritizace</text:span> toků (zajištění požadované QoS) se provádí s využitím: </text:p>
      <text:p text:style-name="P26"/>
      <text:p text:style-name="P26"/>
      <text:p text:style-name="P26"><text:span text:style-name="T12">Plánování toků</text:span>: přístupy k obsluze front paketů na odesílateli, příjemci </text:p>
      <text:p text:style-name="P26">a vnitřních prvcích .</text:p>
      <text:p text:style-name="P26"/>
      <text:p text:style-name="P26">souvisí s obsluhou vstupních/výstupních front na odesílateli, příjemci a vnitřních síťových prvcích. </text:p>
      <text:p text:style-name="P26">Struktura front a způsob manipulace s nimi zásadně ovlivňuje možnosti garance zpoždění přenosu. </text:p>
      <text:p text:style-name="P26"/>
      <text:p text:style-name="P26">Nezbytné kombinovat s dalšími přístupy (Congestion Avoidance, Traffic Shaping) </text:p>
      <text:p text:style-name="P26">základní přístupy k obsluze front: </text:p>
      <text:p text:style-name="P26"/>
      <text:p text:style-name="P26"/>
      <text:p text:style-name="P28">FIFO (FCFS) </text:p>
      <text:p text:style-name="P28"/>
      <text:p text:style-name="P29">FIFO = First In First Out (FCFS = First Come First Serve )</text:p>
      <text:p text:style-name="P29"/>
      <text:p text:style-name="P29">Kdo dříve přijde, je dříve obsloužen . Nejjednodušší uspořádání - využívá pouze jednu frontu pro obsluhu procházejících paketů.</text:p>
      <text:p text:style-name="P29"/>
      <text:p text:style-name="P29"><text:span text:style-name="T6">nevýhody</text:span>: </text:p>
      <text:p text:style-name="P29">žádná podpora priority , agresivní proudy zvýhodněny .</text:p>
      <text:p text:style-name="P29"/>
      <text:p text:style-name="P28">Priority Queuing </text:p>
      <text:p text:style-name="P28"/>
      <text:p text:style-name="P29">Příchozí pakety jsou zařazeny do prioritních tříd . Každá prioritní třída má svou FIFO frontu -&gt; pakety <text:soft-page-break/>ve třídě s vyšší prioritou jsou obsluhovány dříve a pakety nižší třídy se neodesílají dokud nejsou odeslány všechny pakety vyšších tříd .</text:p>
      <text:p text:style-name="P29"/>
      <text:p text:style-name="P29"><text:span text:style-name="T6">výhoda</text:span>: </text:p>
      <text:p text:style-name="P29">síťové toky s vyšší prioritou mají garantovánu <text:span text:style-name="T3">přednostní</text:span> <text:span text:style-name="T3">obsluhu</text:span> (nižší zpoždění generované jejich obsluhou) </text:p>
      <text:p text:style-name="P29"/>
      <text:p text:style-name="P29"><text:span text:style-name="T6">nevýhoda</text:span>: </text:p>
      <text:p text:style-name="P29">pokud existuje kontinuální tok vyšší priority, pakety nižší priority nebudou nikdy odbaveny </text:p>
      <text:p text:style-name="P29">= vyhladovění (<text:span text:style-name="T3">starvation</text:span>) </text:p>
      <text:p text:style-name="P29"/>
      <text:p text:style-name="P29"/>
      <text:p text:style-name="P28">Weighted Fair Queuing </text:p>
      <text:p text:style-name="P26"/>
      <text:p text:style-name="P26">Pakety opět přiřazovány do prioritních front . Frontám přiřazeny váhy - pakety opět přiřazovány do prioritních front : vyšší váha = vyšší priorita </text:p>
      <text:p text:style-name="P26">-&gt; Fronty obsluhovány střídavě dle přiřazené váhy <text:span text:style-name="T3">střídavě</text:span> - tzv. Round Robin mechanismus = čím vyšší váha, tím více paketů je z fronty odebráno (a zpracováno) </text:p>
      <text:p text:style-name="P26"/>
      <text:p text:style-name="P26"><text:span text:style-name="T6">výhoda</text:span>: </text:p>
      <text:p text:style-name="P26">řeší problém vyhladovění předchozího mechanismu </text:p>
      <text:p text:style-name="P26"/>
      <text:p text:style-name="P26"/>
      <text:p text:style-name="P26"/>
      <text:p text:style-name="P26"><text:span text:style-name="T12">Formování/omezování toků (traffic shaping)</text:span><text:span text:style-name="T3">:</text:span> řízení množství a rychlosti odesílaných dat .</text:p>
      <text:p text:style-name="P26"/>
      <text:p text:style-name="P26">Rizena kritéria: </text:p>
      <text:p text:style-name="P26"/>
      <text:p text:style-name="P26"><text:span text:style-name="T3">průměrná</text:span> <text:span text:style-name="T3">rychlost</text:span> odesílaných paketů (<text:span text:style-name="T3">average rate</text:span>) – počet paketů, které lze zpracovat za určitý <text:span text:style-name="T5">časový interval</text:span> (<text:span text:style-name="T3">dlouhodobé</text:span> chování) </text:p>
      <text:p text:style-name="P26"/>
      <text:p text:style-name="P26"><text:span text:style-name="T3">špičková</text:span> <text:span text:style-name="T3">rychlost</text:span> odesílaných paketů (<text:span text:style-name="T3">peak rate</text:span>) – maximální počet paketů, které lze do sítě zaslat za krátký časový interval (<text:span text:style-name="T3">krátkodobé</text:span> chování) </text:p>
      <text:p text:style-name="P26"/>
      <text:p text:style-name="P26"><text:span text:style-name="T3">maximální</text:span> počet paketů, které lze do sítě odeslat <text:span text:style-name="T3">najednou</text:span> (<text:span text:style-name="T3">burst</text:span> <text:span text:style-name="T3">size</text:span>) – maximální počet paketů, které lze do sítě zaslat za <text:span text:style-name="T3">extrémně</text:span> <text:span text:style-name="T3">krátký</text:span> <text:span text:style-name="T3">časový</text:span> <text:span text:style-name="T3">interval</text:span>(tedy najednou) </text:p>
      <text:p text:style-name="P26"/>
      <text:p text:style-name="P26">navrženy dva mechanismy: </text:p>
      <text:p text:style-name="P26"/>
      <text:p text:style-name="P26"><text:span text:style-name="T3">Leaky Bucket</text:span> – vyhlazování přenosu (ovlivňuje average rate) </text:p>
      <text:p text:style-name="P26"/>
      <text:p text:style-name="P26">Obdoba „děravého kyblíčku - nezávisle na doplňování tekutiny do kyblíčku, voda dírkou vytéká vždy </text:p>
      <text:p text:style-name="P26">konstantní rychlostí -&gt; využito pro vyhlazování toku , nepravidelný tok je průměrován .</text:p>
      <text:p text:style-name="P26">Pokud je kyblíček plný, nově příchozí pakety jsou zahozeny </text:p>
      <text:p text:style-name="P26"/>
      <text:p text:style-name="P26">LB je velmi restriktivní – penalizuje nečinné uzly . <text:span text:style-name="T3">Nedovoluje</text:span> nashromáždit uzlu tokeny v okamžiku nečinnosti (a použít je pro <text:span text:style-name="T3">budoucí</text:span> <text:span text:style-name="T3">špičkový</text:span> <text:span text:style-name="T3">přenos</text:span>) .</text:p>
      <text:p text:style-name="P26"><text:soft-page-break/></text:p>
      <text:p text:style-name="P26"/>
      <text:p text:style-name="P26"><text:span text:style-name="T3">Token Bucket</text:span> – umožnění krátkodobých špiček (ovlivňuje peak rate a burst size) </text:p>
      <text:p text:style-name="P26"/>
      <text:p text:style-name="P26">Umožňuje <text:span text:style-name="T3">shromažďování</text:span> tokenů v <text:span text:style-name="T3">okamžiku</text:span> <text:span text:style-name="T3">nečinnosti</text:span> uzlu .</text:p>
      <text:p text:style-name="P26"/>
      <text:p text:style-name="P26">Za každou přenesenou datovou buňku (např. 1 B, 100 B, atp.) je z kyblíčku odebrán token -&gt; velikost kyblíčku ovlivňuje velikost krátkodobých špiček .</text:p>
      <text:p text:style-name="P26"/>
      <text:p text:style-name="P26">Možná kombinace obou přístupů - umožnění vstupních špiček spolu s vyhlazováním toku </text:p>
      <text:p text:style-name="P26"/>
      <text:p text:style-name="P26">Otázka: V jakém pořadí (Token Bucket vs. Leaky Bucket)? </text:p>
      <text:p text:style-name="P26"/>
      <text:p text:style-name="P26"/>
      <text:p text:style-name="P26"><text:span text:style-name="T3">- prevence zahlcení:</text:span> mechanismus zahazování paketů v případě zahlcení (či blížícího se zahlcení) </text:p>
      <text:p text:style-name="P26"/>
      <text:p text:style-name="P26">Pro Internet byly navrženy dva mechanismy pro <text:span text:style-name="T12">zajištění QoS</text:span>: </text:p>
      <text:p text:style-name="P26"/>
      <text:p text:style-name="P26"><text:span text:style-name="T3">Integrované</text:span> (IntServ) vs. <text:span text:style-name="T3">Rozlišované</text:span> (DiffServ) služby </text:p>
      <text:p text:style-name="P26"/>
      <text:p text:style-name="P30">Integrované služby (Intergrated Services) </text:p>
      <text:p text:style-name="P26"/>
      <text:p text:style-name="P26">Založeno na <text:span text:style-name="T3">oznamování</text:span> požadovaných <text:span text:style-name="T3">parametrů</text:span> <text:span text:style-name="T3">QoS</text:span> a rezervaci nezbytných zdrojů na vnitřních prvcích sítě (po cestě k příjemci) .</text:p>
      <text:p text:style-name="P26"/>
      <text:p text:style-name="P26"><text:span text:style-name="T3">Aplikace</text:span> <text:span text:style-name="T3">oznámí</text:span> počítačové <text:span text:style-name="T3">síti</text:span> své kvalitativní <text:span text:style-name="T3">požadavky</text:span> na přenos dat .</text:p>
      <text:p text:style-name="P26">Síť ověří, zda jsou k dispozici požadované prostředky a rozhodne, zda požadavkům vyhoví (fáze <text:span text:style-name="T3">řízení</text:span> <text:span text:style-name="T3">přístupu</text:span> (Admission Control)) .</text:p>
      <text:p text:style-name="P26"/>
      <text:p text:style-name="P26">Pokud <text:span text:style-name="T3">nelze</text:span> požadavkům <text:span text:style-name="T3">vyhovět</text:span>, spojení je <text:span text:style-name="T3">zamítnuto</text:span> . Aplikace se může rozhodnout, zda <text:span text:style-name="T3">požádá</text:span> o <text:span text:style-name="T3">méně</text:span> <text:span text:style-name="T3">náročné</text:span> QoS .</text:p>
      <text:p text:style-name="P26"/>
      <text:p text:style-name="P26">Pokud <text:span text:style-name="T3">lze</text:span> požadavkům <text:span text:style-name="T3">vyhovět</text:span>, <text:span text:style-name="T3">informuje</text:span> síť všechny komponenty po cestě k příjemci, ať <text:span text:style-name="T3">rezervují</text:span> odpovídající <text:span text:style-name="T3">objem</text:span> <text:span text:style-name="T3">prostředků</text:span> (velikost front, jejich prioritu, atp.) .</text:p>
      <text:p text:style-name="P26"/>
      <text:p text:style-name="P26">Nutnost využití <text:span text:style-name="T3">rezervačního</text:span> <text:span text:style-name="T3">protokolu</text:span> - např. <text:span text:style-name="T3">Resource reSerVation Protocol</text:span> (RSVP) (RFC 2205) či protokolu <text:span text:style-name="T14">YESSIR</text:span> (<text:span text:style-name="T3">YEt another Sender Session Internet Reservations</text:span>) </text:p>
      <text:p text:style-name="P26"/>
      <text:p text:style-name="P26">Zásadní <text:span text:style-name="T3">nevýhoda</text:span>: nutnost udržování stavu na vnitřních prvcích sítě (⇒ problémy se škálovatelností) </text:p>
      <text:p text:style-name="P26"/>
      <text:p text:style-name="P26">Ne vždy je zapotřebí přesná definice požadovaných parametrů QoS </text:p>
      <text:p text:style-name="P26"><text:span text:style-name="T3">Casto</text:span> si vystačí s <text:span text:style-name="T3">garancí</text:span>, že se <text:span text:style-name="T3">kvalita</text:span> přenosu <text:span text:style-name="T3">výrazně</text:span> <text:span text:style-name="T3">nezhorší</text:span> při <text:span text:style-name="T3">změně</text:span> <text:span text:style-name="T3">zatížení</text:span> sítě </text:p>
      <text:p text:style-name="P26"/>
      <text:p text:style-name="P26">⇒ Rozlišované služby</text:p>
      <text:p text:style-name="P26"/>
      <text:p text:style-name="P26"/>
      <text:p text:style-name="P26"/>
      <text:p text:style-name="P26"><text:soft-page-break/></text:p>
      <text:p text:style-name="P26"/>
      <text:p text:style-name="P26"/>
      <text:p text:style-name="P30">Rozlišované služby (Differentiated Services) </text:p>
      <text:p text:style-name="P30"/>
      <text:p text:style-name="P26">Založeno na <text:span text:style-name="T3">značkování</text:span> <text:span text:style-name="T3">paketů</text:span> (přiřazování <text:span text:style-name="T3">paketů</text:span> <text:span text:style-name="T3">do</text:span> definovaných <text:span text:style-name="T3">tříd</text:span> provozu a jejich <text:span text:style-name="T3">prioritní</text:span> <text:span text:style-name="T3">obsluha</text:span> na vnitřních prvcích sítě) </text:p>
      <text:p text:style-name="P26"/>
      <text:p text:style-name="P26">Počítačové <text:span text:style-name="T3">síti</text:span> se <text:span text:style-name="T3">neoznamují</text:span> žádné požadavky na kvalitu přenosu . Není nutné využití rezervačních protokolů . Každý <text:span text:style-name="T3">paket</text:span> vstupující do sítě je <text:span text:style-name="T3">označen</text:span> <text:span text:style-name="T3">značkou</text:span>, která <text:span text:style-name="T3">určuje</text:span> kvalitativní <text:span text:style-name="T3">třídu</text:span> přenosu .</text:p>
      <text:p text:style-name="P26"/>
      <text:p text:style-name="P26"><text:span text:style-name="T3">Označení</text:span> paketu provedeno pouze na <text:span text:style-name="T3">vstupu</text:span> do <text:span text:style-name="T3">sítě</text:span> . Značka umístěna do pole <text:span text:style-name="T3">Type of Service</text:span> (IPv4) či <text:span text:style-name="T3">Traffic Class</text:span> (IPv6) .</text:p>
      <text:p text:style-name="P26"/>
      <text:p text:style-name="P26">Na základě přiřazené třídy je s paketem na vnitřních prvcích sítě zacházeno accordingly (vnitřní prvky jen čtou přiřazenou značku) </text:p>
      <text:p text:style-name="P26"/>
      <text:p text:style-name="P26"><text:span text:style-name="T3">výhoda</text:span>: </text:p>
      <text:p text:style-name="P26"><text:span text:style-name="T3">Jednoduché</text:span> (jak pro implementaci na prvcích sítě, tak pro aplikaci) .</text:p>
      <text:p text:style-name="P26"/>
      <text:p text:style-name="P26"><text:span text:style-name="T3">Zádné stavové informace</text:span> na vnitřních prvcích sítě (⇒ dobrá škálovatelnost) .</text:p>
      <text:p text:style-name="P26"/>
      <text:p text:style-name="P26"><text:span text:style-name="T3">Zádné úvodní zpoždění</text:span> přenosu dané nutností rezervace požadovaných zdrojů </text:p>
      <text:p text:style-name="P26"/>
      <text:p text:style-name="P26"/>
      <text:p text:style-name="P26"/>
      <text:p text:style-name="P28">43) Router vs. Switch</text:p>
      <text:p text:style-name="P26"/>
      <text:p text:style-name="P26"><text:span text:style-name="T12">Router</text:span> (<text:span text:style-name="T12">směrovač</text:span>)</text:p>
      <text:p text:style-name="P26"/>
      <text:p text:style-name="P26">V počítačových sítích aktivní síťové zařízení, které procesem zvaným routování přeposílá datagramy směrem k jejich cíli. Routování probíhá na třetí vrstvě referenčního modelu ISO/OSI (síťová vrstva).</text:p>
      <text:p text:style-name="P26"/>
      <text:p text:style-name="P26">Netechnicky řečeno, <text:span text:style-name="T3">router</text:span> <text:span text:style-name="T3">spojuje</text:span> dvě <text:span text:style-name="T3">sítě</text:span> a přenáší mezi nimi data. Router se podstatně liší od <text:span text:style-name="T3">switche</text:span>, který <text:span text:style-name="T3">spojuje</text:span> <text:span text:style-name="T3">počítače</text:span> v <text:span text:style-name="T3">místní</text:span> <text:span text:style-name="T3">síti</text:span>. Rozdílné funkce routerů a switchů si lze představit jako <text:span text:style-name="T3">switche</text:span> <text:span text:style-name="T3">coby</text:span> <text:span text:style-name="T3">silnice</text:span> spojující všechna města ve státě a <text:span text:style-name="T3">routery</text:span> <text:span text:style-name="T3">coby</text:span> <text:span text:style-name="T3">hraniční</text:span> <text:span text:style-name="T3">přechody</text:span> spojující různé země. </text:p>
      <text:p text:style-name="P26"/>
      <text:p text:style-name="P26">Routování je většinou spojováno s protokolem IP, ačkoliv se stále používají i jiné, méně populární protokoly. </text:p>
      <text:p text:style-name="P26"/>
      <text:p text:style-name="P26">Routeru, který připojuje klienty k vnější sítí (typicky Internetu), se říká „okrajový router“ (edge router, někdy též „brána“ – gateway, což je zastaralé označení pro routery obecně). Router přenášející data mezi jinými routery se nazývá „vnitřní router“ (core router). </text:p>
      <text:p text:style-name="P26"/>
      <text:p text:style-name="P26">Router používá <text:span text:style-name="T3">routovací</text:span> <text:span text:style-name="T3">tabulku</text:span>, která obsahuje <text:span text:style-name="T3">nejlepší</text:span> <text:span text:style-name="T3">cesty</text:span> k jistým cílům a routovací metriky <text:soft-page-break/>spojené s těmito cestami. Viz routování. </text:p>
      <text:p text:style-name="P26"/>
      <text:p text:style-name="P26">Nedávno se routovací funkce začaly přidávat ke switchům, čímž vznikly switche „Layer 2/3“, které routují provoz rychlostí srovnatelnou s rychlostí linky. </text:p>
      <text:p text:style-name="P26"/>
      <text:p text:style-name="P26"><text:span text:style-name="T3">Routery</text:span> se <text:span text:style-name="T3">nyní</text:span> implementují také jako „<text:span text:style-name="T3">internetové</text:span> <text:span text:style-name="T3">brány</text:span>“, primárně pro <text:span text:style-name="T3">malé</text:span> <text:span text:style-name="T3">sítě</text:span> jako ty používané doma a v malých kancelářích. Používají se hlavě tam, kde je internetové připojení rychlé a „<text:span text:style-name="T3">vždy připojené</text:span>“, jako kabelový modem nebo DSL. </text:p>
      <text:p text:style-name="P26"/>
      <text:p text:style-name="P26">Tato zařízení ale nejsou v principu routery, protože počítače ve vnitřní síti efektivně <text:span text:style-name="T3">skrývají</text:span> pod svoji <text:span text:style-name="T3">vlastní</text:span> <text:span text:style-name="T3">IP</text:span> adresu <text:span text:style-name="T3">ve</text:span> <text:span text:style-name="T3">vnější</text:span> síti. Tato technika se nazývá <text:span text:style-name="T3">NAT</text:span> (<text:span text:style-name="T3">network address translation</text:span>, překlad adres).</text:p>
      <text:p text:style-name="P26"/>
      <text:p text:style-name="P26"/>
      <text:p text:style-name="P26"><text:span text:style-name="T12">Switch</text:span> (<text:span text:style-name="T12">přepínač</text:span>) </text:p>
      <text:p text:style-name="P26"/>
      <text:p text:style-name="P26">Aktivní síťový prvek, propojující jednotlivé <text:span text:style-name="T3">segmenty</text:span> <text:span text:style-name="T3">sítě</text:span>. Switch obsahuje větší či menší množství <text:span text:style-name="T3">portů</text:span> (až několik stovek), na něž se připojují <text:span text:style-name="T3">síťová</text:span> <text:span text:style-name="T3">zařízení</text:span> nebo části sítě. Pojem switch se používá pro různá zařízení v celé řadě síťových technologií.</text:p>
      <text:p text:style-name="P26"/>
      <text:p text:style-name="P28">Způsoby přeposílání rámců </text:p>
      <text:p text:style-name="P26"/>
      <text:p text:style-name="P26"><text:span text:style-name="T12">Store and forward</text:span> – Koncepčně pracují způsobem „store and forward“ – rámec z jednoho rozhraní přijmou, uloží si do vyrovnávací paměti, prozkoumají jeho hlavičky (zkontroluji FCS) a následně odvysílají do příslušného rozhraní. </text:p>
      <text:p text:style-name="P26"/>
      <text:p text:style-name="P26"><text:span text:style-name="T12">Cut-through switchin</text:span>g – Současné switche ale tento proces často optimalizují, takže k analýze hlaviček dochází jakmile dorazí začátek rámce. Ani s vysíláním do cílového rozhraní se nečeká, až dorazí celý rámec, ale zahajuje se co nejrychleji, aby zpoždění rámce ve switchi bylo minimální. </text:p>
      <text:p text:style-name="P26"/>
      <text:p text:style-name="P26"><text:span text:style-name="T12">Fragment free</text:span> – Switch začne přeposílat rámec až po přijetí 64bytů, kdy se ujistí, že na daném segmentu nevznikla kolize - má význam v případě, kdy je do switche připojen Hud. </text:p>
      <text:p text:style-name="P26"/>
      <text:p text:style-name="P26"><text:span text:style-name="T12">Adaptive switching</text:span> – automatické přepínání mezi metodami cut-through switching a store and forward. </text:p>
      <text:p text:style-name="P26"/>
      <text:p text:style-name="P26"/>
      <text:p text:style-name="P27">Nejčastěji switch potkáte jako aktivní prvek v síti Ethernet realizované kroucenou dvojlinkou. Zde nahradil dříve používané huby (rozbočovače), které signál jednoduše kopírovaly do všech ostatních rozhraní. Pracuje zde na <text:span text:style-name="T3">2. vrstvě OSI</text:span> modelu. Vedle vyššího výkonu (stanice připojené k různým rozhraním switche navzájem nesoutěží o médium) znamená přínos i pro bezpečnost sítě, protože médium již není sdíleno a data se vysílají jen do rozhraní, jímž je připojen jejich adresát. </text:p>
      <text:p text:style-name="P27"/>
      <text:p text:style-name="P27"><text:span text:style-name="T3">Adresování</text:span> se switche <text:span text:style-name="T3">učí</text:span> <text:span text:style-name="T3">automaticky</text:span> <text:span text:style-name="T3">z</text:span> procházejícího <text:span text:style-name="T3">provozu</text:span>, konkrétně <text:span text:style-name="T3">z</text:span> <text:span text:style-name="T3">adres</text:span> <text:span text:style-name="T3">odesilatelů</text:span> uvedených v rámcích, které do switche přicházejí. Používá se algoritmus <text:span text:style-name="T3">Backward Learning Algorithm</text:span>. Z těchto údajů si <text:span text:style-name="T3">switch</text:span> <text:span text:style-name="T3">automaticky</text:span> <text:span text:style-name="T3">plní</text:span> <text:span text:style-name="T3">tabulku</text:span> identifikující cílová rozhraní pro jednotlivé <text:span text:style-name="T3">adresy</text:span>. <text:span text:style-name="T3">Pokud</text:span> switch dostane k doručení rámec směřující na jemu dosud <text:span text:style-name="T3">neznámou</text:span> adresu, <text:soft-page-break/><text:span text:style-name="T3">chová</text:span> se <text:span text:style-name="T3">jako</text:span> <text:span text:style-name="T3">hub</text:span> a <text:span text:style-name="T3">rozešle</text:span> rámec <text:span text:style-name="T3">do</text:span> <text:span text:style-name="T3">všech</text:span> ostatních rozhraní. Lze očekávat, že oslovená <text:span text:style-name="T3">stanice</text:span> pravděpodobně <text:span text:style-name="T3">odpoví</text:span> a switch se tak vzápětí <text:span text:style-name="T3">dozví</text:span>, kde se nachází.</text:p>
      <text:p text:style-name="P26"/>
      <text:p text:style-name="P26"/>
      <text:p text:style-name="P28">44) Co znamena "AAA", popiste kazde A</text:p>
      <text:p text:style-name="P26"/>
      <text:p text:style-name="P26">Bezpečnost v počítačových sítích – bezpečná komunikační síť by měla nabízet následující služby: </text:p>
      <text:p text:style-name="P26">AAA </text:p>
      <text:p text:style-name="P26"/>
      <text:p text:style-name="P26"><text:span text:style-name="T3">Authentication</text:span> (<text:span text:style-name="T12">Autentizace</text:span>) </text:p>
      <text:p text:style-name="P26"/>
      <text:p text:style-name="P26">Ověření <text:span text:style-name="T3">identity</text:span> <text:span text:style-name="T3">uživatele</text:span> (původce zprávy) . Součástí je představení identity ověřovaného subjektu . Zahrnuje prokázání identity jak vůči koncovému systému, tak vůči komunikujícímu partnerovi .</text:p>
      <text:p text:style-name="P26"/>
      <text:p text:style-name="P26">Základní metody pro zjištění identity: </text:p>
      <text:p text:style-name="P26"/>
      <text:p text:style-name="P26"><text:span text:style-name="T3">Podle toho, co</text:span> <text:span text:style-name="T3">uživatel</text:span> <text:span text:style-name="T3">zná</text:span> – správná dvojice uživatelské jméno a <text:span text:style-name="T3">heslo</text:span>/<text:span text:style-name="T3">PIN</text:span> .</text:p>
      <text:p text:style-name="P26"/>
      <text:p text:style-name="P26">Podle toho, co <text:span text:style-name="T3">uživatel</text:span> <text:span text:style-name="T3">má</text:span> – nějaký <text:span text:style-name="T3">technický</text:span> <text:span text:style-name="T3">prostředek</text:span>, který uživatel vlastní (<text:span text:style-name="T3">USB</text:span> <text:span text:style-name="T3">dongle</text:span>, <text:span text:style-name="T3">smart</text:span> <text:span text:style-name="T3">card</text:span>, privátní klíč, apod.) .</text:p>
      <text:p text:style-name="P26"/>
      <text:p text:style-name="P26">Podle toho, co <text:span text:style-name="T3">uživatel</text:span> <text:span text:style-name="T3">je</text:span> – uživatel má <text:span text:style-name="T3">vlastnosti</text:span>, které lze prověřit (<text:span text:style-name="T3">otisk</text:span> <text:span text:style-name="T3">prstu,</text:span> snímek <text:span text:style-name="T3">oční</text:span> <text:span text:style-name="T3">zornice</text:span>, apod.) .</text:p>
      <text:p text:style-name="P26"/>
      <text:p text:style-name="P26">Podle toho, co <text:span text:style-name="T3">uživatel umí </text:span>– umí správně odpovědět na náhodně vygenerovaný kontrolní <text:span text:style-name="T3">dotaz</text:span> .</text:p>
      <text:p text:style-name="P26"/>
      <text:p text:style-name="P26"/>
      <text:p text:style-name="P26"><text:span text:style-name="T3">Authorization</text:span> (<text:span text:style-name="T12">Autorizace</text:span>) </text:p>
      <text:p text:style-name="P26"/>
      <text:p text:style-name="P26"><text:span text:style-name="T3">Oprávnění</text:span> <text:span text:style-name="T3">použít</text:span> určitou <text:span text:style-name="T3">službu</text:span> nebo <text:span text:style-name="T3">zdroj</text:span> . Následuje po autentizaci . </text:p>
      <text:p text:style-name="P26"/>
      <text:p text:style-name="P26">Udělení oprávnění nebo odepření přístupu na základě <text:span text:style-name="T3">seznamů pro řízení přístupu</text:span> – definice oprávnění pro vykonání určité operace či pro přístup k prostředkům počítače .</text:p>
      <text:p text:style-name="P26"/>
      <text:p text:style-name="P26"><text:span text:style-name="T3">Accounting</text:span> (<text:span text:style-name="T12">Účtování</text:span>) </text:p>
      <text:p text:style-name="P26"/>
      <text:p text:style-name="P26">Sledování využívání síťových služeb uživateli. Informace mohou být využity pro správu, plánování, skutečné účtování nebo další účely.</text:p>
      <text:p text:style-name="P26"/>
      <text:p text:style-name="P26">+ zabezpečená komunikace :</text:p>
      <text:p text:style-name="P26"/>
      <text:p text:style-name="P26"><text:span text:style-name="T3">Důvěrnost</text:span> (<text:span text:style-name="T3">Confidentiality</text:span>) </text:p>
      <text:p text:style-name="P26"/>
      <text:p text:style-name="P26"><text:span text:style-name="T3">Ochrana</text:span> přenášených <text:span text:style-name="T3">dat</text:span> před neautorizovaným <text:span text:style-name="T3">odhalením</text:span> - pouze odesílatel a příjemce by měli rozumět obsahu přenášené zprávy . To zajištěno šifrováním zpráv .</text:p>
      <text:p text:style-name="P26"/>
      <text:p text:style-name="P26"/>
      <text:p text:style-name="P26"><text:soft-page-break/></text:p>
      <text:p text:style-name="P26"/>
      <text:p text:style-name="P26"><text:span text:style-name="T3">Integrita</text:span> (<text:span text:style-name="T3">Integrity</text:span>) </text:p>
      <text:p text:style-name="P26"/>
      <text:p text:style-name="P26"><text:span text:style-name="T3">Ochrana</text:span> přenášených dat před neautorizovanou <text:span text:style-name="T3">modifikací</text:span> . Zajištění, že během přenosu nedošlo k modifikaci původním odesílatelem odeslané zprávy .</text:p>
      <text:p text:style-name="P26"/>
      <text:p text:style-name="P26"><text:span text:style-name="T3">Nepopíratelnost</text:span> (<text:span text:style-name="T3">Non</text:span>-<text:span text:style-name="T3">repudiation</text:span>) </text:p>
      <text:p text:style-name="P26"/>
      <text:p text:style-name="P26">Nepopíratelnost odesílatele a Nepopíratelnost doručení slouží k tomu, aby příjemce (odesílatel) mohl <text:span text:style-name="T3">prokázat</text:span> protistraně <text:span text:style-name="T3">odeslání</text:span> (<text:span text:style-name="T3">přijetí</text:span>) zprávy a tím zabránil pozdějšímu popření této akce protistranou .</text:p>
      <text:p text:style-name="P26"/>
      <text:p text:style-name="P26"/>
      <text:p text:style-name="P28">45) Elektronicka posta</text:p>
      <text:p text:style-name="P26"/>
      <text:p text:style-name="P26"/>
      <text:p text:style-name="P26">Doručení elektronické zprávy se skládá ze 3 fází: </text:p>
      <text:p text:style-name="P26"/>
      <text:p text:style-name="P26">1. <text:span text:style-name="T3">Doručení</text:span> emailu <text:span text:style-name="T3">lokálnímu</text:span> poštovnímu serveru (mailserveru) - poštovní klient (Mail Transfer Agent, MTA) ustaví <text:span text:style-name="T3">TCP</text:span> spojení (port <text:span text:style-name="T3">25</text:span>) s <text:span text:style-name="T3">poštovním</text:span> <text:span text:style-name="T3">serverem</text:span> . Po předání zprávy (s využitím <text:span text:style-name="T3">SMTP</text:span> protokolu) spojení uzavře .</text:p>
      <text:p text:style-name="P26"/>
      <text:p text:style-name="P26">2 . Předání emailu cílovému poštovnímu serveru - <text:span text:style-name="T3">lokální</text:span> mailserver <text:span text:style-name="T3">předá</text:span> emailovou zprávu <text:span text:style-name="T3">cílovému</text:span> mailserveru (<text:span text:style-name="T3">SMTP</text:span> protokolem) .</text:p>
      <text:p text:style-name="P26"/>
      <text:p text:style-name="P26">3 . Předání/čtení emailu cílovým poštovním klientem - iniciováno cílovým uživatelem (poštovním klientem) s využitím protokolu <text:span text:style-name="T3">POP3</text:span> či <text:span text:style-name="T3">IMAP4</text:span> .</text:p>
      <text:p text:style-name="P26"/>
      <text:p text:style-name="P26"/>
      <text:p text:style-name="P28">46) P2P siete vs. client-server, ktore je na co vhodne</text:p>
      <text:p text:style-name="P28"/>
      <text:p text:style-name="P30">Client-Server </text:p>
      <text:p text:style-name="P26"/>
      <text:p text:style-name="P26">Komunikace iniciována klientem (klient = aplikační program ovládaný uživatelem) . Po <text:span text:style-name="T3">ustavení</text:span> <text:span text:style-name="T3">komunikačního</text:span> <text:span text:style-name="T3">kanálu</text:span> klient zasílá požadavky na server, ten mu odpovídá (mechanismus request-response) po ukončení komunikace je komunikační kanál uzavřen (centralizace zdrojů) </text:p>
      <text:p text:style-name="P26"/>
      <text:p text:style-name="P26">Příklady:</text:p>
      <text:p text:style-name="P26">Valná většina aplikací v Internetu (<text:span text:style-name="T3">WWW</text:span>, <text:span text:style-name="T3">FTP</text:span>, <text:span text:style-name="T3">DNS</text:span>, <text:span text:style-name="T3">SSH</text:span>, . . . ) </text:p>
      <text:p text:style-name="P26"/>
      <text:p text:style-name="P26"><text:s/></text:p>
      <text:p text:style-name="P30">Peer-to-peer</text:p>
      <text:p text:style-name="P26"/>
      <text:p text:style-name="P29">Jednotliví <text:span text:style-name="T3">klienti</text:span> spolu <text:span text:style-name="T3">komunikují</text:span> <text:span text:style-name="T3">přímo</text:span> (uzly jsou si <text:span text:style-name="T3">rovnocenné</text:span>) . <text:span text:style-name="T3">Každý</text:span> uzel <text:span text:style-name="T3">poskytuje</text:span> své <text:span text:style-name="T3">zdroje</text:span> (výpočetní síla, úložná kapacita, atp.) <text:span text:style-name="T3">ostatním</text:span> uzlům . Kkaždý uzel zaroven využívá zdrojů poskytovaných ostatními uzly (decentralizace zdrojů) .</text:p>
      <text:p text:style-name="P29"><text:soft-page-break/></text:p>
      <text:p text:style-name="P29">Příklady: sdílení souborů (Gnutella, G2, <text:s/>FastTrack, BitTorrent), Skype, VoIP, atp. </text:p>
      <text:p text:style-name="P26"/>
      <text:p text:style-name="P26"/>
      <text:p text:style-name="P14">46) Co je SDH/SONET?</text:p>
      <text:p text:style-name="P12"/>
      <text:p text:style-name="P13">Synchronous optical network, známá jako SONET, je standard pro <text:span text:style-name="T3">digitální</text:span> <text:span text:style-name="T3">komunikaci</text:span> za pomocí <text:span text:style-name="T3">laseru</text:span> nebo <text:span text:style-name="T3">LED</text:span> <text:span text:style-name="T3">diod</text:span> pomocí <text:span text:style-name="T3">optických</text:span> <text:span text:style-name="T3">vláken</text:span>, který je definován v GR-253-CORE Telcordia. Byl vytvořen jako náhrada PDH pro přenos velkého množství telefonních a datových přenosů, a aby byla sjednocena technologie zařízení různých výrobců. Nejmodernější Synchronous Digital Hierarchy (SDH) standard vytvořen ITU (G.707 a jeho rozšíření G.708) byl vytvořen ze zkušeností SONETu. Oba SDH a SONET jdou dnes široce používány; SONET v USA a Kanadě, SDH ve zbytku světa. SDH doplněná například o ATM se stává nejvýhodnější technologií přenosu dat všech druhů. </text:p>
      <text:p text:style-name="P13"/>
      <text:p text:style-name="P13">SONET na rozdíl od PDH jsou <text:span text:style-name="T3">rychlosti</text:span> použité pro transport pevně <text:span text:style-name="T3">synchronizovány</text:span> <text:span text:style-name="T3">přes</text:span> celou <text:span text:style-name="T3">sít</text:span>, řešeno pomocí <text:span text:style-name="T3">atomových</text:span> <text:span text:style-name="T3">hodin</text:span>. Tento synchronizační system dovoluje <text:span text:style-name="T3">mezistátním</text:span> sítím pracovat <text:span text:style-name="T3">synchronně</text:span>, a znatelně <text:span text:style-name="T3">redukuje</text:span> množství <text:span text:style-name="T3">vyrovnávacích</text:span> <text:span text:style-name="T3">pamětí</text:span> mezi jednotlivými prvky sítě. </text:p>
      <text:p text:style-name="P13"/>
      <text:p text:style-name="P13">Oba SONET i SDH mohou být použity k zapouzdření předchozích digitálních přenosových protokolů, jako je PDH standard nebo mohou být použity přímo pro podporu ATM nebo takzvaných Packet over SONET sítí.</text:p>
      <text:p text:style-name="P13"/>
      <text:p text:style-name="P13"/>
      <text:p text:style-name="P15">47) Cim byste snizili latenci v dnesnim internetu?</text:p>
      <text:p text:style-name="P12"/>
      <text:p text:style-name="P16">Tým společnosti Google pracující na urychlení webu připravil několik doporučení na zlepšení rychlosti protokolu TCP včetně <text:span text:style-name="T3">zvětšení</text:span> <text:span text:style-name="T3">úvodního</text:span> <text:span text:style-name="T3">okna</text:span> <text:span text:style-name="T3">zahlcení</text:span> (<text:span text:style-name="T3">initial congestion window</text:span>): „Objem dat odeslaný na začátku spojení TCP je <text:span text:style-name="T3">nyní tři pakety</text:span>, což znamená <text:span text:style-name="T3">tři obrátky (RTT) pro doručení</text:span> malého obsahu o velikosti <text:span text:style-name="T3">15 kB</text:span>. Podle našich pokusů by <text:span text:style-name="T3">IW 10 </text:span>(úvodní okno <text:span text:style-name="T3">zahlcení</text:span> o velikosti <text:span text:style-name="T3">10</text:span> <text:span text:style-name="T3">paketů)</text:span> <text:span text:style-name="T3">snížilo</text:span> latenci sítě pro webové přenosy o <text:span text:style-name="T3">10 %</text:span>,“ napsal Cheng. Google také chce zkrátit úvodní časový limit ze tří sekund na jednu. RTT (doba obrátky, round-trip-time) tři sekundy byla vhodná před několika desetiletími, internet současnosti ale vyžaduje mnohem kratší časový limit.“ </text:p>
      <text:p text:style-name="P16"/>
      <text:p text:style-name="P16">Podle slov analytika IDC Ala Hilwy jde o doporučení podložená důkladným výzkumem a pokud se dostatečně rozšíří, zaručí významné zvýšení výkonu a snížení latence v podstatě jakékoli sítě. Problém je v tom, že tuto funkčnost by bylo nutné rozšířit tak, aby bylo dosaženo požadovaného zvýšení výkonu. <text:span text:style-name="T3">Nová</text:span> <text:span text:style-name="T3">vrstva</text:span> <text:span text:style-name="T3">TCP/IP</text:span> by samozřejmě spolupracovala i s předchozí verzí protokolu jako dnes. Pokud by tato vylepšení podporovaly obě strany, mohly by dosáhnout rychlejšího přenosu dat. </text:p>
      <text:p text:style-name="P3"/>
      <text:p text:style-name="P3"/>
      <text:p text:style-name="P3">47) Co je ARP protokol?</text:p>
      <text:p text:style-name="P16"/>
      <text:p text:style-name="P16">ARP </text:p>
      <text:p text:style-name="P16"/>
      <text:p text:style-name="P16">Protokol ARP (<text:span text:style-name="T3">Address Resolution Protocol</text:span>) je pomocným protokolem sítí TCP/IP. Tento protokol zabezpečuje <text:span text:style-name="T3">přiřazení</text:span> <text:span text:style-name="T3">IP</text:span> adres <text:span text:style-name="T3">fyzickým</text:span> <text:span text:style-name="T3">adresám</text:span> linkové vrstvy. Vlastní komunikace v síti se uskutečňuje pomocí fyzických adres. Protokol má dvě základní funkce: </text:p>
      <text:p text:style-name="P16"><text:soft-page-break/></text:p>
      <text:p text:style-name="P16">- <text:span text:style-name="T3">získání</text:span> <text:span text:style-name="T3">MAC</text:span> adres odpovídajících cílovým adresám IP protokolu </text:p>
      <text:p text:style-name="P16">- <text:span text:style-name="T3">udržování</text:span> <text:span text:style-name="T3">tabulek</text:span> <text:span text:style-name="T3">přiřazení</text:span> IP a MAC adres na každém z uzlů sítě </text:p>
      <text:p text:style-name="P16"><text:s/></text:p>
      <text:p text:style-name="P16"/>
      <text:p text:style-name="P16">Když IP protokol získá z vyšší vrsty logickou adresu cílového uzlu prohledá existující ARP tabulku. Když cílová adresa v ní není uvedena, vysílá protokol ARP na síť veřejný rámec (broadcast) (ARP Request) s žádostí o MAC adresu, která patří IP adrese. Na tuto žádost odpoví ARP protokol uzlu s příslušnou logickou IP adresou, a to rámcem odpovědi (ARP Reply), která nese žádanou MAC adresu. ARP protokol si pak aktualizuje ARP tabulku.. </text:p>
      <text:p text:style-name="P16"/>
      <text:p text:style-name="P16">ARP je definováno v <text:span text:style-name="T3">RFC 826</text:span>. Používá se <text:span text:style-name="T3">pouze</text:span> pro <text:span text:style-name="T3">IPv4</text:span>, novější verze IP protokolu (IPv6) používá podobný mechanismus nazvaný <text:span text:style-name="T3">Neighbor Discovery Protocol</text:span> (NDP, „objevování sousedů“). </text:p>
      <text:p text:style-name="P16"/>
      <text:p text:style-name="P16">Ačkoliv se ARP v praxi používá téměř výhradně pro překlad IP adres na MAC adresy, nebyl původně vytvořen pouze pro IP sítě. ARP se může použít pro překlad MAC adres mnoha různých protokolů na síťové vrstvě.</text:p>
      <text:p text:style-name="P16"/>
      <text:p text:style-name="P16">WIKIPEDIA:</text:p>
      <text:p text:style-name="P16"/>
      <text:p text:style-name="P16">ARP</text:p>
      <text:p text:style-name="P16">Používá se v situaci, kdy je třeba <text:span text:style-name="T3">odeslat</text:span> IP datagram na adresu ležící ve <text:span text:style-name="T3">stejné</text:span> <text:span text:style-name="T3">podsíti</text:span> <text:span text:style-name="T3">jako</text:span> <text:span text:style-name="T3">odesilatel</text:span>. Data se tedy mají poslat přímo adresátovi, u něhož však odesilatel zná pouze IP adresu. Pro odeslání prostřednictvím např. Ethernetu ale potřebuje znát cílovou ethernetovou adresu. </text:p>
      <text:p text:style-name="P16"/>
      <text:p text:style-name="P16">Proto vysílající odešle ARP dotaz (ARP request) obsahující hledanou IP adresu a údaje o sobě (vlastní IP adresu a MAC adresu). Tento dotaz se posílá linkovým broadcastem – na MAC adresu identifikující všechny účastníky (broadcast) dané lokální sítě (v případě Ethernetu na ff:ff:ff:ff:ff:ff). ARP dotaz nepřekročí hranice dané podsítě, ale všechna k ní připojená zařízení dotaz obdrží a jako optimalizační krok si zapíší údaje o jeho odesilateli (IP adresu a odpovídající MAC adresu) do své ARP cache. Vlastník hledané IP adresy pak odešle tazateli ARP odpověď (ARP reply) obsahující vlastní IP adresu a MAC adresu. Tu si tazatel zapíše do ARP cache a může odeslat datagram. </text:p>
      <text:p text:style-name="P16"/>
      <text:p text:style-name="P16"><text:span text:style-name="T3">Informace</text:span> o MAC adresách odpovídajících jednotlivým IP adresám se <text:span text:style-name="T3">ukládají</text:span> do <text:span text:style-name="T3">ARP cache</text:span>, kde jsou uloženy do vypršení své platnosti. Není tedy třeba hledat MAC adresu před odesláním každého datagramu – jednou získaná informace se využívá opakovaně. V řadě operačních systémů (Linux, Windows XP) lze obsah ARP cache zobrazit a ovlivňovat příkazem arp.</text:p>
      <text:p text:style-name="P16"/>
      <text:p text:style-name="P16">Slidy:</text:p>
      <text:p text:style-name="P16"/>
      <text:p text:style-name="P16">mechanismus: </text:p>
      <text:p text:style-name="P16">1 zaslání tzv. ARP request paketu všem uzlům na dané LAN (broadcast) </text:p>
      <text:p text:style-name="P16">paket obsahuje IP &amp; MAC adresu odesílatele a IP adresu hledaného </text:p>
      <text:p text:style-name="P16">uzlu </text:p>
      <text:p text:style-name="P16">2 </text:p>
      <text:p text:style-name="P16">paket zpracován všemi uzly; odpoví jen ten, jehož IP adresa se shoduje </text:p>
      <text:p text:style-name="P16">s hledanou ostatní paket zahodí </text:p>
      <text:p text:style-name="P16"><text:soft-page-break/></text:p>
      <text:p text:style-name="P16">3 </text:p>
      <text:p text:style-name="P16">hledaný uzel žadateli odpovídá tzv. ARP reply paketem , v nem mu sdeluje svou MAC adresu</text:p>
      <text:p text:style-name="P16">ARP pakety baleny přímo do rámců L2 vrstvy </text:p>
      <text:p text:style-name="P16"/>
      <text:p text:style-name="P16">protokol <text:span text:style-name="T3">RARP</text:span> (Reverse Address Resolution Protocol) </text:p>
      <text:p text:style-name="P16"><text:span text:style-name="T3">zpětný</text:span> <text:span text:style-name="T3">překlad</text:span> MAC adres na IP adresy; již se <text:span text:style-name="T3">nevyužívá</text:span> </text:p>
      <text:p text:style-name="P16"/>
      <text:p text:style-name="P16"/>
      <text:p text:style-name="P3">48) Srovnej podobu (formu) adres (adresace) IPv4 a IPv6</text:p>
      <text:p text:style-name="P3"/>
      <text:p text:style-name="P3"/>
      <text:p text:style-name="P3">IPv6</text:p>
      <text:p text:style-name="P3"/>
      <text:p text:style-name="P11">Adresování sítí </text:p>
      <text:p text:style-name="P11"/>
      <text:p text:style-name="P11">IPv6 adresa je dlouhá 128 bitů. Taková délka umožňuje adresy lépe strukturovat. Adresy uzlů se zapisují jako <text:span text:style-name="T3">skupina</text:span> <text:span text:style-name="T3">osmi</text:span> <text:span text:style-name="T3">16bitových</text:span> <text:span text:style-name="T3">hexadecimálních</text:span> <text:span text:style-name="T3">čísel</text:span> <text:span text:style-name="T3">oddělených</text:span> <text:span text:style-name="T3">dvojtečkami</text:span>. </text:p>
      <text:p text:style-name="P11"/>
      <text:p text:style-name="P11">2001:0db8:85a3:08d3:1319:8a2e:0370:7344 </text:p>
      <text:p text:style-name="P11"/>
      <text:p text:style-name="P11"><text:span text:style-name="T3">Adresy</text:span> <text:span text:style-name="T3">sítí</text:span> se zapisují stejně, jen se <text:span text:style-name="T3">na</text:span> <text:span text:style-name="T3">konec</text:span> <text:span text:style-name="T3">přidá</text:span> <text:span text:style-name="T3">lomítko</text:span> a <text:span text:style-name="T3">počet</text:span> <text:span text:style-name="T3">společných</text:span> <text:span text:style-name="T3">bitů</text:span>, ostatní se dávají nulové (následující dva zápisy označují stejnou adresu). </text:p>
      <text:p text:style-name="P11"/>
      <text:p text:style-name="P11">2001:0db8:85a3:08d3:0000:0000:0000:0000/64 </text:p>
      <text:p text:style-name="P11">2001:0db8:85a3:08d3::/64 </text:p>
      <text:p text:style-name="P11"/>
      <text:p text:style-name="P11">Adresa uzlu se dá rovněž zapisovat společně s adresou sítě. </text:p>
      <text:p text:style-name="P11"/>
      <text:p text:style-name="P11">2001:0db8:85a3:08d3:1319:8a2e:0370:7344/64 </text:p>
      <text:p text:style-name="P11"/>
      <text:p text:style-name="P11">Nevýznamové nuly se mohou vynechávat, jeden blok nulových čísel jde nahradit čtyřtečkou (i na začátku nebo na konci adresy). Následuje několik různých zápisů téže adresy. </text:p>
      <text:p text:style-name="P11"/>
      <text:p text:style-name="P11">2001:0db8:0000:0000:0000:0000:1428:57ab </text:p>
      <text:p text:style-name="P11">2001:0db8:0000:0000:0000::1428:57ab </text:p>
      <text:p text:style-name="P11">2001:0db8:0:0:0:0:1428:57ab </text:p>
      <text:p text:style-name="P11">2001:0db8:0:0::1428:57ab </text:p>
      <text:p text:style-name="P11">2001:0db8::1428:57ab </text:p>
      <text:p text:style-name="P11">2001:db8::1428:57ab </text:p>
      <text:p text:style-name="P11"/>
      <text:p text:style-name="P11"><text:span text:style-name="T3">Adresy</text:span> se <text:span text:style-name="T3">přidělují</text:span> jednotlivým <text:span text:style-name="T3">síťovým</text:span> <text:span text:style-name="T3">rozhraním</text:span>, ne uzlům a dělí se na <text:span text:style-name="T3">tři</text:span> <text:span text:style-name="T3">typy</text:span>: </text:p>
      <text:p text:style-name="P11"/>
      <text:p text:style-name="P11"><text:span text:style-name="T3">unicast</text:span> (adresa s jedním konkrétním cílem)</text:p>
      <text:p text:style-name="P11"/>
      <text:p text:style-name="P11"><text:span text:style-name="T3">anycast</text:span> (adresa, která slouží k nalezení nejbližšího odpovídajícího cíle) </text:p>
      <text:p text:style-name="P11"/>
      <text:p text:style-name="P11"><text:soft-page-break/><text:span text:style-name="T3">multicast</text:span> (adresa, která slouží k dosažení celé skupiny cílů). Vedle těchto typů je také důležitý rozsah </text:p>
      <text:p text:style-name="P11"/>
      <text:p text:style-name="P11"><text:span text:style-name="T3">platnosti</text:span> (scope); důležité jsou především globální (global) a lokální, používaný v rámci jednoho spoje (link-local). Adresový prostor je hierarchicky organizovaný (RFC 4291, IP Version 6 Addressing Architecture). </text:p>
      <text:p text:style-name="P11"/>
      <text:p text:style-name="P11">Rozdělení adresového prostoru </text:p>
      <text:p text:style-name="P11"/>
      <text:p text:style-name="P11">Z adresového prostoru IPv6 jsou vyděleny speciální adresy a rozsahy. Adresa se samými nulami (0:0:0:0:0:0:0:0 nebo zkráceně ::) se používá jako speciální hodnota a značí nevyplněnou adresu. </text:p>
      <text:p text:style-name="P11"/>
      <text:p text:style-name="P11">Jedna jednička, která následuje za samými nulami (0:0:0:0:0:0:0:1, zkráceně ::1) je adresou místní smyčky (jako IPv4 127.0.0.1). </text:p>
      <text:p text:style-name="P11"/>
      <text:p text:style-name="P11">Multicast má vyhrazený rozsah ff00/8, link-local unicast je fe80::/10. Ostatní adresy jsou global unicast. </text:p>
      <text:p text:style-name="P11"/>
      <text:p text:style-name="P11">Na IPv6 anycast adresy jsem nezapomněl, ty se nachází ve stejném rozsahu jako unicast a zatím jsem narazil na jejich použití pouze u mobility (adresa sítě je zároveň anycast adresou jejích routerů) a redundance.</text:p>
      <text:p text:style-name="P11"/>
      <text:p text:style-name="P11">Ze slidu:</text:p>
      <text:p text:style-name="P11"/>
      <text:p text:style-name="P11">Individuální (<text:span text:style-name="T3">unicast</text:span>) adresy – totéž co v IPv4, identifikace jednoho <text:s/>síťového rozhraní </text:p>
      <text:p text:style-name="P11"/>
      <text:p text:style-name="P11">Skupinové (<text:span text:style-name="T3">multicast</text:span>) adresy – totéž co v IPv4, slouží pro <text:span text:style-name="T3">adresování</text:span> <text:span text:style-name="T3">skupin</text:span> <text:span text:style-name="T3">počítačů</text:span> či jiných síťových zařízení . Data jsou vždy doručena všem členům skupiny </text:p>
      <text:p text:style-name="P11">prefix ff00::/8 </text:p>
      <text:p text:style-name="P11"/>
      <text:p text:style-name="P11">Výběrové (<text:span text:style-name="T3">anycast</text:span>) adresy – novinka v IPv6 = také označují <text:span text:style-name="T3">skupinu</text:span> <text:span text:style-name="T3">příjemců</text:span>, data se však doručí jen <text:span text:style-name="T3">jedinému</text:span> jejímu <text:span text:style-name="T3">členovi</text:span> (tomu, který je <text:span text:style-name="T3">nejblíže</text:span>) </text:p>
      <text:p text:style-name="P11"/>
      <text:p text:style-name="P11"><text:span text:style-name="T3">broadcast</text:span> adresy IPv4 protokolu se v IPv6 <text:span text:style-name="T3">nevyužívají, </text:span>nahrazeny speciálními multicastovými skupinami (např. všechny uzly na dané lince) </text:p>
      <text:p text:style-name="P11"/>
      <text:p text:style-name="P11"/>
      <text:p text:style-name="P3">IPv4</text:p>
      <text:p text:style-name="P11"/>
      <text:p text:style-name="P11">Adresace na L3 </text:p>
      <text:p text:style-name="P11"/>
      <text:p text:style-name="P11">požadavek jednoznačné identifikace každého zařízení připojeného </text:p>
      <text:p text:style-name="P11">k Internetu </text:p>
      <text:p text:style-name="P11"/>
      <text:p text:style-name="P11">nutnost systematického přidělování adres za účelem snadnějšího směrování </text:p>
      <text:p text:style-name="P11"/>
      <text:p text:style-name="P11">každému zařízení/rozhraní přiřazena Internetová adresa (IP adresa) </text:p>
      <text:p text:style-name="P11">IPv4 adresa (32 bitů) vs. IPv6 adresa (128 bitů </text:p>
      <text:p text:style-name="P11"><text:soft-page-break/></text:p>
      <text:p text:style-name="P3">IPv4 – typy adres </text:p>
      <text:p text:style-name="P3"/>
      <text:p text:style-name="P11">Individuální (<text:span text:style-name="T3">unicast</text:span>) adresy – identifikace jednoho síťového rozhraní, identifikace jediného odesílatele/příjemce </text:p>
      <text:p text:style-name="P11"/>
      <text:p text:style-name="P11"><text:span text:style-name="T3">Broadcast</text:span> adresy – slouží pro zasílání dat všem možným příjemcům na dané LAN („all-hosts broadcast ) zdrojová adresa datagramu (identifikace odesílatele) je unicastová </text:p>
      <text:p text:style-name="P11"/>
      <text:p text:style-name="P11">Skupinové (<text:span text:style-name="T3">multicast</text:span>) adresy – slouží pro adresování skupiny příjemců (síťových rozhraní), kteří o data projevili zájem . Data směrovači rozesílána všem členům skupiny . Zdrojová adresa datagramu (identifikace odesílatele) je unicastová .</text:p>
      <text:p text:style-name="P11"/>
      <text:p text:style-name="P11"/>
      <text:p text:style-name="P11"><text:span text:style-name="T3">Problémy</text:span> Classful adresování </text:p>
      <text:p text:style-name="P11">nedostatečná granularita – každá třída rozdělena na pevný počet sítí s pevnou maximální velikostí = plýtvání adresním rozsahem :</text:p>
      <text:p text:style-name="P11"/>
      <text:p text:style-name="P11">organizace chce využít 10 IP adres? Dostane C třídu (256 adres) </text:p>
      <text:p text:style-name="P11">organizace chce využít 270 IP adres? Dostane B třídu (65536 adres) </text:p>
      <text:p text:style-name="P11">organizace chce využít 70000 IP adres? Dostane A třídu (2097152 adres) </text:p>
      <text:p text:style-name="P11"/>
      <text:p text:style-name="P11">možné řešení: přidělování více síťových adres menší třídy - popsané řešení generuje nárůst směrovacích tabulek -&gt; roste objem směrovacích informací, které musí být zpracovávány při rozhodování o volbě dalšího směru procházejícího paketu -&gt; nutnost prohledávání tabulek (lineární složitost) </text:p>
      <text:p text:style-name="P11"/>
      <text:p text:style-name="P11">Ilustrace problému: organizace s 1500 uzly </text:p>
      <text:p text:style-name="P11">1 přidělena adresa třídy B ⇒ zabráno 65536 adres ⇒ 1 záznam ve sm.tabulce </text:p>
      <text:p text:style-name="P11">2 přiděleno 8 adres třídy C ⇒ zabráno 2048 adres ⇒ 8 záznamů ve sm.tabulce </text:p>
      <text:p text:style-name="P11"/>
      <text:p text:style-name="P3">Network Address Translation (NAT) </text:p>
      <text:p text:style-name="P11">další mechanismus pro snížení tempa vyčerpávání adresového prostoru </text:p>
      <text:p text:style-name="P11">určeno zejména pro domácí uživatele </text:p>
      <text:p text:style-name="P11">původně připojováni modemy → možnost dynamického přidělování adres </text:p>
      <text:p text:style-name="P11">nyní ADSL, kabelová připojení – (většinou) trvalá alokace adres </text:p>
      <text:p text:style-name="P11">časté požadavky na přidělení více IP adres </text:p>
      <text:p text:style-name="P11"/>
      <text:p text:style-name="P11">řešení: Network Address Translation (NAT) </text:p>
      <text:p text:style-name="P11">„<text:span text:style-name="T3">skrývání</text:span> vnitřní <text:span text:style-name="T3">sítě</text:span> za <text:span text:style-name="T3">jednu</text:span>/<text:span text:style-name="T3">několik</text:span> <text:span text:style-name="T3">externích</text:span> adres </text:p>
      <text:p text:style-name="P11">v rámci vnitřní sítě možnost využít mnoho interních adres </text:p>
      <text:p text:style-name="P11">rezervované privátní adresy, unikátní v rámci organizace </text:p>
      <text:p text:style-name="P11"/>
      <text:p text:style-name="P11"><text:span text:style-name="T3">vedlejší</text:span> <text:span text:style-name="T3">efekt</text:span>: <text:span text:style-name="T3">ochrana</text:span> <text:span text:style-name="T3">vnitřní</text:span> <text:span text:style-name="T3">sítě</text:span> </text:p>
      <text:p text:style-name="P11">překlad adres procházejících síťovým prvkem (např. NAT směrovačem) </text:p>
      <text:p text:style-name="P11">překlad adres odchozích paketů je triviální </text:p>
      <text:p text:style-name="P11">překlad adres příchozích paketů vyžaduje dodatečné informace: kterému stroji z vnitřní sítě mají být <text:soft-page-break/>data přeposlána? -&gt; překladové tabulky (translation tables) </text:p>
      <text:p text:style-name="P11"/>
      <text:p text:style-name="P3"/>
      <text:p text:style-name="P3">49) Symetricka a asymetricka kryptografie</text:p>
      <text:p text:style-name="P3"/>
      <text:p text:style-name="P8">Symetrická kryptografie </text:p>
      <text:p text:style-name="P8"/>
      <text:p text:style-name="P11">k šifrování i dešifrování využit jediný klíč </text:p>
      <text:p text:style-name="P11"/>
      <text:p text:style-name="P11"><text:span text:style-name="T3">výhody</text:span>: nízká výpočetní náročnost , vhodné pro šifrování dlouhých zpráv </text:p>
      <text:p text:style-name="P11"/>
      <text:p text:style-name="P11"><text:span text:style-name="T3">nevýhody</text:span>: nutnost sdílení tajného klíče </text:p>
      <text:p text:style-name="P11">např. DES, 3DES, IDEA, atp. </text:p>
      <text:p text:style-name="P3"/>
      <text:p text:style-name="P3"/>
      <text:p text:style-name="P8">Asymetrická kryptografie </text:p>
      <text:p text:style-name="P8"/>
      <text:p text:style-name="P11">Též Kryptografie veřejným klíčem -k šifrování je použit jiný klíč než pro dešifrování . Oba klíče se dohromady nazývají pár klíčů (<text:span text:style-name="T3">keypair</text:span>) .</text:p>
      <text:p text:style-name="P11"/>
      <text:p text:style-name="P11">Sifruje se pomocí veřejného klíče (<text:span text:style-name="T3">public</text:span> <text:span text:style-name="T3">key</text:span>), dešifruje pomocí soukromého klíče (<text:span text:style-name="T3">private</text:span> <text:span text:style-name="T3">key</text:span>) </text:p>
      <text:p text:style-name="P11"/>
      <text:p text:style-name="P11">Zpráva zašifrovaná veřejným klíčem lze dešifrovat pouze příslušejícím soukromým klíčem .</text:p>
      <text:p text:style-name="P11"/>
      <text:p text:style-name="P11"><text:span text:style-name="T3">Výhody</text:span>: není potřeba nikam posílat šifrovací klíč ⇒ snížení rizika jeho vyzrazení/odposlechnutí , veřejný klíč je možno dát všem </text:p>
      <text:p text:style-name="P11"/>
      <text:p text:style-name="P11"><text:span text:style-name="T3">nevýhody</text:span>: rychlost ⇒ asymetrické šifry jsou vhodné pro <text:span text:style-name="T3">krátké</text:span> <text:span text:style-name="T3">zprávy</text:span> </text:p>
      <text:p text:style-name="P11">např. RSA, DSA, atp. </text:p>
      <text:p text:style-name="P3"/>
      <text:p text:style-name="P3">Certifikát veřejného klíče </text:p>
      <text:p text:style-name="P3"/>
      <text:p text:style-name="P11">Certifikát – informace, která váže identitu entity (uživatel, server, . . . ) s jeho veřejným klíčem </text:p>
      <text:p text:style-name="P11"/>
      <text:p text:style-name="P11">4 základní informace obsažené v certifikátu: </text:p>
      <text:p text:style-name="P11"/>
      <text:p text:style-name="P11"><text:span text:style-name="T3">jméno</text:span> vlastníka (držitele) </text:p>
      <text:p text:style-name="P11"><text:span text:style-name="T3">hodnota</text:span> veřejného klíče </text:p>
      <text:p text:style-name="P11"><text:span text:style-name="T3">doba</text:span> <text:span text:style-name="T3">platnosti</text:span> veřejného klíče </text:p>
      <text:p text:style-name="P11"><text:span text:style-name="T3">podpis</text:span> <text:span text:style-name="T3">vydavatele</text:span> certifikátu </text:p>
      <text:p text:style-name="P11"/>
      <text:p text:style-name="P11">certifikáty vydávají tzv. <text:span text:style-name="T3">Certifikační</text:span> <text:span text:style-name="T3">autority</text:span> = organizace, kterým se důvěřuje . Vydané certifikáty mohou být dostupné na veřejném serveru kdokoli může o jeho kopii požádat .</text:p>
      <text:p text:style-name="P11"/>
      <text:p text:style-name="P11">Autentizace – heslem, nahodne cislo (keksik)</text:p>
      <text:p text:style-name="P3"/>
      <text:p text:style-name="P3"/>
      <text:p text:style-name="P3"><text:soft-page-break/></text:p>
      <text:p text:style-name="P3"/>
      <text:p text:style-name="P3">50) ICMP a IGMP</text:p>
      <text:p text:style-name="P3"/>
      <text:p text:style-name="P8">Internet Control Message Protocol (ICMP)</text:p>
      <text:p text:style-name="P3"/>
      <text:p text:style-name="P11">IP protokol poskytuje nespolehlivou (best-effort) službu bez mechanismů pro informování odesílatele o vzniklých chybách bez podpůrných mechanismů pro zjišťování stavu sítě. </text:p>
      <text:p text:style-name="P11"/>
      <text:p text:style-name="P11">Internet Control Message Protocol (ICMP - RFC 792) je <text:span text:style-name="T3">doprovodný</text:span> <text:span text:style-name="T3">protokol</text:span> <text:span text:style-name="T3">IP</text:span> <text:span text:style-name="T3">protokolu</text:span> a poskytuje <text:span text:style-name="T3">informace</text:span> <text:span text:style-name="T3">o</text:span> <text:span text:style-name="T3">chybách</text:span> při <text:span text:style-name="T3">přenosu</text:span> IP <text:span text:style-name="T3">datagramů</text:span>. </text:p>
      <text:p text:style-name="P11"/>
      <text:p text:style-name="P11">Poskytuje základní <text:span text:style-name="T3">informace</text:span> <text:span text:style-name="T3">o</text:span> <text:span text:style-name="T3">stavu</text:span> <text:span text:style-name="T3">sítě</text:span> a přestože je ICMP protokolem síťové vrstvy, zprávy nejsou předávány linkové vrstvě, ale baleny do IP protokolu -&gt; hodnota <text:span text:style-name="T3">pole Protocol v hlavičce IP </text:span>datagramu nastavena <text:span text:style-name="T3">na 1.</text:span></text:p>
      <text:p text:style-name="P11"/>
      <text:p text:style-name="P11">příklady zpráv protokolu:</text:p>
      <text:p text:style-name="P11"/>
      <text:p text:style-name="P11">oznamy o chybách: </text:p>
      <text:p text:style-name="P11"/>
      <text:p text:style-name="P11"><text:span text:style-name="T6">Destination unreachable</text:span> – „<text:span text:style-name="T3">Destination</text:span> může být <text:span text:style-name="T3">protokol</text:span>, <text:span text:style-name="T3">port,</text:span> <text:span text:style-name="T3">uzel</text:span> nebo <text:span text:style-name="T3">celá</text:span> <text:span text:style-name="T3">síť</text:span> </text:p>
      <text:p text:style-name="P11"/>
      <text:p text:style-name="P11"><text:span text:style-name="T6">Time exceeded</text:span> – informace o <text:span text:style-name="T3">vypršení</text:span> <text:span text:style-name="T3">TTL</text:span> či informace o vypršení <text:span text:style-name="T3">času</text:span> pro <text:span text:style-name="T3">znovusložení</text:span> <text:span text:style-name="T3">fragmentů</text:span> IP datagramu </text:p>
      <text:p text:style-name="P11"/>
      <text:p text:style-name="P11">dotazy na stav sítě/uzlu: </text:p>
      <text:p text:style-name="P11"/>
      <text:p text:style-name="P11"><text:span text:style-name="T6">Echo request/reply</text:span> – požadavek na odpověď </text:p>
      <text:p text:style-name="P11"/>
      <text:p text:style-name="P11">zprávy <text:span text:style-name="T3">obsahují</text:span> <text:span text:style-name="T3">část</text:span> <text:span text:style-name="T3">paketu</text:span>, který : </text:p>
      <text:p text:style-name="P11"/>
      <text:p text:style-name="P11">- způsobil <text:span text:style-name="T3">chybu</text:span> </text:p>
      <text:p text:style-name="P11">- na který se <text:span text:style-name="T3">váže</text:span> <text:span text:style-name="T3">odpověď</text:span> </text:p>
      <text:p text:style-name="P11"/>
      <text:p text:style-name="P11">přímé využití ICMP v aplikacích: </text:p>
      <text:p text:style-name="P11">program <text:span text:style-name="T3">ping</text:span> – využití ICMP <text:span text:style-name="T3">Echo request</text:span>/reply </text:p>
      <text:p text:style-name="P11">program <text:span text:style-name="T3">traceroute</text:span> – využití ICMP Time exceeded (<text:span text:style-name="T3">TTL expired</text:span>) </text:p>
      <text:p text:style-name="P11"/>
      <text:p text:style-name="P11"/>
      <text:p text:style-name="P11"/>
      <text:p text:style-name="P11"/>
      <text:p text:style-name="P11"/>
      <text:p text:style-name="P11"/>
      <text:p text:style-name="P11"/>
      <text:p text:style-name="P11"><text:span text:style-name="T12">IGMP (Internet Group Management Protokol)</text:span> </text:p>
      <text:p text:style-name="P11"/>
      <text:p text:style-name="P11">SLIDY:</text:p>
      <text:p text:style-name="P11"><text:soft-page-break/></text:p>
      <text:p text:style-name="P20">Spravuje informace o členech skupiny (<text:span text:style-name="T3">pouze</text:span> v rámci <text:span text:style-name="T3">LAN</text:span>) . Pouze lokální působnost (síť a k ní přidružený multicastový směrovač )</text:p>
      <text:p text:style-name="P20"/>
      <text:p text:style-name="P20"><text:span text:style-name="T3">typy</text:span> zpráv: </text:p>
      <text:p text:style-name="P20"/>
      <text:p text:style-name="P20"><text:span text:style-name="T3">přihlášení</text:span> ke skupině (Membership Report) </text:p>
      <text:p text:style-name="P20"/>
      <text:p text:style-name="P20"><text:span text:style-name="T3">odhlášení</text:span> ze skupiny (Leave Report) </text:p>
      <text:p text:style-name="P20"/>
      <text:p text:style-name="P20"><text:span text:style-name="T3">monitoring</text:span> skupiny (Query) </text:p>
      <text:p text:style-name="P20"/>
      <text:p text:style-name="P20">např. dotazy směrovače na zájem uzlů setrvat ve skupině (řeší odstranění náhle vypadlých uzlů) </text:p>
      <text:p text:style-name="P11"/>
      <text:p text:style-name="P11">WIKIPEDIE:</text:p>
      <text:p text:style-name="P11"/>
      <text:p text:style-name="P11">Protokol, který <text:span text:style-name="T3">rozšiřuje</text:span> požadavky na implementaci protokolu IP (<text:span text:style-name="T3">IPv4</text:span>) o <text:span text:style-name="T3">podporu</text:span> IP <text:span text:style-name="T3">multicastu</text:span>. Využívá se pro <text:span text:style-name="T3">dynamické</text:span> <text:span text:style-name="T3">přihlašování</text:span> a <text:span text:style-name="T3">odhlašování</text:span> ze skupiny u multicastového routeru ve své lokální síti. IGMP protokol řeší i situaci, kdy jsou v síti připojeny dva a více multicastových routerů, protože pak by mohlo dojít v síti k šíření nadbytečných informací. </text:p>
      <text:p text:style-name="P11"/>
      <text:p text:style-name="P11">Routery pracují ve dvou stavech. „<text:span text:style-name="T3">dotazovač</text:span>“, který zasílá <text:span text:style-name="T3">dotazy</text:span> na <text:span text:style-name="T3">členství</text:span> a „<text:span text:style-name="T3">posluchač</text:span>“, který pouze naslouchá a je neaktivní. </text:p>
      <text:p text:style-name="P11"/>
      <text:p text:style-name="P11">Aby se stanice <text:span text:style-name="T3">přihlásila</text:span> do skupiny, musí zaslat přes protokol <text:span text:style-name="T3">IGMP</text:span> zprávu „<text:span text:style-name="T3">Membership</text:span> <text:span text:style-name="T3">report“</text:span> s IP <text:span text:style-name="T3">adresou</text:span> třídy <text:span text:style-name="T3">D</text:span>. Tato zpráva dorazí k <text:span text:style-name="T3">routeru</text:span> <text:span text:style-name="T3">lokální</text:span> sítě a ten si ji <text:span text:style-name="T3">zapíše</text:span> do <text:span text:style-name="T3">tabulky</text:span>. </text:p>
      <text:p text:style-name="P11"/>
      <text:p text:style-name="P11">K <text:span text:style-name="T3">odhlášení</text:span> ze skupiny použije stanice typ zprávy „<text:span text:style-name="T3">Leave</text:span> <text:span text:style-name="T3">group</text:span>“ pokud v tabulce neexistuje žádná stanice, která by chtěla z této adresy informace odebírat, router záznam z tabulky zruší. </text:p>
      <text:p text:style-name="P11"/>
      <text:p text:style-name="P11">Zároveň však router zasílá periodický dotaz „<text:span text:style-name="T3">General</text:span> <text:span text:style-name="T3">query</text:span>“ ke stanicím v lokální sítí, jestli je v ní alespoň jedna stanice, která chce ze skupiny informace odebírat. Pokud mu žádná do 10 sekund neodpoví, vymaže z tabulky záznam o skupině. Tento dotaz řeší problém kdy se nějaká stanice, např. před vypnutím, nestihne z odběru skupiny odhlásit.</text:p>
      <text:p text:style-name="P11"/>
      <text:p text:style-name="P11">Princip <text:span text:style-name="T3">vícesměrového</text:span> <text:span text:style-name="T3">vysílání</text:span> <text:span text:style-name="T3">IP</text:span> </text:p>
      <text:p text:style-name="P11"/>
      <text:p text:style-name="P11">Data vícesměrového vysílání IP jsou odesílána na jedinou adresu, ale zpracovává je více hostitelů. Princip vícesměrového vysílání IP je podobný principu novinového předplatného. Podobně jako právě vydané noviny obdrží pouze jejich předplatitelé, data protokolu IP odeslaná na adresu IP rezervovanou pro skupinu vícesměrového vysílání přijmou a zpracují pouze hostitelské počítače, které patří do této skupiny. Skupina hostitelů, kteří přijímají zprávy odeslané na určitou adresu IP pro vícesměrové vysílání, se nazývá skupina vícesměrového vysílání. </text:p>
      <text:p text:style-name="P11"/>
      <text:p text:style-name="P11"/>
      <text:p text:style-name="P11"/>
      <text:p text:style-name="P11">Další důležité <text:span text:style-name="T3">rysy</text:span> <text:span text:style-name="T3">vícesměrového</text:span> vysílání IP: </text:p>
      <text:p text:style-name="P11"><text:soft-page-break/></text:p>
      <text:p text:style-name="P11"><text:span text:style-name="T3">Členství</text:span> ve skupinách je <text:span text:style-name="T3">dynamické</text:span>, hostitelé se mohou ke skupině kdykoli připojit a kdykoli z ní opět vystoupit. </text:p>
      <text:p text:style-name="P11"/>
      <text:p text:style-name="P11"><text:span text:style-name="T3">Připojování</text:span> hostitelů ke skupinám vícesměrového vysílání se provádí <text:span text:style-name="T3">prostřednictvím</text:span> zpráv <text:span text:style-name="T3">IGMP</text:span>. </text:p>
      <text:p text:style-name="P11"/>
      <text:p text:style-name="P11">Velikost skupin není omezena a jejich členové mohou být rozptýleni ve více sítích IP (pokud směrovače, kterými jsou tyto sítě propojeny, podporují šíření dat vícesměrového vysílání IP a informací o členství ve skupinách). </text:p>
      <text:p text:style-name="P11"/>
      <text:p text:style-name="P11">Hostitel, který odesílá data protokolu IP na adresu IP skupiny, nemusí do této skupiny patřit.</text:p>
      <text:p text:style-name="P11"/>
      <text:p text:style-name="P11"/>
      <text:p text:style-name="P3">51) Autonomní systémy</text:p>
      <text:p text:style-name="P11"/>
      <text:p text:style-name="P11">nedostatky prvotního návrhu hierarchického členění - organizace předávání směrovacích informací páteřním branám </text:p>
      <text:p text:style-name="P11"/>
      <text:p text:style-name="P11">„Jak je propagovat ze „zanořených sítí obecně náležejících různým organizacím? </text:p>
      <text:p text:style-name="P11"><text:s/>- nutnost využívání jednotných mechanismů směrování v rámci celé sítě včetně stejné metriky </text:p>
      <text:p text:style-name="P11">⇒ rozšíření hierarchického členění na koncepci tzv. Autonomních systémů (AS) </text:p>
      <text:p text:style-name="P11"/>
      <text:p text:style-name="P11"><text:span text:style-name="T3">základní myšlenka:</text:span> vzájemně <text:span text:style-name="T3">propojené</text:span> sítě, které spadají pod <text:span text:style-name="T3">společnou</text:span> <text:span text:style-name="T3">správu</text:span>, budou tvořit jediný autonomní systém, za který <text:span text:style-name="T3">plně</text:span> <text:span text:style-name="T3">odpovídá</text:span> jeho <text:span text:style-name="T3">provozovatel</text:span></text:p>
      <text:p text:style-name="P11"/>
      <text:p text:style-name="P11">zůstává nutnost jednotného způsobu vzájemného předávání směrovacích informací mezi jednotlivými autonomními systémy ⇒ v rámci svého AS má každý možnost zajistit si přenos a aktualizaci směrovacích údajů podle svého, ale <text:span text:style-name="T3">navenek</text:span> musí všichni <text:span text:style-name="T3">postupovat</text:span> <text:span text:style-name="T3">jednotně.</text:span></text:p>
      <text:p text:style-name="P3"/>
      <text:p text:style-name="P3"/>
      <text:p text:style-name="P11"><text:span text:style-name="T3">Cílem</text:span> rozdělení Internetu na autonomní systémy je <text:span text:style-name="T3">snížení</text:span> směrovací <text:span text:style-name="T3">režie</text:span> </text:p>
      <text:p text:style-name="P11">- jednodušší směrovací tabulky, snížení množství vyměňovaných směrovacích informací, atp. </text:p>
      <text:p text:style-name="P11"/>
      <text:p text:style-name="P11"><text:span text:style-name="T3">zjednodušení</text:span> <text:span text:style-name="T3">správy</text:span> celé sítě - správa jednotlivých internetů různými organizacemi </text:p>
      <text:p text:style-name="P11"/>
      <text:p text:style-name="P3">autonomní systémy = domény - <text:span text:style-name="T14">každému AS/doméně přiřazen 16bitový identifikátor = Autonomous System Number (ASN) – RFC 1930 . Ten přiřazuje organizace ICANN (Internet Corporation For Assigned Names and Numbers) . </text:span></text:p>
      <text:p text:style-name="P11"/>
      <text:p text:style-name="P11">Odpovídají administrativním doménám . Sítě a směrovače uvnitř jednoho AS spravovány jednou organizací , např. CESNET, PASNET, </text:p>
      <text:p text:style-name="P11"/>
      <text:p text:style-name="P11"/>
      <text:p text:style-name="P11"/>
      <text:p text:style-name="P11"/>
      <text:p text:style-name="P11">Dělení v závislosti na způsobu připojení AS do sítě: </text:p>
      <text:p text:style-name="P11"/>
      <text:p text:style-name="P3"><text:soft-page-break/>Stub AS <text:span text:style-name="T14">- autonomní systém A je tzv. stub AS, je-li připojen pouze k jednomu dalšímu AS </text:span></text:p>
      <text:p text:style-name="P11"><text:s/>-&gt; směrovač A (tzv. <text:span text:style-name="T3">hraniční</text:span> <text:span text:style-name="T3">směrovač</text:span>) je v rámci AS A výchozí směrovač pro všechny sítě ležící mimo AS A </text:p>
      <text:p text:style-name="P3"/>
      <text:p text:style-name="P3"/>
      <text:p text:style-name="P3">Multihomed AS <text:span text:style-name="T14">- autonomní systém B je multihomed AS, pokud je </text:span>připojen<text:span text:style-name="T14"> k </text:span>nejméně<text:span text:style-name="T14"> </text:span>dvěma<text:span text:style-name="T14"> dalším AS, mezi kterými však </text:span>neumožňuje<text:span text:style-name="T14"> </text:span>přenášení<text:span text:style-name="T14"> provozu</text:span></text:p>
      <text:p text:style-name="P3"/>
      <text:p text:style-name="P3"/>
      <text:p text:style-name="P11"><text:span text:style-name="T3">Transit AS</text:span> - autonomní systém C je transit AS, pokud je <text:span text:style-name="T3">připojen</text:span> k <text:span text:style-name="T3">nejméně</text:span> <text:span text:style-name="T3">dvěma</text:span> dalším AS, mezi </text:p>
      <text:p text:style-name="P11">kterými <text:span text:style-name="T3">umožňuje</text:span> <text:span text:style-name="T3">přenášení</text:span> provozu (skrze své LANs) .</text:p>
      <text:p text:style-name="P11"/>
      <text:p text:style-name="P11"/>
      <text:p text:style-name="P11"><text:span text:style-name="T12">Směrování</text:span> </text:p>
      <text:p text:style-name="P11"/>
      <text:p text:style-name="P11">oddělené směrování z důvodů škálovatelnosti: </text:p>
      <text:p text:style-name="P11"/>
      <text:p text:style-name="P11">a)<text:span text:style-name="T3">intradoménové</text:span> – interior routing, směrování uvnitř AS, plně pod kontrolou správce AS </text:p>
      <text:p text:style-name="P11">tzv. Interior Gateway Protocols (IGP) (např. RIP, OSPF – Open Shortest Path First) </text:p>
      <text:p text:style-name="P11"/>
      <text:p text:style-name="P11">b) <text:span text:style-name="T3">interdoménové</text:span>/<text:span text:style-name="T3">mezidoménové</text:span> – exterior routing, směrování mezi AS, tzv. Exterior Gateway Protocols (EGP) (např. EGP, BGP-4). Nutná spolupráce interior a exterior směrovacích protokolů </text:p>
      <text:p text:style-name="P11"/>
      <text:p text:style-name="P3">Směrovače:</text:p>
      <text:p text:style-name="P11"/>
      <text:p text:style-name="P11"><text:span text:style-name="T3">interní</text:span> směrovače (směrovače uvnitř AS) -znají cestu do všech podsítí uvnitř AS . Mohou využít implicitní (default) cesty skrze hraniční směrovače .</text:p>
      <text:p text:style-name="P11"/>
      <text:p text:style-name="P11"><text:span text:style-name="T3">hraniční</text:span> směrovače (Border Routers) - sumarizují a zveřejňují interní cesty , aplikují směrovací „pravidla (policy) .</text:p>
      <text:p text:style-name="P11"/>
      <text:p text:style-name="P11"><text:span text:style-name="T3">jádro</text:span> sítě nepoužívá implicitní cesty ⇒ směrovače musí znát cesty ke všem sítím </text:p>
      <text:p text:style-name="P11"/>
      <text:p text:style-name="P11"/>
      <text:p text:style-name="P8">Mezidoménové směrování </text:p>
      <text:p text:style-name="P11"/>
      <text:p text:style-name="P11">Protokol <text:span text:style-name="T3">ERP</text:span> </text:p>
      <text:p text:style-name="P11"/>
      <text:p text:style-name="P3">Exterior Gateway Protocol - <text:span text:style-name="T14">první protokol mezidoménového směrování (navržen v roce 1983). Jednoduchý “protokol dosazitelnosti.</text:span></text:p>
      <text:p text:style-name="P11"/>
      <text:p text:style-name="P11">Využívá <text:span text:style-name="T3">DV přístup -&gt; </text:span>distance vektory kombinují cesty a pravidla. <text:span text:style-name="T3">Cílem</text:span> <text:span text:style-name="T3">dosažitelnost</text:span>, <text:span text:style-name="T3">nikoliv</text:span> <text:span text:style-name="T3">efektivita</text:span>. <text:span text:style-name="T3">Navržen</text:span> pro <text:span text:style-name="T3">stromovou</text:span> <text:span text:style-name="T3">strukturu</text:span> Internetu -&gt; <text:span text:style-name="T3">přílišné</text:span> <text:span text:style-name="T3">zjednodušení</text:span>, nepodporuje redundanci, <text:span text:style-name="T3">neumí</text:span> se vypořádat s <text:span text:style-name="T3">cykly</text:span> ⇒ již se <text:span text:style-name="T3">nepoužívá</text:span> </text:p>
      <text:p text:style-name="P11"/>
      <text:p text:style-name="P3">Potokol BGP</text:p>
      <text:p text:style-name="P11"/>
      <text:p text:style-name="P11"><text:soft-page-break/><text:span text:style-name="T3">Border Gateway Protocol</text:span> (aktuálně verze 4 (BGP-4) )</text:p>
      <text:p text:style-name="P11"/>
      <text:p text:style-name="P11">Navržen v důsledku růstu Internetu a požadavků na podporu komplexnějších topologií. Podporuje redundantní topologie, vypořádá se s cykly. Využívá Path Vector směrování - nevyměňují se ceny cest, ale <text:span text:style-name="T3">popis</text:span> <text:span text:style-name="T3">celých</text:span> <text:span text:style-name="T3">cest</text:span> zahrnující <text:span text:style-name="T3">všechny</text:span> <text:span text:style-name="T3">skoky</text:span> . Umožňuje definici pravidel směrování. Pracuje nad spolehlivým protokolem (TCP) . Používá CIDR pro agregaci cest .</text:p>
      <text:p text:style-name="P11"/>
      <text:p text:style-name="P3"><text:s text:c="11"/>Path Vector (PV) - <text:span text:style-name="T14">obdoba DV </text:span></text:p>
      <text:p text:style-name="P11"/>
      <text:p text:style-name="P11">posílají se celé cesty (ne jen koncové uzly) -&gt; snadná <text:span text:style-name="T3">detekce</text:span> <text:span text:style-name="T3">cyklů</text:span> + umožňuje definici pravidel (přátelské vs. nepřátelské AS) </text:p>
      <text:p text:style-name="P11"/>
      <text:p text:style-name="P11">- <text:span text:style-name="T3">kratší</text:span> cesty <text:span text:style-name="T3">preferovány</text:span> (pokud „policy nerozhodne jinak) </text:p>
      <text:p text:style-name="P11">- nepoužívá <text:span text:style-name="T3">žádnou</text:span> <text:span text:style-name="T3">metriku</text:span>, <text:span text:style-name="T3">řeší</text:span> se pouze <text:span text:style-name="T3">dostupnost</text:span> </text:p>
      <text:p text:style-name="P11">-&gt; důsledek: není nutné, aby všechny AS využívaly stejnou metriku </text:p>
      <text:p text:style-name="P11"/>
      <text:p text:style-name="P11"/>
      <text:p text:style-name="P3">52) Skupinová komunikace v síti (Uvod do multicastu)</text:p>
      <text:p text:style-name="P11"/>
      <text:p text:style-name="P11">Výzva: způsob zasílání stejných zpráv skupině koncových stanic </text:p>
      <text:p text:style-name="P11"/>
      <text:p text:style-name="P11">Data jsou od zdroje přenášena ke skupině příjemců . Původní dvoubodová komunikace −→ vícebodová komunikace -&gt; Nutno zajistit replikaci dat a jejich doručení .</text:p>
      <text:p text:style-name="P11"/>
      <text:p text:style-name="P11">Pokud by replikace byla součástí aplikace, musela by každá aplikace obsahovat replikační modul. Proto je lepší řešit replikaci a směrování dat ve skupině odděleně od aplikace (na smerovacich?). </text:p>
      <text:p text:style-name="P11"/>
      <text:p text:style-name="P11">-&gt; IP Multicast </text:p>
      <text:p text:style-name="P11">-&gt; Virtuální sítě </text:p>
      <text:p text:style-name="P11"/>
      <text:p text:style-name="P11"/>
      <text:p text:style-name="P3">Příklady skupinové komunikace v síti :</text:p>
      <text:p text:style-name="P11"/>
      <text:p text:style-name="P11"><text:span text:style-name="T3">Streamované video</text:span> vysílané ve smyčce </text:p>
      <text:p text:style-name="P11"/>
      <text:p text:style-name="P11">- Nedefinovaně mnoho příjemců </text:p>
      <text:p text:style-name="P11">- Šířka pásma: jednotky Kb/s až Mb/s </text:p>
      <text:p text:style-name="P11">- best-effort </text:p>
      <text:p text:style-name="P11"/>
      <text:p text:style-name="P11">Data <text:span text:style-name="T3">produkovaná</text:span> <text:span text:style-name="T3">přístrojem</text:span> (např. LHC) </text:p>
      <text:p text:style-name="P11"/>
      <text:p text:style-name="P11">- Definovaně mnoho příjemců </text:p>
      <text:p text:style-name="P11">- Velké objemy dat po dlouhou dobu </text:p>
      <text:p text:style-name="P11">- Spolehlivé doručení </text:p>
      <text:p text:style-name="P11"/>
      <text:p text:style-name="P11"><text:span text:style-name="T3">Videokonference</text:span> (např. nekomprimovaná HD videokonference) </text:p>
      <text:p text:style-name="P11">Reverse Path Broadcasting</text:p>
      <text:p text:style-name="P11"><text:soft-page-break/>- Omezeny počet příjemců </text:p>
      <text:p text:style-name="Text_20_body">- Komunikace každý s každým (peer to peer)</text:p>
      <text:p text:style-name="P39">- Šířka pásma: stovky Kb/s až Gb/s </text:p>
      <text:p text:style-name="P11">- Nízká latence (reálný čas) </text:p>
      <text:p text:style-name="P11"/>
      <text:p text:style-name="P11"/>
      <text:p text:style-name="P3">62) IP Multicast </text:p>
      <text:p text:style-name="P3"/>
      <text:p text:style-name="P11">Klasické řešení skupinové komunikace v síti. Každým spojem <text:span text:style-name="T3">nejvýše</text:span> <text:span text:style-name="T3">jedna</text:span> <text:span text:style-name="T3">kopie</text:span> dat. </text:p>
      <text:p text:style-name="P11"/>
      <text:p text:style-name="P11">- vlastnost sítě (<text:span text:style-name="T3">hop by hop</text:span>, nikoliv end-to-end služba) .</text:p>
      <text:p text:style-name="P11">- <text:span text:style-name="T3">doručení</text:span> <text:span text:style-name="T3">nezaručené</text:span> (= best effort, UDP, skupinová adresa) </text:p>
      <text:p text:style-name="P11">- rozsah šíření omezen TTL (Time To Live) paketů </text:p>
      <text:p text:style-name="P11"/>
      <text:p text:style-name="P11"/>
      <text:p text:style-name="P11">Jak identifikovat skupinu? ⇒ multicastová IP adresa:</text:p>
      <text:p text:style-name="P11"/>
      <text:p text:style-name="P11">IPv4: třída D (224.0.0.0 – 239.255.255.255) </text:p>
      <text:p text:style-name="P11">IPv6: prefix ff00::/8 </text:p>
      <text:p text:style-name="P11"/>
      <text:p text:style-name="P5">Komunikující strany :</text:p>
      <text:p text:style-name="P11"/>
      <text:p text:style-name="P11"><text:span text:style-name="T3">Vysílající</text:span>: každý může vysílat (pokud zná multicastovou/skupinovou adresu) .Stačí zasílat pakety na skupinovou adresu. Vysílajících je proměnný počet . Může, ale nemusí být členem skupiny </text:p>
      <text:p text:style-name="P11"/>
      <text:p text:style-name="P11"><text:span text:style-name="T3">Přijímající</text:span>: žádný, jeden, více . Kdokoliv se může přidat či může opustit skupinu. Může patřit do více skupin současně .</text:p>
      <text:p text:style-name="P11"/>
      <text:p text:style-name="P11"/>
      <text:p text:style-name="P11">Dva základní přístupy k multicastovému směrování: </text:p>
      <text:p text:style-name="P11">Source Based Tree </text:p>
      <text:p text:style-name="P11">Shared Tree (Core Based Tree) </text:p>
      <text:p text:style-name="P11"/>
      <text:p text:style-name="P11"/>
      <text:p text:style-name="P8">Source Based Tree </text:p>
      <text:p text:style-name="P8"/>
      <text:p text:style-name="P20">Aktivita <text:span text:style-name="T3">shora</text:span> od zakládajícího </text:p>
      <text:p text:style-name="P20"/>
      <text:p text:style-name="P20"><text:span text:style-name="T3">Periodický</text:span> broadcast </text:p>
      <text:p text:style-name="P20"/>
      <text:p text:style-name="P20"><text:span text:style-name="T3">Ořezávání</text:span> větví bez členů </text:p>
      <text:p text:style-name="P20"/>
      <text:p text:style-name="P20"><text:span text:style-name="T3">Omezení</text:span> šířky – TTL </text:p>
      <text:p text:style-name="P20"/>
      <text:p text:style-name="P20">Pro <text:span text:style-name="T3">úzce</text:span> <text:span text:style-name="T3">lokalizované</text:span> skupiny </text:p>
      <text:p text:style-name="P20"/>
      <text:p text:style-name="P20"><text:soft-page-break/><text:span text:style-name="T3">Nevýhoda</text:span>: režie, záplava , broadcasty </text:p>
      <text:p text:style-name="P20"/>
      <text:p text:style-name="P20"><text:span text:style-name="T3">Protokoly</text:span>: DVMRP (RIP), </text:p>
      <text:p text:style-name="P20">MOSPF (OSPF), PIM–DM </text:p>
      <text:p text:style-name="P20"/>
      <text:p text:style-name="P20">Z toho vyplyva (viz otazka 31):</text:p>
      <text:p text:style-name="Standard"><text:span text:style-name="T3">Dense</text:span> mod - <text:s/>router posila data dal na vsechny porty (tj. na zacatku vsem, postupne se pocet odberatelu snizuje)</text:p>
      <text:p text:style-name="P19"/>
      <text:p text:style-name="P20"/>
      <text:p text:style-name="P20"/>
      <text:p text:style-name="P8">Core Based Tree</text:p>
      <text:p text:style-name="P20"/>
      <text:p text:style-name="P20">Ustaveno <text:span text:style-name="T3">jádro</text:span> – body setkání (Meeting Points) </text:p>
      <text:p text:style-name="P20"/>
      <text:p text:style-name="P20"><text:span text:style-name="T3">Zájemce</text:span> o skupinu <text:span text:style-name="T3">kontaktuje</text:span> MP </text:p>
      <text:p text:style-name="P20"/>
      <text:p text:style-name="P20"><text:span text:style-name="T3">Aktivita</text:span> <text:span text:style-name="T3">zdola</text:span> od příjemce </text:p>
      <text:p text:style-name="P20"/>
      <text:p text:style-name="P20"><text:span text:style-name="T3">Redukce</text:span> <text:span text:style-name="T3">broadcastu</text:span> −→ lépe škáluje </text:p>
      <text:p text:style-name="P20"/>
      <text:p text:style-name="P20">Z toho vyplyva (viz otazka 31):</text:p>
      <text:p text:style-name="P20"><text:span text:style-name="T3">Sparse</text:span> mod - posila data jen tomu, kdo se prihlasi (tj. na zacatku nikomu, postupne se pocet odberatelu zvysuje). </text:p>
      <text:p text:style-name="P20"/>
      <text:p text:style-name="P20"/>
      <text:p text:style-name="P21">Vlastnosti multicastu</text:p>
      <text:p text:style-name="P20"/>
      <text:p text:style-name="P20"><text:span text:style-name="T3">Pozitivní</text:span>: </text:p>
      <text:p text:style-name="P20"/>
      <text:p text:style-name="P20">„Nekonečná škálovatelnost </text:p>
      <text:p text:style-name="P20"/>
      <text:p text:style-name="P20">Nezatěžuje síť násobnými kopiemi </text:p>
      <text:p text:style-name="P20"/>
      <text:p text:style-name="P20"><text:span text:style-name="T3">Negativní</text:span>: </text:p>
      <text:p text:style-name="P20"/>
      <text:p text:style-name="P20">Problematické účtování </text:p>
      <text:p text:style-name="P20"/>
      <text:p text:style-name="P20">Problém se zajištěným doručením </text:p>
      <text:p text:style-name="P20"/>
      <text:p text:style-name="P20">Snadný terč útoku (DoS, DDoS) </text:p>
      <text:p text:style-name="P20"/>
      <text:p text:style-name="P20">Absence kontroly členství (nelze zjistit přijímající) </text:p>
      <text:p text:style-name="P20"/>
      <text:p text:style-name="P20"/>
      <text:p text:style-name="P20"/>
      <text:p text:style-name="P21">Protokoly IP Multicastu:</text:p>
      <text:p text:style-name="P20"><text:soft-page-break/></text:p>
      <text:p text:style-name="P20"><text:span text:style-name="T3">Správa</text:span> <text:span text:style-name="T3">skupiny</text:span>: </text:p>
      <text:p text:style-name="P20"/>
      <text:p text:style-name="P20"><text:span text:style-name="T3">IGMP</text:span> (RFC 1112), IGMPv2 (RFC 2236) = správa členství ve skupině </text:p>
      <text:p text:style-name="P20"/>
      <text:p text:style-name="P20"/>
      <text:p text:style-name="P20"><text:span text:style-name="T3">Směrování</text:span>: </text:p>
      <text:p text:style-name="P20"/>
      <text:p text:style-name="P20">mezi multicastovými směrovači </text:p>
      <text:p text:style-name="P20"/>
      <text:p text:style-name="P20">Source Based Tree – DVMRP (<text:span text:style-name="T3">RIP</text:span>), MOSPF (<text:span text:style-name="T3">OSPF</text:span>), <text:span text:style-name="T3">PIM–DM</text:span> (Dense Mode)</text:p>
      <text:p text:style-name="P20"/>
      <text:p text:style-name="P20">Core Based Tree – <text:span text:style-name="T3">CBT</text:span>, <text:span text:style-name="T3">PIM–SM</text:span></text:p>
      <text:p text:style-name="P21"/>
      <text:p text:style-name="P21"/>
      <text:p text:style-name="P21"/>
      <text:p text:style-name="P21">IP Multicast – Source Based Tree – protokoly </text:p>
      <text:p text:style-name="P21"/>
      <text:p text:style-name="P20"><text:span text:style-name="T12">Distance Vector Multicast Routing Protocol</text:span><text:span text:style-name="T3"> (</text:span><text:span text:style-name="T12">DVMRP</text:span><text:span text:style-name="T3">) </text:span></text:p>
      <text:p text:style-name="P21"/>
      <text:p text:style-name="P20"><text:span text:style-name="T3">= </text:span>rozšíření unicastového DV směrování, využívá informací získaných RIP protokolem .</text:p>
      <text:p text:style-name="P20"/>
      <text:p text:style-name="P20">3 přístupy pro budování stromu: </text:p>
      <text:p text:style-name="P20"/>
      <text:p text:style-name="P21">Reverse Path Forwarding (RPF) </text:p>
      <text:p text:style-name="P20"/>
      <text:p text:style-name="P20">“Technika skupinového vysílání, při které je <text:span text:style-name="T3">datagram</text:span> <text:span text:style-name="T3">směrován</text:span> na <text:span text:style-name="T3">všechna</text:span> výstupní rozhraní mimo rozhraní, kterým byl přijat za podmínky, že rozhraní, kterým byl přijat je použito k vysílání unicast datagramu pro zdroj směrového vysílání.”</text:p>
      <text:p text:style-name="P20">Reverse Path Broadcasting</text:p>
      <text:p text:style-name="P20">Metoda šíření multicast paketů od zdroje vysílání dolů po distribučním stromu. K určení rozhraní, kterými se má příchozí multicast paket dále šířit, slouží běžná (unicast) směrovací tabulka. </text:p>
      <text:p text:style-name="P20"/>
      <text:p text:style-name="P20">Reverse Path Broadcasting (RPB) </text:p>
      <text:p text:style-name="P20"/>
      <text:p text:style-name="P20">Pro zabránění smyčkám se v multicastu. Router přijímá multicast provoz pouze ze směrů, z kterých vede zpáteční cesta ke zdroji vysílání (jeho IP adresa je v každém paketu). </text:p>
      <text:p text:style-name="P20"/>
      <text:p text:style-name="P20">Reverse Path Multicasting (RPM) </text:p>
      <text:p text:style-name="P20"/>
      <text:p text:style-name="P20"/>
      <text:p text:style-name="P20"/>
      <text:p text:style-name="P20"/>
      <text:p text:style-name="P20"/>
      <text:p text:style-name="P20"><text:span text:style-name="T12">Multicast Open Shortest Path First</text:span> (<text:span text:style-name="T12">MOSPF</text:span>) </text:p>
      <text:p text:style-name="P20"/>
      <text:p text:style-name="P20">= rozšíření unicatového OSPF protokolu .</text:p>
      <text:p text:style-name="P20"><text:soft-page-break/></text:p>
      <text:p text:style-name="P20">Využívá vytvořené znalosti topologie OSPF protokolem - všechny uzly počítají strom cest z kořene, kterým je zdroj <text:s/>multicastového vysílání </text:p>
      <text:p text:style-name="P20"/>
      <text:p text:style-name="P20"><text:span text:style-name="T12">Protocol Independent Multicast </text:span><text:span text:style-name="T10">– </text:span><text:span text:style-name="T12">Dense Mode</text:span><text:span text:style-name="T10"> (</text:span><text:span text:style-name="T12">PIM-DM</text:span><text:span text:style-name="T10">)</text:span> <text:s/>- využit v prostředí, kdy je pravděpodobné, že většina směrovačů bude <text:s/>participovat na multicastování. Zpocatu posila data na vsecny porty.</text:p>
      <text:p text:style-name="P20"/>
      <text:p text:style-name="P20">podobný DVMRP protokolu, využívá RPF (Reverse Path Forwarding) přístup </text:p>
      <text:p text:style-name="P20">rozdíl: ke své činnosti nevyžaduje unicastový protokol (tj. RIP) </text:p>
      <text:p text:style-name="P20"/>
      <text:p text:style-name="P20"/>
      <text:p text:style-name="P21">IP Multicast <text:s/>Core Based Tree protokoly</text:p>
      <text:p text:style-name="P20"/>
      <text:p text:style-name="P8">Core-Based Tree (CBT)</text:p>
      <text:p text:style-name="P20"/>
      <text:p text:style-name="P20">Zdroj jako kořen budovaného stromu</text:p>
      <text:p text:style-name="P20"/>
      <text:p text:style-name="P20">AS rozdělen na regiony, pro každý region zvolen bod setkání (tzv. Rendezvous Router/Point)</text:p>
      <text:p text:style-name="P20">-&gt; vytvoření jádra</text:p>
      <text:p text:style-name="P20"/>
      <text:p text:style-name="P20">uzly (v případě zájmu) kontaktují body setkání RP (budování stromu od listů)</text:p>
      <text:p text:style-name="P20"/>
      <text:p text:style-name="P8">Protocol Independent Multicast - Sparse Mode (PIM-SM)</text:p>
      <text:p text:style-name="P20"/>
      <text:p text:style-name="P20">Posila data jen tomu, kdo se prihlasi.</text:p>
      <text:p text:style-name="P20"/>
      <text:p text:style-name="P20">Vyuzit v prostředí, kdy je malá pravdepodobnost, ze vetsina směrovačů bude participovat na multicastování</text:p>
      <text:p text:style-name="P20">Je podobný CBT protokolu - také využívá Rendezvous Points (RPs).</text:p>
      <text:p text:style-name="P20"/>
      <text:p text:style-name="P20">Oproti CBT si buduje zálozní RPs pro účely jejich výpadků</text:p>
      <text:p text:style-name="P20">V prípadě potřeby (= mnoho příjemců vzdálených od RP) je schopen</text:p>
      <text:p text:style-name="P20">prepnout do strategie Source-based T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eta:initial-creator>
    <meta:creation-date>2012-06-14T21:18:06</meta:creation-date>
    <dc:date>2012-12-29T21:40:04</dc:date>
    <meta:editing-duration>P1DT7H27M8S</meta:editing-duration>
    <meta:editing-cycles>75</meta:editing-cycles>
    <meta:generator>LibreOffice/3.5$Linux_X86_64 LibreOffice_project/350m1$Build-2</meta:generator>
    <meta:document-statistic meta:table-count="0" meta:image-count="0" meta:object-count="0" meta:page-count="54" meta:paragraph-count="997" meta:word-count="15518" meta:character-count="106530" meta:non-whitespace-character-count="91116"/>
  </office:meta>
</office:document-meta>
</file>